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2" style:family="table-column">
      <style:table-column-properties fo:break-before="auto" style:column-width="4.546cm"/>
    </style:style>
    <style:style style:name="co17" style:family="table-column">
      <style:table-column-properties fo:break-before="auto" style:column-width="4.563cm"/>
    </style:style>
    <style:style style:name="co3" style:family="table-column">
      <style:table-column-properties fo:break-before="auto" style:column-width="5.087cm"/>
    </style:style>
    <style:style style:name="co4" style:family="table-column">
      <style:table-column-properties fo:break-before="auto" style:column-width="11.238cm"/>
    </style:style>
    <style:style style:name="co5" style:family="table-column">
      <style:table-column-properties fo:break-before="auto" style:column-width="2.011cm"/>
    </style:style>
    <style:style style:name="co6" style:family="table-column">
      <style:table-column-properties fo:break-before="auto" style:column-width="5.017cm"/>
    </style:style>
    <style:style style:name="co18" style:family="table-column">
      <style:table-column-properties fo:break-before="auto" style:column-width="2.775cm"/>
    </style:style>
    <style:style style:name="co8" style:family="table-column">
      <style:table-column-properties fo:break-before="auto" style:column-width="10.236cm"/>
    </style:style>
    <style:style style:name="co21" style:family="table-column">
      <style:table-column-properties fo:break-before="auto" style:column-width="1.863cm"/>
    </style:style>
    <style:style style:name="co10" style:family="table-column">
      <style:table-column-properties fo:break-before="auto" style:column-width="2.665cm"/>
    </style:style>
    <style:style style:name="co11" style:family="table-column">
      <style:table-column-properties fo:break-before="auto" style:column-width="2.942cm"/>
    </style:style>
    <style:style style:name="co12" style:family="table-column">
      <style:table-column-properties fo:break-before="auto" style:column-width="5.163cm"/>
    </style:style>
    <style:style style:name="co24" style:family="table-column">
      <style:table-column-properties fo:break-before="auto" style:column-width="2.879cm"/>
    </style:style>
    <style:style style:name="co15" style:family="table-column">
      <style:table-column-properties fo:break-before="auto" style:column-width="2.279cm"/>
    </style:style>
    <style:style style:name="co16" style:family="table-column">
      <style:table-column-properties fo:break-before="auto" style:column-width="2.903cm"/>
    </style:style>
    <style:style style:name="co19" style:family="table-column">
      <style:table-column-properties fo:break-before="auto" style:column-width="2.974cm"/>
    </style:style>
    <style:style style:name="co20" style:family="table-column">
      <style:table-column-properties fo:break-before="auto" style:column-width="2.267cm"/>
    </style:style>
    <style:style style:name="co23" style:family="table-column">
      <style:table-column-properties fo:break-before="auto" style:column-width="2.734cm"/>
    </style:style>
    <style:style style:name="ro19" style:family="table-row">
      <style:table-row-properties style:row-height="1.053cm" fo:break-before="auto" style:use-optimal-row-height="true"/>
    </style:style>
    <style:style style:name="ro20" style:family="table-row">
      <style:table-row-properties style:row-height="2.157cm" fo:break-before="auto" style:use-optimal-row-height="true"/>
    </style:style>
    <style:style style:name="ro21" style:family="table-row">
      <style:table-row-properties style:row-height="2.579cm" fo:break-before="auto" style:use-optimal-row-height="true"/>
    </style:style>
    <style:style style:name="ro23" style:family="table-row">
      <style:table-row-properties style:row-height="0.788cm" fo:break-before="auto" style:use-optimal-row-height="false"/>
    </style:style>
    <style:style style:name="ro1" style:family="table-row">
      <style:table-row-properties style:row-height="0.91cm" fo:break-before="auto" style:use-optimal-row-height="false"/>
    </style:style>
    <style:style style:name="ro18" style:family="table-row">
      <style:table-row-properties style:row-height="0.453cm" fo:break-before="auto" style:use-optimal-row-height="false"/>
    </style:style>
    <style:style style:name="ro17" style:family="table-row">
      <style:table-row-properties style:row-height="0.965cm" fo:break-before="auto" style:use-optimal-row-height="false"/>
    </style:style>
    <style:style style:name="ro8" style:family="table-row">
      <style:table-row-properties style:row-height="0.723cm" fo:break-before="auto" style:use-optimal-row-height="false"/>
    </style:style>
    <style:style style:name="ro9" style:family="table-row">
      <style:table-row-properties style:row-height="1.49cm" fo:break-before="auto" style:use-optimal-row-height="false"/>
    </style:style>
    <style:style style:name="ro10" style:family="table-row">
      <style:table-row-properties style:row-height="1.632cm" fo:break-before="auto" style:use-optimal-row-height="true"/>
    </style:style>
    <style:style style:name="ro11" style:family="table-row">
      <style:table-row-properties style:row-height="0.672cm" fo:break-before="auto" style:use-optimal-row-height="false"/>
    </style:style>
    <style:style style:name="ro12" style:family="table-row">
      <style:table-row-properties style:row-height="2.925cm" fo:break-before="auto" style:use-optimal-row-height="false"/>
    </style:style>
    <style:style style:name="ro22" style:family="table-row">
      <style:table-row-properties style:row-height="0.894cm" fo:break-before="auto" style:use-optimal-row-height="true"/>
    </style:style>
    <style:style style:name="ro24" style:family="table-row">
      <style:table-row-properties style:row-height="1.316cm" fo:break-before="auto" style:use-optimal-row-height="true"/>
    </style:style>
    <style:style style:name="ro14" style:family="table-row">
      <style:table-row-properties style:row-height="1.014cm" fo:break-before="auto" style:use-optimal-row-height="false"/>
    </style:style>
    <style:style style:name="ro15" style:family="table-row">
      <style:table-row-properties style:row-height="2.369cm" fo:break-before="auto" style:use-optimal-row-height="false"/>
    </style:style>
    <style:style style:name="ro16" style:family="table-row">
      <style:table-row-properties style:row-height="3.159cm" fo:break-before="auto" style:use-optimal-row-height="false"/>
    </style:style>
    <style:style style:name="ro26" style:family="table-row">
      <style:table-row-properties style:row-height="1.57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3333"/>
    </style:style>
    <style:style style:name="ce10" style:family="table-cell" style:parent-style-name="Default">
      <style:table-cell-properties fo:background-color="#99ff66"/>
    </style:style>
    <style:style style:name="ce38" style:family="table-cell" style:parent-style-name="Default">
      <style:table-cell-properties fo:background-color="#cc9900"/>
    </style:style>
    <style:style style:name="ce39" style:family="table-cell" style:parent-style-name="Default">
      <style:table-cell-properties fo:background-color="#6666ff"/>
      <style:text-properties fo:color="#cc9900"/>
    </style:style>
    <style:style style:name="ce40" style:family="table-cell" style:parent-style-name="Default">
      <style:table-cell-properties fo:background-color="#ffff66"/>
    </style:style>
    <style:style style:name="ce41" style:family="table-cell" style:parent-style-name="Default">
      <style:table-cell-properties fo:background-color="#ff950e"/>
    </style:style>
    <style:style style:name="ce42" style:family="table-cell" style:parent-style-name="Default">
      <style:table-cell-properties fo:background-color="#ffff66"/>
      <style:text-properties fo:color="#ff950e"/>
    </style:style>
    <style:style style:name="ce43" style:family="table-cell" style:parent-style-name="Default">
      <style:table-cell-properties fo:background-color="#6666ff"/>
    </style:style>
    <style:style style:name="ce44" style:family="table-cell" style:parent-style-name="Default">
      <style:table-cell-properties fo:wrap-option="wrap"/>
      <style:text-properties fo:font-size="12pt" fo:font-weight="bold" style:font-size-asian="12pt" style:font-weight-asian="bold" style:font-size-complex="12pt" style:font-weight-complex="bold"/>
    </style:style>
    <style:style style:name="ce45" style:family="table-cell" style:parent-style-name="Default">
      <style:table-cell-properties fo:background-color="#ffff66" fo:wrap-option="wrap"/>
      <style:text-properties fo:font-size="12pt" fo:font-weight="bold" style:font-size-asian="12pt" style:font-weight-asian="bold" style:font-size-complex="12pt" style:font-weight-complex="bold"/>
    </style:style>
    <style:style style:name="ce46" style:family="table-cell" style:parent-style-name="Default">
      <style:table-cell-properties fo:background-color="#ff950e" fo:wrap-option="wrap"/>
      <style:text-properties fo:font-size="12pt" fo:font-weight="bold" style:font-size-asian="12pt" style:font-weight-asian="bold" style:font-size-complex="12pt" style:font-weight-complex="bold"/>
    </style:style>
    <style:style style:name="ce47" style:family="table-cell" style:parent-style-name="Default">
      <style:table-cell-properties fo:background-color="#99ff66" fo:wrap-option="wrap"/>
      <style:text-properties fo:font-size="12pt" fo:font-weight="bold" style:font-size-asian="12pt" style:font-weight-asian="bold" style:font-size-complex="12pt" style:font-weight-complex="bold"/>
    </style:style>
    <style:style style:name="ce48" style:family="table-cell" style:parent-style-name="Default">
      <style:table-cell-properties fo:background-color="#ff3333" fo:wrap-option="wrap"/>
      <style:text-properties fo:font-size="12pt" fo:font-weight="bold" style:font-size-asian="12pt" style:font-weight-asian="bold" style:font-size-complex="12pt" style:font-weight-complex="bold"/>
    </style:style>
    <style:style style:name="ce49" style:family="table-cell" style:parent-style-name="Default">
      <style:table-cell-properties fo:background-color="#cc9900"/>
      <style:text-properties fo:font-size="12pt" fo:font-weight="bold" style:font-size-asian="12pt" style:font-weight-asian="bold" style:font-size-complex="12pt" style:font-weight-complex="bold"/>
    </style:style>
    <style:style style:name="ce50" style:family="table-cell" style:parent-style-name="Default">
      <style:table-cell-properties fo:background-color="#6666ff"/>
      <style:text-properties fo:font-size="12pt" fo:font-weight="bold" style:font-size-asian="12pt" style:font-weight-asian="bold" style:font-size-complex="12pt" style:font-weight-complex="bold"/>
    </style:style>
    <style:style style:name="ce52" style:family="table-cell" style:parent-style-name="Default">
      <style:table-cell-properties fo:background-color="#ff99cc"/>
      <style:text-properties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ff3333" fo:wrap-option="wrap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transparent"/>
    </style:style>
    <style:style style:name="ce23" style:family="table-cell" style:parent-style-name="Default">
      <style:table-cell-properties fo:background-color="#99ff66" style:text-align-source="fix" style:repeat-content="false" style:vertical-align="top"/>
      <style:paragraph-properties fo:text-align="start" fo:margin-left="0cm"/>
    </style:style>
    <style:style style:name="ce24" style:family="table-cell" style:parent-style-name="Default">
      <style:table-cell-properties fo:border-bottom="none" fo:border-left="0.002cm solid #000000" fo:border-right="none" fo:border-top="none"/>
    </style:style>
    <style:style style:name="ce25" style:family="table-cell" style:parent-style-name="Default">
      <style:table-cell-properties fo:border="none"/>
    </style:style>
    <style:style style:name="ce26" style:family="table-cell" style:parent-style-name="Default">
      <style:table-cell-properties fo:border-bottom="none" fo:border-left="none" fo:border-right="0.002cm solid #000000" fo:border-top="none"/>
    </style:style>
    <style:style style:name="ce37" style:family="table-cell" style:parent-style-name="Default">
      <style:table-cell-properties fo:background-color="#ff99cc"/>
    </style:style>
    <style:style style:name="ce27" style:family="table-cell" style:parent-style-name="Default">
      <style:table-cell-properties fo:background-color="#ff3333" fo:wrap-option="wrap"/>
    </style:style>
    <style:style style:name="ce28" style:family="table-cell" style:parent-style-name="Default">
      <style:table-cell-properties fo:background-color="transparent" fo:wrap-option="wrap"/>
    </style:style>
    <style:style style:name="ce29" style:family="table-cell" style:parent-style-name="Default">
      <style:table-cell-properties fo:border="0.002cm solid #000000"/>
    </style:style>
    <style:style style:name="ce30" style:family="table-cell" style:parent-style-name="Default">
      <style:table-cell-properties fo:border-bottom="0.002cm solid #000000" fo:border-left="0.002cm solid #000000" fo:border-right="none" fo:border-top="0.002cm solid #000000"/>
    </style:style>
    <style:style style:name="ce31" style:family="table-cell" style:parent-style-name="Default">
      <style:table-cell-properties fo:border-bottom="0.002cm solid #000000" fo:background-color="#ff3333" fo:border-left="none" fo:border-right="none" fo:border-top="0.002cm solid #000000"/>
    </style:style>
    <style:style style:name="ce32" style:family="table-cell" style:parent-style-name="Default">
      <style:table-cell-properties fo:border-bottom="none" fo:border-left="0.002cm solid #000000" fo:border-right="0.002cm solid #000000" fo:border-top="none"/>
    </style:style>
    <style:style style:name="ce34" style:family="table-cell" style:parent-style-name="Default">
      <style:table-cell-properties fo:border-bottom="0.002cm solid #000000" fo:border-left="none" fo:border-right="0.002cm solid #000000" fo:border-top="0.002cm solid #000000"/>
    </style:style>
    <style:style style:name="ce51" style:family="table-cell" style:parent-style-name="Default">
      <style:table-cell-properties fo:border-bottom="0.002cm solid #000000" fo:border-left="0.002cm solid #000000" fo:border-right="none" fo:border-top="none"/>
    </style:style>
    <style:style style:name="ce53" style:family="table-cell" style:parent-style-name="Default">
      <style:table-cell-properties fo:border-bottom="0.002cm solid #000000" fo:border-left="none" fo:border-right="0.002cm solid #000000" fo:border-top="none"/>
    </style:style>
    <style:style style:name="ce54" style:family="table-cell" style:parent-style-name="Default">
      <style:table-cell-properties fo:background-color="#ffffff"/>
    </style:style>
    <style:style style:name="ce55" style:family="table-cell" style:parent-style-name="Default">
      <style:table-cell-properties fo:border-bottom="0.002cm solid #000000" fo:background-color="transparent" fo:border-left="none" fo:border-right="none" fo:border-top="0.002cm solid #000000"/>
    </style:style>
  </office:automatic-styles>
  <office:body>
    <office:spreadsheet>
      <table:table table:name="EXPORT" table:style-name="ta1" table:protected="true" table:print="false">
        <table:table-column table:style-name="co22" table:number-columns-repeated="16" table:default-cell-style-name="ce54"/>
        <table:table-column table:style-name="co22" table:default-cell-style-name="Default"/>
        <table:table-column table:style-name="co22" table:number-columns-repeated="1007" table:default-cell-style-name="ce54"/>
        <table:table-row table:style-name="ro1">
          <table:table-cell table:style-name="ce1" table:formula="of:=[HumanReadable.A1]" office:value-type="string" office:string-value="Name">
            <text:p>Name</text:p>
          </table:table-cell>
          <table:table-cell table:style-name="ce1" table:formula="of:=[HumanReadable.B1]" office:value-type="string" office:string-value="DisplayName">
            <text:p>DisplayName</text:p>
          </table:table-cell>
          <table:table-cell table:style-name="ce1" table:formula="of:=[HumanReadable.C1]" office:value-type="string" office:string-value="OrderInLists">
            <text:p>OrderInLists</text:p>
          </table:table-cell>
          <table:table-cell table:style-name="ce1" table:formula="of:=[HumanReadable.D1]" office:value-type="string" office:string-value="MaxHealth">
            <text:p>MaxHealth</text:p>
          </table:table-cell>
          <table:table-cell table:style-name="ce1" table:formula="of:=[HumanReadable.E1]" office:value-type="string" office:string-value="WhoWorksHere">
            <text:p>WhoWorksHere</text:p>
          </table:table-cell>
          <table:table-cell table:style-name="ce1" table:formula="of:=[HumanReadable.F1]" office:value-type="string" office:string-value="PullJobLimit">
            <text:p>PullJobLimit</text:p>
          </table:table-cell>
          <table:table-cell table:style-name="ce1" table:formula="of:=[HumanReadable.G1]" office:value-type="string" office:string-value="PushJobLimit">
            <text:p>PushJobLimit</text:p>
          </table:table-cell>
          <table:table-cell table:style-name="ce1" table:formula="of:=[HumanReadable.H1]" office:value-type="string" office:string-value="ConstructionRecipe">
            <text:p>ConstructionRecipe</text:p>
          </table:table-cell>
          <table:table-cell table:style-name="ce1" table:formula="of:=[HumanReadable.I1]" office:value-type="string" office:string-value="Stockpiles">
            <text:p>Stockpiles</text:p>
          </table:table-cell>
          <table:table-cell table:style-name="ce1" table:formula="of:=[HumanReadable.J1]" office:value-type="string" office:string-value="HarvestAreaRadius">
            <text:p>HarvestAreaRadius</text:p>
          </table:table-cell>
          <table:table-cell table:style-name="ce1" table:formula="of:=[HumanReadable.K1]" office:value-type="string" office:string-value="HarvestAreaMaxDist">
            <text:p>HarvestAreaMaxDist</text:p>
          </table:table-cell>
          <table:table-cell table:style-name="ce1" table:formula="of:=[HumanReadable.L1]" office:value-type="string" office:string-value="HarvestRecipeList">
            <text:p>HarvestRecipeList</text:p>
          </table:table-cell>
          <table:table-cell table:style-name="ce1" table:formula="of:=[HumanReadable.M1]" office:value-type="string" office:string-value="CraftingRecipeList">
            <text:p>CraftingRecipeList</text:p>
          </table:table-cell>
          <table:table-cell table:style-name="ce1" table:formula="of:=[HumanReadable.N1]" office:value-type="string" office:string-value="HelpText">
            <text:p>HelpText</text:p>
          </table:table-cell>
          <table:table-cell table:style-name="ce1" table:formula="of:=[HumanReadable.O1]" office:value-type="string" office:string-value="BlueprintClass">
            <text:p>BlueprintClass</text:p>
          </table:table-cell>
          <table:table-cell table:style-name="ce1" table:formula="of:=[HumanReadable.P1]" office:value-type="string" office:string-value="Icon">
            <text:p>Icon</text:p>
          </table:table-cell>
          <table:table-cell table:style-name="ce1" table:formula="of:=[HumanReadable.Q1]" office:value-type="string" office:string-value="Mesh">
            <text:p>Mesh</text:p>
          </table:table-cell>
          <table:table-cell table:style-name="ce1" table:formula="of:=[HumanReadable.R1]" office:value-type="string" office:string-value="Special(?? school? Palace?)">
            <text:p>Special(?? school? Palace?)</text:p>
          </table:table-cell>
          <table:table-cell table:style-name="ce1" table:formula="of:=[HumanReadable.S1]" office:value-type="string" office:string-value="TUTORIALS!?">
            <text:p>TUTORIALS!?</text:p>
          </table:table-cell>
          <table:table-cell table:style-name="ce1" table:formula="of:=[HumanReadable.T1]" office:value-type="string" office:string-value="Color Explanations (For all Sheets)">
            <text:p>Color Explanations (For all Sheets)</text:p>
          </table:table-cell>
          <table:table-cell table:style-name="ce1" table:formula="of:=[HumanReadable.U1]" office:value-type="float" office:value="0">
            <text:p>0</text:p>
          </table:table-cell>
          <table:table-cell table:style-name="ce1" table:formula="of:=[HumanReadable.V1]" office:value-type="float" office:value="0">
            <text:p>0</text:p>
          </table:table-cell>
          <table:table-cell table:style-name="ce1" table:formula="of:=[HumanReadable.W1]" office:value-type="float" office:value="0">
            <text:p>0</text:p>
          </table:table-cell>
          <table:table-cell table:number-columns-repeated="1001"/>
        </table:table-row>
        <table:table-row table:style-name="ro1">
          <table:table-cell table:style-name="ce1" table:formula="of:=IF(ISBLANK([HumanReadable.A2]);&quot;&quot;;[HumanReadable.A2])" office:value-type="string" office:string-value="Woodcutters">
            <text:p>Woodcutters</text:p>
          </table:table-cell>
          <table:table-cell table:style-name="ce1" table:formula="of:=[HumanReadable.B2]" office:value-type="string" office:string-value="Woodcutter's">
            <text:p>Woodcutter's</text:p>
          </table:table-cell>
          <table:table-cell table:style-name="ce1" table:formula="of:=[HumanReadable.C2]" office:value-type="float" office:value="1">
            <text:p>1</text:p>
          </table:table-cell>
          <table:table-cell table:style-name="ce1" table:formula="of:=[HumanReadable.D2]" office:value-type="float" office:value="150">
            <text:p>150</text:p>
          </table:table-cell>
          <table:table-cell table:style-name="ce1" table:formula="of:=[HumanReadable.E2]" office:value-type="string" office:string-value="Lumberjack">
            <text:p>Lumberjack</text:p>
          </table:table-cell>
          <table:table-cell table:style-name="ce1" table:formula="of:=[HumanReadable.F2]" office:value-type="float" office:value="0">
            <text:p>0</text:p>
          </table:table-cell>
          <table:table-cell table:style-name="ce1" table:formula="of:=[HumanReadable.G2]" office:value-type="float" office:value="1">
            <text:p>1</text:p>
          </table:table-cell>
          <table:table-cell table:style-name="ce1" table:formula="of:=INDIRECT(  ADDRESS(   MATCH(    [HumanReadable.$H2];[ConstructionRecipes.$A$1:.$A$500];0);    MATCH(&quot;ConstructionRecipe&quot;;[ConstructionRecipes.$A$1:.$H$1];0);    1;1;&quot;ConstructionRecipes&quot;  ) )" office:value-type="string" office:string-value="(materials=((itemType=Lumber,amount=2)),builderHits=25)">
            <text:p>(materials=((itemType=Lumber,amount=2)),builderHits=25)</text:p>
          </table:table-cell>
          <table:table-cell table:style-name="ce1" table:formula="of:=INDIRECT(  ADDRESS(   MATCH([HumanReadable.$I2];[Stockpiles.$A$1:.$A$500];0);   MATCH(&quot;Stockpiles&quot;;[Stockpiles.$A$1:.$H$1];0);    1;1;&quot;Stockpiles&quot;  ) )" office:value-type="string" office:string-value="((itemType=Log,stockpileType=Product,maxStorage=5))">
            <text:p>((itemType=Log,stockpileType=Product,maxStorage=5))</text:p>
          </table:table-cell>
          <table:table-cell table:style-name="ce1" table:formula="of:=[HumanReadable.J2]" office:value-type="float" office:value="1000">
            <text:p>1000</text:p>
          </table:table-cell>
          <table:table-cell table:style-name="ce1" table:formula="of:=[HumanReadable.K2]" office:value-type="float" office:value="1500">
            <text:p>1500</text:p>
          </table:table-cell>
          <table:table-cell table:style-name="ce1" table:formula="of:=INDIRECT(  ADDRESS(   MATCH([HumanReadable.L2];[HarvestRecipeList.$A$1:.$A$500];0);   MATCH(&quot;RecipeList&quot;;[RecipeList.$A$1:.$H$1];0);    1;1;&quot;HarvestRecipeList&quot;  ) )" office:value-type="string" office:string-value="((products=((itemType=Log,amount=2)),polishDuration=4,interactEnvType=Tree))">
            <text:p>((products=((itemType=Log,amount=2)),polishDuration=4,interactEnvType=Tree))</text:p>
          </table:table-cell>
          <table:table-cell table:style-name="ce1" table:formula="of:=INDIRECT(  ADDRESS(   MATCH([HumanReadable.$M2];[RecipeList.$A$1:.$A$500];0);   MATCH(&quot;RecipeList&quot;;[RecipeList.$A$1:.$H$1];0);    1;1;&quot;RecipeList&quot;  ) )" office:value-type="float" office:value="0">
            <text:p>#N/A</text:p>
          </table:table-cell>
          <table:table-cell table:style-name="ce1" table:formula="of:=[HumanReadable.N2]" office:value-type="string" office:string-value="The Lumberjack operates from this house, to cut down trees in the area you specified.&#10;&#10;Produces Logs.&#10;&#10;A lumberjack needs to work in the woodcutters'.">
            <text:p>The Lumberjack operates from this house, to cut down trees in the area you specified.</text:p>
            <text:p/>
            <text:p>Produces Logs.</text:p>
            <text:p/>
            <text:p>A lumberjack needs to work in the woodcutters'.</text:p>
          </table:table-cell>
          <table:table-cell table:style-name="ce1" table:formula="of:=[HumanReadable.O2]" office:value-type="string" office:string-value="BP_Woodcutter's">
            <text:p>BP_Woodcutter's</text:p>
          </table:table-cell>
          <table:table-cell table:style-name="ce1" table:formula="of:=[HumanReadable.P2]" office:value-type="string" office:string-value="woodcuttersIcon">
            <text:p>woodcuttersIcon</text:p>
          </table:table-cell>
          <table:table-cell table:style-name="ce1" table:formula="of:=[HumanReadable.Q2]" office:value-type="string" office:string-value="default">
            <text:p>default</text:p>
          </table:table-cell>
          <table:table-cell table:number-columns-repeated="1007"/>
        </table:table-row>
        <table:table-row table:style-name="ro1">
          <table:table-cell table:style-name="ce1" table:formula="of:=IF(ISBLANK([HumanReadable.A3]);&quot;&quot;;[HumanReadable.A3])" office:value-type="string" office:string-value="Sawmill">
            <text:p>Sawmill</text:p>
          </table:table-cell>
          <table:table-cell table:style-name="ce1" table:formula="of:=[HumanReadable.B3]" office:value-type="string" office:string-value="Sawmill">
            <text:p>Sawmill</text:p>
          </table:table-cell>
          <table:table-cell table:style-name="ce1" table:formula="of:=[HumanReadable.C3]" office:value-type="float" office:value="2">
            <text:p>2</text:p>
          </table:table-cell>
          <table:table-cell table:style-name="ce1" table:formula="of:=[HumanReadable.D3]" office:value-type="float" office:value="200">
            <text:p>200</text:p>
          </table:table-cell>
          <table:table-cell table:style-name="ce1" table:formula="of:=[HumanReadable.E3]" office:value-type="string" office:string-value="Carpenter">
            <text:p>Carpenter</text:p>
          </table:table-cell>
          <table:table-cell table:style-name="ce1" table:formula="of:=[HumanReadable.F3]" office:value-type="float" office:value="3">
            <text:p>3</text:p>
          </table:table-cell>
          <table:table-cell table:style-name="ce1" table:formula="of:=[HumanReadable.G3]" office:value-type="float" office:value="1">
            <text:p>1</text:p>
          </table:table-cell>
          <table:table-cell table:style-name="ce1" table:formula="of:=INDIRECT(  ADDRESS(   MATCH(    [HumanReadable.$H3];[ConstructionRecipes.$A$1:.$A$500];0);    MATCH(&quot;ConstructionRecipe&quot;;[ConstructionRecipes.$A$1:.$H$1];0);    1;1;&quot;ConstructionRecipes&quot;  ) )" office:value-type="string" office:string-value="(materials=((itemType=Lumber,amount=2),(itemType=Stone,amount=2)),builderHits=35)">
            <text:p>(materials=((itemType=Lumber,amount=2),(itemType=Stone,amount=2)),builderHits=35)</text:p>
          </table:table-cell>
          <table:table-cell table:style-name="ce1" table:formula="of:=INDIRECT(  ADDRESS(   MATCH([HumanReadable.$I3];[Stockpiles.$A$1:.$A$500];0);   MATCH(&quot;Stockpiles&quot;;[Stockpiles.$A$1:.$H$1];0);    1;1;&quot;Stockpiles&quot;  ) )" office:value-type="string" office:string-value="((itemType=Log,stockpileType=Educt,maxStorage=5),(itemType=Lumber,stockpileType=Product,maxStorage=7))">
            <text:p>((itemType=Log,stockpileType=Educt,maxStorage=5),(itemType=Lumber,stockpileType=Product,maxStorage=7))</text:p>
          </table:table-cell>
          <table:table-cell table:style-name="ce1" table:formula="of:=[HumanReadable.J3]" office:value-type="float" office:value="0">
            <text:p>0</text:p>
          </table:table-cell>
          <table:table-cell table:style-name="ce1" table:formula="of:=[HumanReadable.K3]" office:value-type="float" office:value="0">
            <text:p>0</text:p>
          </table:table-cell>
          <table:table-cell table:style-name="ce1" table:formula="of:=INDIRECT(  ADDRESS(   MATCH([HumanReadable.L3];[HarvestRecipeList.$A$1:.$A$500];0);   MATCH(&quot;RecipeList&quot;;[RecipeList.$A$1:.$H$1];0);    1;1;&quot;HarvestRecipeList&quot;  ) )" office:value-type="float" office:value="0">
            <text:p>#N/A</text:p>
          </table:table-cell>
          <table:table-cell table:style-name="ce1" table:formula="of:=INDIRECT(  ADDRESS(   MATCH([HumanReadable.$M3];[RecipeList.$A$1:.$A$500];0);   MATCH(&quot;RecipeList&quot;;[RecipeList.$A$1:.$H$1];0);    1;1;&quot;RecipeList&quot;  ) )" office:value-type="string" office:string-value="((educts=((itemType=Log,amount=1)),products=((itemType=Lumber,amount=2)),craftDuration=3))">
            <text:p>((educts=((itemType=Log,amount=1)),products=((itemType=Lumber,amount=2)),craftDuration=3))</text:p>
          </table:table-cell>
          <table:table-cell table:style-name="ce1" table:formula="of:=[HumanReadable.N3]" office:value-type="string" office:string-value="In the sawmill, the carpenter saws logs into useable wooden planks.&#10;&#10;Requires Logs.&#10;Produces Lumber&#10;&#10;A carpenter needs to work in the sawmill.">
            <text:p>In the sawmill, the carpenter saws logs into useable wooden planks.</text:p>
            <text:p/>
            <text:p>Requires Logs.</text:p>
            <text:p>Produces Lumber</text:p>
            <text:p/>
            <text:p>A carpenter needs to work in the sawmill.</text:p>
          </table:table-cell>
          <table:table-cell table:style-name="ce1" table:formula="of:=[HumanReadable.O3]" office:value-type="string" office:string-value="BP_Sawmill">
            <text:p>BP_Sawmill</text:p>
          </table:table-cell>
          <table:table-cell table:style-name="ce1" table:formula="of:=[HumanReadable.P3]" office:value-type="string" office:string-value="sawmillIcon">
            <text:p>sawmillIcon</text:p>
          </table:table-cell>
          <table:table-cell table:style-name="ce1" table:formula="of:=[HumanReadable.Q3]" office:value-type="string" office:string-value="default">
            <text:p>default</text:p>
          </table:table-cell>
          <table:table-cell table:number-columns-repeated="1007"/>
        </table:table-row>
        <table:table-row table:style-name="ro1">
          <table:table-cell table:style-name="ce1" table:formula="of:=IF(ISBLANK([HumanReadable.A4]);&quot;&quot;;[HumanReadable.A4])" office:value-type="string" office:string-value="Bakery">
            <text:p>Bakery</text:p>
          </table:table-cell>
          <table:table-cell table:style-name="ce1" table:formula="of:=[HumanReadable.B4]" office:value-type="string" office:string-value="Bakery">
            <text:p>Bakery</text:p>
          </table:table-cell>
          <table:table-cell table:style-name="ce1" table:formula="of:=[HumanReadable.C4]" office:value-type="float" office:value="6">
            <text:p>6</text:p>
          </table:table-cell>
          <table:table-cell table:style-name="ce1" table:formula="of:=[HumanReadable.D4]" office:value-type="float" office:value="250">
            <text:p>250</text:p>
          </table:table-cell>
          <table:table-cell table:style-name="ce1" table:formula="of:=[HumanReadable.E4]" office:value-type="string" office:string-value="Baker">
            <text:p>Baker</text:p>
          </table:table-cell>
          <table:table-cell table:style-name="ce1" table:formula="of:=[HumanReadable.F4]" office:value-type="float" office:value="3">
            <text:p>3</text:p>
          </table:table-cell>
          <table:table-cell table:style-name="ce1" table:formula="of:=[HumanReadable.G4]" office:value-type="float" office:value="1">
            <text:p>1</text:p>
          </table:table-cell>
          <table:table-cell table:style-name="ce1" table:formula="of:=INDIRECT(  ADDRESS(   MATCH(    [HumanReadable.$H4];[ConstructionRecipes.$A$1:.$A$500];0);    MATCH(&quot;ConstructionRecipe&quot;;[ConstructionRecipes.$A$1:.$H$1];0);    1;1;&quot;ConstructionRecipes&quot;  ) )" office:value-type="string" office:string-value="(materials=((itemType=Lumber,amount=3),(itemType=Stone,amount=4)),builderHits=55)">
            <text:p>(materials=((itemType=Lumber,amount=3),(itemType=Stone,amount=4)),builderHits=55)</text:p>
          </table:table-cell>
          <table:table-cell table:style-name="ce1" table:formula="of:=INDIRECT(  ADDRESS(   MATCH([HumanReadable.$I4];[Stockpiles.$A$1:.$A$500];0);   MATCH(&quot;Stockpiles&quot;;[Stockpiles.$A$1:.$H$1];0);    1;1;&quot;Stockpiles&quot;  ) )" office:value-type="string" office:string-value="((itemType=Flour,stockpileType=Educt,maxStorage=5),(itemType=Bread,stockpileType=Product,maxStorage=3))">
            <text:p>((itemType=Flour,stockpileType=Educt,maxStorage=5),(itemType=Bread,stockpileType=Product,maxStorage=3))</text:p>
          </table:table-cell>
          <table:table-cell table:style-name="ce1" table:formula="of:=[HumanReadable.J4]" office:value-type="float" office:value="0">
            <text:p>0</text:p>
          </table:table-cell>
          <table:table-cell table:style-name="ce1" table:formula="of:=[HumanReadable.K4]" office:value-type="float" office:value="0">
            <text:p>0</text:p>
          </table:table-cell>
          <table:table-cell table:style-name="ce1" table:formula="of:=INDIRECT(  ADDRESS(   MATCH([HumanReadable.L4];[HarvestRecipeList.$A$1:.$A$500];0);   MATCH(&quot;RecipeList&quot;;[RecipeList.$A$1:.$H$1];0);    1;1;&quot;HarvestRecipeList&quot;  ) )" office:value-type="float" office:value="0">
            <text:p>#N/A</text:p>
          </table:table-cell>
          <table:table-cell table:style-name="ce1" table:formula="of:=INDIRECT(  ADDRESS(   MATCH([HumanReadable.$M4];[RecipeList.$A$1:.$A$500];0);   MATCH(&quot;RecipeList&quot;;[RecipeList.$A$1:.$H$1];0);    1;1;&quot;RecipeList&quot;  ) )" office:value-type="string" office:string-value="((educts=((itemType=Flour,amount=1)),products=((itemType=Bread,amount=1)),craftDuration=5))">
            <text:p>((educts=((itemType=Flour,amount=1)),products=((itemType=Bread,amount=1)),craftDuration=5))</text:p>
          </table:table-cell>
          <table:table-cell table:style-name="ce1" table:formula="of:=[HumanReadable.N4]" office:value-type="string" office:string-value="The bakery houses a large furnace in which the baker bakes his delicious bread.&#10;&#10;Requires Flour.&#10;Produces Bread.&#10;&#10;A baker needs to work in the bakery.">
            <text:p>The bakery houses a large furnace in which the baker bakes his delicious bread.</text:p>
            <text:p/>
            <text:p>Requires Flour.</text:p>
            <text:p>Produces Bread.</text:p>
            <text:p/>
            <text:p>A baker needs to work in the bakery.</text:p>
          </table:table-cell>
          <table:table-cell table:style-name="ce1" table:formula="of:=[HumanReadable.O4]" office:value-type="string" office:string-value="BP_Bakery">
            <text:p>BP_Bakery</text:p>
          </table:table-cell>
          <table:table-cell table:style-name="ce1" table:formula="of:=[HumanReadable.P4]" office:value-type="string" office:string-value="bakeryIcon">
            <text:p>bakeryIcon</text:p>
          </table:table-cell>
          <table:table-cell table:style-name="ce1" table:formula="of:=[HumanReadable.Q4]" office:value-type="string" office:string-value="default">
            <text:p>default</text:p>
          </table:table-cell>
          <table:table-cell table:number-columns-repeated="1007"/>
        </table:table-row>
        <table:table-row table:style-name="ro1">
          <table:table-cell table:style-name="ce1" table:formula="of:=IF(ISBLANK([HumanReadable.A5]);&quot;&quot;;[HumanReadable.A5])" office:value-type="string" office:string-value="Coalmine">
            <text:p>Coalmine</text:p>
          </table:table-cell>
          <table:table-cell table:style-name="ce1" table:formula="of:=[HumanReadable.B5]" office:value-type="string" office:string-value="Coalmine">
            <text:p>Coalmine</text:p>
          </table:table-cell>
          <table:table-cell table:style-name="ce1" table:formula="of:=[HumanReadable.C5]" office:value-type="float" office:value="9">
            <text:p>9</text:p>
          </table:table-cell>
          <table:table-cell table:style-name="ce1" table:formula="of:=[HumanReadable.D5]" office:value-type="float" office:value="150">
            <text:p>150</text:p>
          </table:table-cell>
          <table:table-cell table:style-name="ce1" table:formula="of:=[HumanReadable.E5]" office:value-type="string" office:string-value="Miner">
            <text:p>Miner</text:p>
          </table:table-cell>
          <table:table-cell table:style-name="ce1" table:formula="of:=[HumanReadable.F5]" office:value-type="float" office:value="0">
            <text:p>0</text:p>
          </table:table-cell>
          <table:table-cell table:style-name="ce1" table:formula="of:=[HumanReadable.G5]" office:value-type="float" office:value="1">
            <text:p>1</text:p>
          </table:table-cell>
          <table:table-cell table:style-name="ce1" table:formula="of:=INDIRECT(  ADDRESS(   MATCH(    [HumanReadable.$H5];[ConstructionRecipes.$A$1:.$A$500];0);    MATCH(&quot;ConstructionRecipe&quot;;[ConstructionRecipes.$A$1:.$H$1];0);    1;1;&quot;ConstructionRecipes&quot;  ) )" office:value-type="string" office:string-value="(materials=((itemType=Lumber,amount=2)),builderHits=25)">
            <text:p>(materials=((itemType=Lumber,amount=2)),builderHits=25)</text:p>
          </table:table-cell>
          <table:table-cell table:style-name="ce1" table:formula="of:=INDIRECT(  ADDRESS(   MATCH([HumanReadable.$I5];[Stockpiles.$A$1:.$A$500];0);   MATCH(&quot;Stockpiles&quot;;[Stockpiles.$A$1:.$H$1];0);    1;1;&quot;Stockpiles&quot;  ) )" office:value-type="string" office:string-value="((itemType=Coal,stockpileType=Product,maxStorage=4))">
            <text:p>((itemType=Coal,stockpileType=Product,maxStorage=4))</text:p>
          </table:table-cell>
          <table:table-cell table:style-name="ce1" table:formula="of:=[HumanReadable.J5]" office:value-type="float" office:value="1000">
            <text:p>1000</text:p>
          </table:table-cell>
          <table:table-cell table:style-name="ce1" table:formula="of:=[HumanReadable.K5]" office:value-type="float" office:value="1500">
            <text:p>1500</text:p>
          </table:table-cell>
          <table:table-cell table:style-name="ce1" table:formula="of:=INDIRECT(  ADDRESS(   MATCH([HumanReadable.L5];[HarvestRecipeList.$A$1:.$A$500];0);   MATCH(&quot;RecipeList&quot;;[RecipeList.$A$1:.$H$1];0);    1;1;&quot;HarvestRecipeList&quot;  ) )" office:value-type="string" office:string-value="((products=((itemType=Coal,amount=1)),polishDuration=3,interactEnvType=Coalmine))">
            <text:p>((products=((itemType=Coal,amount=1)),polishDuration=3,interactEnvType=Coalmine))</text:p>
          </table:table-cell>
          <table:table-cell table:style-name="ce1" table:formula="of:=INDIRECT(  ADDRESS(   MATCH([HumanReadable.$M5];[RecipeList.$A$1:.$A$500];0);   MATCH(&quot;RecipeList&quot;;[RecipeList.$A$1:.$H$1];0);    1;1;&quot;RecipeList&quot;  ) )" office:value-type="float" office:value="0">
            <text:p>#N/A</text:p>
          </table:table-cell>
          <table:table-cell table:style-name="ce1" table:formula="of:=[HumanReadable.N5]" office:value-type="string" office:string-value="The Miner operates from this house, to mine coal from coal deposits in the area you specified.&#10;&#10;Requires nearby coal deposit.&#10;Produces Coal.&#10;&#10;A miner needs to work in the coalmine.">
            <text:p>The Miner operates from this house, to mine coal from coal deposits in the area you specified.</text:p>
            <text:p/>
            <text:p>Requires nearby coal deposit.</text:p>
            <text:p>Produces Coal.</text:p>
            <text:p/>
            <text:p>A miner needs to work in the coalmine.</text:p>
          </table:table-cell>
          <table:table-cell table:style-name="ce1" table:formula="of:=[HumanReadable.O5]" office:value-type="string" office:string-value="BP_Coalmine">
            <text:p>BP_Coalmine</text:p>
          </table:table-cell>
          <table:table-cell table:style-name="ce1" table:formula="of:=[HumanReadable.P5]" office:value-type="string" office:string-value="coalmineIcon">
            <text:p>coalmineIcon</text:p>
          </table:table-cell>
          <table:table-cell table:style-name="ce1" table:formula="of:=[HumanReadable.Q5]" office:value-type="string" office:string-value="default">
            <text:p>default</text:p>
          </table:table-cell>
          <table:table-cell table:number-columns-repeated="1007"/>
        </table:table-row>
        <table:table-row table:style-name="ro1">
          <table:table-cell table:style-name="ce1" table:formula="of:=IF(ISBLANK([HumanReadable.A6]);&quot;&quot;;[HumanReadable.A6])" office:value-type="string" office:string-value="Farm">
            <text:p>Farm</text:p>
          </table:table-cell>
          <table:table-cell table:style-name="ce1" table:formula="of:=[HumanReadable.B6]" office:value-type="string" office:string-value="Farm">
            <text:p>Farm</text:p>
          </table:table-cell>
          <table:table-cell table:style-name="ce1" table:formula="of:=[HumanReadable.C6]" office:value-type="float" office:value="4">
            <text:p>4</text:p>
          </table:table-cell>
          <table:table-cell table:style-name="ce1" table:formula="of:=[HumanReadable.D6]" office:value-type="float" office:value="225">
            <text:p>225</text:p>
          </table:table-cell>
          <table:table-cell table:style-name="ce1" table:formula="of:=[HumanReadable.E6]" office:value-type="string" office:string-value="Farmer">
            <text:p>Farmer</text:p>
          </table:table-cell>
          <table:table-cell table:style-name="ce1" table:formula="of:=[HumanReadable.F6]" office:value-type="float" office:value="0">
            <text:p>0</text:p>
          </table:table-cell>
          <table:table-cell table:style-name="ce1" table:formula="of:=[HumanReadable.G6]" office:value-type="float" office:value="1">
            <text:p>1</text:p>
          </table:table-cell>
          <table:table-cell table:style-name="ce1" table:formula="of:=INDIRECT(  ADDRESS(   MATCH(    [HumanReadable.$H6];[ConstructionRecipes.$A$1:.$A$500];0);    MATCH(&quot;ConstructionRecipe&quot;;[ConstructionRecipes.$A$1:.$H$1];0);    1;1;&quot;ConstructionRecipes&quot;  ) )" office:value-type="string" office:string-value="(materials=((itemType=Lumber,amount=5),(itemType=Stone,amount=2),(itemType=Log,amount=2)),builderHits=45)">
            <text:p>(materials=((itemType=Lumber,amount=5),(itemType=Stone,amount=2),(itemType=Log,amount=2)),builderHits=45)</text:p>
          </table:table-cell>
          <table:table-cell table:style-name="ce1" table:formula="of:=INDIRECT(  ADDRESS(   MATCH([HumanReadable.$I6];[Stockpiles.$A$1:.$A$500];0);   MATCH(&quot;Stockpiles&quot;;[Stockpiles.$A$1:.$H$1];0);    1;1;&quot;Stockpiles&quot;  ) )" office:value-type="string" office:string-value="((itemType=Wheat,stockpileType=Product,maxStorage=5))">
            <text:p>((itemType=Wheat,stockpileType=Product,maxStorage=5))</text:p>
          </table:table-cell>
          <table:table-cell table:style-name="ce1" table:formula="of:=[HumanReadable.J6]" office:value-type="float" office:value="500">
            <text:p>500</text:p>
          </table:table-cell>
          <table:table-cell table:style-name="ce1" table:formula="of:=[HumanReadable.K6]" office:value-type="float" office:value="1000">
            <text:p>1000</text:p>
          </table:table-cell>
          <table:table-cell table:style-name="ce1" table:formula="of:=INDIRECT(  ADDRESS(   MATCH([HumanReadable.L6];[HarvestRecipeList.$A$1:.$A$500];0);   MATCH(&quot;RecipeList&quot;;[RecipeList.$A$1:.$H$1];0);    1;1;&quot;HarvestRecipeList&quot;  ) )" office:value-type="string" office:string-value="((products=((itemType=Wheat,amount=1)),polishDuration=3,interactEnvType=Wheat))">
            <text:p>((products=((itemType=Wheat,amount=1)),polishDuration=3,interactEnvType=Wheat))</text:p>
          </table:table-cell>
          <table:table-cell table:style-name="ce1" table:formula="of:=INDIRECT(  ADDRESS(   MATCH([HumanReadable.$M6];[RecipeList.$A$1:.$A$500];0);   MATCH(&quot;RecipeList&quot;;[RecipeList.$A$1:.$H$1];0);    1;1;&quot;RecipeList&quot;  ) )" office:value-type="float" office:value="0">
            <text:p>#N/A</text:p>
          </table:table-cell>
          <table:table-cell table:style-name="ce1" table:formula="of:=[HumanReadable.N6]" office:value-type="string" office:string-value="The farmer operates from this house, to plant and harvest wheat in the area you specified.&#10;&#10;Produces Grain.&#10;&#10;A farmer needs to work on the farm.">
            <text:p>The farmer operates from this house, to plant and harvest wheat in the area you specified.</text:p>
            <text:p/>
            <text:p>Produces Grain.</text:p>
            <text:p/>
            <text:p>A farmer needs to work on the farm.</text:p>
          </table:table-cell>
          <table:table-cell table:style-name="ce1" table:formula="of:=[HumanReadable.O6]" office:value-type="string" office:string-value="BP_Farm">
            <text:p>BP_Farm</text:p>
          </table:table-cell>
          <table:table-cell table:style-name="ce1" table:formula="of:=[HumanReadable.P6]" office:value-type="string" office:string-value="farmIcon">
            <text:p>farmIcon</text:p>
          </table:table-cell>
          <table:table-cell table:style-name="ce1" table:formula="of:=[HumanReadable.Q6]" office:value-type="string" office:string-value="default">
            <text:p>default</text:p>
          </table:table-cell>
          <table:table-cell table:number-columns-repeated="1007"/>
        </table:table-row>
        <table:table-row table:style-name="ro1">
          <table:table-cell table:style-name="ce1" table:formula="of:=IF(ISBLANK([HumanReadable.A7]);&quot;&quot;;[HumanReadable.A7])" office:value-type="string" office:string-value="ForestingLodge">
            <text:p>ForestingLodge</text:p>
          </table:table-cell>
          <table:table-cell table:style-name="ce1" table:formula="of:=[HumanReadable.B7]" office:value-type="string" office:string-value="Foresting Lodge">
            <text:p>Foresting Lodge</text:p>
          </table:table-cell>
          <table:table-cell table:style-name="ce1" table:formula="of:=[HumanReadable.C7]" office:value-type="float" office:value="3">
            <text:p>3</text:p>
          </table:table-cell>
          <table:table-cell table:style-name="ce1" table:formula="of:=[HumanReadable.D7]" office:value-type="float" office:value="200">
            <text:p>200</text:p>
          </table:table-cell>
          <table:table-cell table:style-name="ce1" table:formula="of:=[HumanReadable.E7]" office:value-type="string" office:string-value="Forester">
            <text:p>Forester</text:p>
          </table:table-cell>
          <table:table-cell table:style-name="ce1" table:formula="of:=[HumanReadable.F7]" office:value-type="float" office:value="0">
            <text:p>0</text:p>
          </table:table-cell>
          <table:table-cell table:style-name="ce1" table:formula="of:=[HumanReadable.G7]" office:value-type="float" office:value="0">
            <text:p>0</text:p>
          </table:table-cell>
          <table:table-cell table:style-name="ce1" table:formula="of:=INDIRECT(  ADDRESS(   MATCH(    [HumanReadable.$H7];[ConstructionRecipes.$A$1:.$A$500];0);    MATCH(&quot;ConstructionRecipe&quot;;[ConstructionRecipes.$A$1:.$H$1];0);    1;1;&quot;ConstructionRecipes&quot;  ) )" office:value-type="string" office:string-value="(materials=((itemType=Lumber,amount=2),(itemType=Stone,amount=2)),builderHits=35)">
            <text:p>(materials=((itemType=Lumber,amount=2),(itemType=Stone,amount=2)),builderHits=35)</text:p>
          </table:table-cell>
          <table:table-cell table:style-name="ce1" table:formula="of:=INDIRECT(  ADDRESS(   MATCH([HumanReadable.$I7];[Stockpiles.$A$1:.$A$500];0);   MATCH(&quot;Stockpiles&quot;;[Stockpiles.$A$1:.$H$1];0);    1;1;&quot;Stockpiles&quot;  ) )" office:value-type="float" office:value="0">
            <text:p>#N/A</text:p>
          </table:table-cell>
          <table:table-cell table:style-name="ce1" table:formula="of:=[HumanReadable.J7]" office:value-type="float" office:value="800">
            <text:p>800</text:p>
          </table:table-cell>
          <table:table-cell table:style-name="ce1" table:formula="of:=[HumanReadable.K7]" office:value-type="float" office:value="1500">
            <text:p>1500</text:p>
          </table:table-cell>
          <table:table-cell table:style-name="ce1" table:formula="of:=INDIRECT(  ADDRESS(   MATCH([HumanReadable.L7];[HarvestRecipeList.$A$1:.$A$500];0);   MATCH(&quot;RecipeList&quot;;[RecipeList.$A$1:.$H$1];0);    1;1;&quot;HarvestRecipeList&quot;  ) )" office:value-type="float" office:value="0">
            <text:p>#N/A</text:p>
          </table:table-cell>
          <table:table-cell table:style-name="ce1" table:formula="of:=INDIRECT(  ADDRESS(   MATCH([HumanReadable.$M7];[RecipeList.$A$1:.$A$500];0);   MATCH(&quot;RecipeList&quot;;[RecipeList.$A$1:.$H$1];0);    1;1;&quot;RecipeList&quot;  ) )" office:value-type="float" office:value="0">
            <text:p>#N/A</text:p>
          </table:table-cell>
          <table:table-cell table:style-name="ce1" table:formula="of:=[HumanReadable.N7]" office:value-type="string" office:string-value="The Forester operates from this house, to plant trees in the area you specified.&#10;&#10;A forester needs to work in the foresting lodge.">
            <text:p>The Forester operates from this house, to plant trees in the area you specified.</text:p>
            <text:p/>
            <text:p>A forester needs to work in the foresting lodge.</text:p>
          </table:table-cell>
          <table:table-cell table:style-name="ce1" table:formula="of:=[HumanReadable.O7]" office:value-type="string" office:string-value="BP_ForestingLodge">
            <text:p>BP_ForestingLodge</text:p>
          </table:table-cell>
          <table:table-cell table:style-name="ce1" table:formula="of:=[HumanReadable.P7]" office:value-type="string" office:string-value="forestingLodgeIcon">
            <text:p>forestingLodgeIcon</text:p>
          </table:table-cell>
          <table:table-cell table:style-name="ce1" table:formula="of:=[HumanReadable.Q7]" office:value-type="string" office:string-value="default">
            <text:p>default</text:p>
          </table:table-cell>
          <table:table-cell table:number-columns-repeated="1007"/>
        </table:table-row>
        <table:table-row table:style-name="ro1">
          <table:table-cell table:style-name="ce1" table:formula="of:=IF(ISBLANK([HumanReadable.A8]);&quot;&quot;;[HumanReadable.A8])" office:value-type="string" office:string-value="Goldmine">
            <text:p>Goldmine</text:p>
          </table:table-cell>
          <table:table-cell table:style-name="ce1" table:formula="of:=[HumanReadable.B8]" office:value-type="string" office:string-value="Goldmine">
            <text:p>Goldmine</text:p>
          </table:table-cell>
          <table:table-cell table:style-name="ce1" table:formula="of:=[HumanReadable.C8]" office:value-type="float" office:value="10">
            <text:p>10</text:p>
          </table:table-cell>
          <table:table-cell table:style-name="ce1" table:formula="of:=[HumanReadable.D8]" office:value-type="float" office:value="150">
            <text:p>150</text:p>
          </table:table-cell>
          <table:table-cell table:style-name="ce1" table:formula="of:=[HumanReadable.E8]" office:value-type="string" office:string-value="Miner">
            <text:p>Miner</text:p>
          </table:table-cell>
          <table:table-cell table:style-name="ce1" table:formula="of:=[HumanReadable.F8]" office:value-type="float" office:value="0">
            <text:p>0</text:p>
          </table:table-cell>
          <table:table-cell table:style-name="ce1" table:formula="of:=[HumanReadable.G8]" office:value-type="float" office:value="1">
            <text:p>1</text:p>
          </table:table-cell>
          <table:table-cell table:style-name="ce1" table:formula="of:=INDIRECT(  ADDRESS(   MATCH(    [HumanReadable.$H8];[ConstructionRecipes.$A$1:.$A$500];0);    MATCH(&quot;ConstructionRecipe&quot;;[ConstructionRecipes.$A$1:.$H$1];0);    1;1;&quot;ConstructionRecipes&quot;  ) )" office:value-type="string" office:string-value="(materials=((itemType=Lumber,amount=2)),builderHits=25)">
            <text:p>(materials=((itemType=Lumber,amount=2)),builderHits=25)</text:p>
          </table:table-cell>
          <table:table-cell table:style-name="ce1" table:formula="of:=INDIRECT(  ADDRESS(   MATCH([HumanReadable.$I8];[Stockpiles.$A$1:.$A$500];0);   MATCH(&quot;Stockpiles&quot;;[Stockpiles.$A$1:.$H$1];0);    1;1;&quot;Stockpiles&quot;  ) )" office:value-type="string" office:string-value="((itemType=GoldOre,stockpileType=Product,maxStorage=4))">
            <text:p>((itemType=GoldOre,stockpileType=Product,maxStorage=4))</text:p>
          </table:table-cell>
          <table:table-cell table:style-name="ce1" table:formula="of:=[HumanReadable.J8]" office:value-type="float" office:value="1000">
            <text:p>1000</text:p>
          </table:table-cell>
          <table:table-cell table:style-name="ce1" table:formula="of:=[HumanReadable.K8]" office:value-type="float" office:value="1500">
            <text:p>1500</text:p>
          </table:table-cell>
          <table:table-cell table:style-name="ce1" table:formula="of:=INDIRECT(  ADDRESS(   MATCH([HumanReadable.L8];[HarvestRecipeList.$A$1:.$A$500];0);   MATCH(&quot;RecipeList&quot;;[RecipeList.$A$1:.$H$1];0);    1;1;&quot;HarvestRecipeList&quot;  ) )" office:value-type="string" office:string-value="((products=((itemType=GoldOre,amount=1)),polishDuration=2,interactEnvType=Goldmine))">
            <text:p>((products=((itemType=GoldOre,amount=1)),polishDuration=2,interactEnvType=Goldmine))</text:p>
          </table:table-cell>
          <table:table-cell table:style-name="ce1" table:formula="of:=INDIRECT(  ADDRESS(   MATCH([HumanReadable.$M8];[RecipeList.$A$1:.$A$500];0);   MATCH(&quot;RecipeList&quot;;[RecipeList.$A$1:.$H$1];0);    1;1;&quot;RecipeList&quot;  ) )" office:value-type="float" office:value="0">
            <text:p>#N/A</text:p>
          </table:table-cell>
          <table:table-cell table:style-name="ce1" table:formula="of:=[HumanReadable.N8]" office:value-type="string" office:string-value="The Miner operates from this house, to mine gold ore from gold veins in the area you specified.&#10;&#10;Requires nearby gold vein.&#10;Produces Gold Ore.&#10;&#10;A miner needs to work in the goldmine.">
            <text:p>The Miner operates from this house, to mine gold ore from gold veins in the area you specified.</text:p>
            <text:p/>
            <text:p>Requires nearby gold vein.</text:p>
            <text:p>Produces Gold Ore.</text:p>
            <text:p/>
            <text:p>A miner needs to work in the goldmine.</text:p>
          </table:table-cell>
          <table:table-cell table:style-name="ce1" table:formula="of:=[HumanReadable.O8]" office:value-type="string" office:string-value="BP_Goldmine">
            <text:p>BP_Goldmine</text:p>
          </table:table-cell>
          <table:table-cell table:style-name="ce1" table:formula="of:=[HumanReadable.P8]" office:value-type="string" office:string-value="goldmineIcon">
            <text:p>goldmineIcon</text:p>
          </table:table-cell>
          <table:table-cell table:style-name="ce1" table:formula="of:=[HumanReadable.Q8]" office:value-type="string" office:string-value="default">
            <text:p>default</text:p>
          </table:table-cell>
          <table:table-cell table:number-columns-repeated="1007"/>
        </table:table-row>
        <table:table-row table:style-name="ro1">
          <table:table-cell table:style-name="ce1" table:formula="of:=IF(ISBLANK([HumanReadable.A9]);&quot;&quot;;[HumanReadable.A9])" office:value-type="string" office:string-value="Inn">
            <text:p>Inn</text:p>
          </table:table-cell>
          <table:table-cell table:style-name="ce1" table:formula="of:=[HumanReadable.B9]" office:value-type="string" office:string-value="Inn">
            <text:p>Inn</text:p>
          </table:table-cell>
          <table:table-cell table:style-name="ce1" table:formula="of:=[HumanReadable.C9]" office:value-type="float" office:value="15">
            <text:p>15</text:p>
          </table:table-cell>
          <table:table-cell table:style-name="ce1" table:formula="of:=[HumanReadable.D9]" office:value-type="float" office:value="350">
            <text:p>350</text:p>
          </table:table-cell>
          <table:table-cell table:style-name="ce1" table:formula="of:=[HumanReadable.E9]" office:value-type="string" office:string-value="None">
            <text:p>None</text:p>
          </table:table-cell>
          <table:table-cell table:style-name="ce1" table:formula="of:=[HumanReadable.F9]" office:value-type="float" office:value="5">
            <text:p>5</text:p>
          </table:table-cell>
          <table:table-cell table:style-name="ce1" table:formula="of:=[HumanReadable.G9]" office:value-type="float" office:value="0">
            <text:p>0</text:p>
          </table:table-cell>
          <table:table-cell table:style-name="ce1" table:formula="of:=INDIRECT(  ADDRESS(   MATCH(    [HumanReadable.$H9];[ConstructionRecipes.$A$1:.$A$500];0);    MATCH(&quot;ConstructionRecipe&quot;;[ConstructionRecipes.$A$1:.$H$1];0);    1;1;&quot;ConstructionRecipes&quot;  ) )" office:value-type="string" office:string-value="(materials=((itemType=Lumber,amount=5),(itemType=Stone,amount=7)),builderHits=90)">
            <text:p>(materials=((itemType=Lumber,amount=5),(itemType=Stone,amount=7)),builderHits=90)</text:p>
          </table:table-cell>
          <table:table-cell table:style-name="ce1" table:formula="of:=INDIRECT(  ADDRESS(   MATCH([HumanReadable.$I9];[Stockpiles.$A$1:.$A$500];0);   MATCH(&quot;Stockpiles&quot;;[Stockpiles.$A$1:.$H$1];0);    1;1;&quot;Stockpiles&quot;  ) )" office:value-type="string" office:string-value="((itemType=Bread,stockpileType=Educt,maxStorage=5),(itemType=Wine,stockpileType=Educt,maxStorage=5),(itemType=Fish,stockpileType=Educt,maxStorage=5),(itemType=Sausages,stockpileType=Educt,maxStorage=5))">
            <text:p>((itemType=Bread,stockpileType=Educt,maxStorage=5),(itemType=Wine,stockpileType=Educt,maxStorage=5),(itemType=Fish,stockpileType=Educt,maxStorage=5),(itemType=Sausages,stockpileType=Educt,maxStorage=5))</text:p>
          </table:table-cell>
          <table:table-cell table:style-name="ce1" table:formula="of:=[HumanReadable.J9]" office:value-type="float" office:value="0">
            <text:p>0</text:p>
          </table:table-cell>
          <table:table-cell table:style-name="ce1" table:formula="of:=[HumanReadable.K9]" office:value-type="float" office:value="0">
            <text:p>0</text:p>
          </table:table-cell>
          <table:table-cell table:style-name="ce1" table:formula="of:=INDIRECT(  ADDRESS(   MATCH([HumanReadable.L9];[HarvestRecipeList.$A$1:.$A$500];0);   MATCH(&quot;RecipeList&quot;;[RecipeList.$A$1:.$H$1];0);    1;1;&quot;HarvestRecipeList&quot;  ) )" office:value-type="float" office:value="0">
            <text:p>#N/A</text:p>
          </table:table-cell>
          <table:table-cell table:style-name="ce1" table:formula="of:=INDIRECT(  ADDRESS(   MATCH([HumanReadable.$M9];[RecipeList.$A$1:.$A$500];0);   MATCH(&quot;RecipeList&quot;;[RecipeList.$A$1:.$H$1];0);    1;1;&quot;RecipeList&quot;  ) )" office:value-type="float" office:value="0">
            <text:p>#N/A</text:p>
          </table:table-cell>
          <table:table-cell table:style-name="ce1" table:formula="of:=[HumanReadable.N9]" office:value-type="string" office:string-value="When a citizen is hungry, they will go to the Inn to eat, so make sure you always have enough food!&#10;&#10;Requires Bread, Fish, Wine or Sausages.&#10;&#10;No one needs to work at the Inn.">
            <text:p>When a citizen is hungry, they will go to the Inn to eat, so make sure you always have enough food!</text:p>
            <text:p/>
            <text:p>Requires Bread, Fish, Wine or Sausages.</text:p>
            <text:p/>
            <text:p>No one needs to work at the Inn.</text:p>
          </table:table-cell>
          <table:table-cell table:style-name="ce1" table:formula="of:=[HumanReadable.O9]" office:value-type="string" office:string-value="BP_Inn">
            <text:p>BP_Inn</text:p>
          </table:table-cell>
          <table:table-cell table:style-name="ce1" table:formula="of:=[HumanReadable.P9]" office:value-type="string" office:string-value="innIcon">
            <text:p>innIcon</text:p>
          </table:table-cell>
          <table:table-cell table:style-name="ce1" table:formula="of:=[HumanReadable.Q9]" office:value-type="string" office:string-value="default">
            <text:p>default</text:p>
          </table:table-cell>
          <table:table-cell table:number-columns-repeated="1007"/>
        </table:table-row>
        <table:table-row table:style-name="ro1">
          <table:table-cell table:style-name="ce1" table:formula="of:=IF(ISBLANK([HumanReadable.A10]);&quot;&quot;;[HumanReadable.A10])" office:value-type="string" office:string-value="Ironmine">
            <text:p>Ironmine</text:p>
          </table:table-cell>
          <table:table-cell table:style-name="ce1" table:formula="of:=[HumanReadable.B10]" office:value-type="string" office:string-value="Ironmine">
            <text:p>Ironmine</text:p>
          </table:table-cell>
          <table:table-cell table:style-name="ce1" table:formula="of:=[HumanReadable.C10]" office:value-type="float" office:value="12">
            <text:p>12</text:p>
          </table:table-cell>
          <table:table-cell table:style-name="ce1" table:formula="of:=[HumanReadable.D10]" office:value-type="float" office:value="150">
            <text:p>150</text:p>
          </table:table-cell>
          <table:table-cell table:style-name="ce1" table:formula="of:=[HumanReadable.E10]" office:value-type="string" office:string-value="Miner">
            <text:p>Miner</text:p>
          </table:table-cell>
          <table:table-cell table:style-name="ce1" table:formula="of:=[HumanReadable.F10]" office:value-type="float" office:value="0">
            <text:p>0</text:p>
          </table:table-cell>
          <table:table-cell table:style-name="ce1" table:formula="of:=[HumanReadable.G10]" office:value-type="float" office:value="1">
            <text:p>1</text:p>
          </table:table-cell>
          <table:table-cell table:style-name="ce1" table:formula="of:=INDIRECT(  ADDRESS(   MATCH(    [HumanReadable.$H10];[ConstructionRecipes.$A$1:.$A$500];0);    MATCH(&quot;ConstructionRecipe&quot;;[ConstructionRecipes.$A$1:.$H$1];0);    1;1;&quot;ConstructionRecipes&quot;  ) )" office:value-type="string" office:string-value="(materials=((itemType=Lumber,amount=2)),builderHits=25)">
            <text:p>(materials=((itemType=Lumber,amount=2)),builderHits=25)</text:p>
          </table:table-cell>
          <table:table-cell table:style-name="ce1" table:formula="of:=INDIRECT(  ADDRESS(   MATCH([HumanReadable.$I10];[Stockpiles.$A$1:.$A$500];0);   MATCH(&quot;Stockpiles&quot;;[Stockpiles.$A$1:.$H$1];0);    1;1;&quot;Stockpiles&quot;  ) )" office:value-type="string" office:string-value="((itemType=IronOre,stockpileType=Product,maxStorage=4))">
            <text:p>((itemType=IronOre,stockpileType=Product,maxStorage=4))</text:p>
          </table:table-cell>
          <table:table-cell table:style-name="ce1" table:formula="of:=[HumanReadable.J10]" office:value-type="float" office:value="1000">
            <text:p>1000</text:p>
          </table:table-cell>
          <table:table-cell table:style-name="ce1" table:formula="of:=[HumanReadable.K10]" office:value-type="float" office:value="1500">
            <text:p>1500</text:p>
          </table:table-cell>
          <table:table-cell table:style-name="ce1" table:formula="of:=INDIRECT(  ADDRESS(   MATCH([HumanReadable.L10];[HarvestRecipeList.$A$1:.$A$500];0);   MATCH(&quot;RecipeList&quot;;[RecipeList.$A$1:.$H$1];0);    1;1;&quot;HarvestRecipeList&quot;  ) )" office:value-type="string" office:string-value="((products=((itemType=IronOre,amount=1)),polishDuration=2,interactEnvType=Ironmine))">
            <text:p>((products=((itemType=IronOre,amount=1)),polishDuration=2,interactEnvType=Ironmine))</text:p>
          </table:table-cell>
          <table:table-cell table:style-name="ce1" table:formula="of:=INDIRECT(  ADDRESS(   MATCH([HumanReadable.$M10];[RecipeList.$A$1:.$A$500];0);   MATCH(&quot;RecipeList&quot;;[RecipeList.$A$1:.$H$1];0);    1;1;&quot;RecipeList&quot;  ) )" office:value-type="float" office:value="0">
            <text:p>#N/A</text:p>
          </table:table-cell>
          <table:table-cell table:style-name="ce1" table:formula="of:=[HumanReadable.N10]" office:value-type="string" office:string-value="The Miner operates from this house, to mine iron ore from iron veins in the area you specified.&#10;&#10;Requires nearby iron vein.&#10;Produces iron ore.&#10;&#10;A miner needs to work in the ironmine.">
            <text:p>The Miner operates from this house, to mine iron ore from iron veins in the area you specified.</text:p>
            <text:p/>
            <text:p>Requires nearby iron vein.</text:p>
            <text:p>Produces iron ore.</text:p>
            <text:p/>
            <text:p>A miner needs to work in the ironmine.</text:p>
          </table:table-cell>
          <table:table-cell table:style-name="ce1" table:formula="of:=[HumanReadable.O10]" office:value-type="string" office:string-value="BP_Ironmine">
            <text:p>BP_Ironmine</text:p>
          </table:table-cell>
          <table:table-cell table:style-name="ce1" table:formula="of:=[HumanReadable.P10]" office:value-type="string" office:string-value="ironmineIcon">
            <text:p>ironmineIcon</text:p>
          </table:table-cell>
          <table:table-cell table:style-name="ce1" table:formula="of:=[HumanReadable.Q10]" office:value-type="string" office:string-value="default">
            <text:p>default</text:p>
          </table:table-cell>
          <table:table-cell table:number-columns-repeated="1007"/>
        </table:table-row>
        <table:table-row table:style-name="ro1">
          <table:table-cell table:style-name="ce1" table:formula="of:=IF(ISBLANK([HumanReadable.A11]);&quot;&quot;;[HumanReadable.A11])" office:value-type="string" office:string-value="IronSmeltery">
            <text:p>IronSmeltery</text:p>
          </table:table-cell>
          <table:table-cell table:style-name="ce1" table:formula="of:=[HumanReadable.B11]" office:value-type="string" office:string-value="Iron Smeltery">
            <text:p>Iron Smeltery</text:p>
          </table:table-cell>
          <table:table-cell table:style-name="ce1" table:formula="of:=[HumanReadable.C11]" office:value-type="float" office:value="13">
            <text:p>13</text:p>
          </table:table-cell>
          <table:table-cell table:style-name="ce1" table:formula="of:=[HumanReadable.D11]" office:value-type="float" office:value="275">
            <text:p>275</text:p>
          </table:table-cell>
          <table:table-cell table:style-name="ce1" table:formula="of:=[HumanReadable.E11]" office:value-type="string" office:string-value="Smelter">
            <text:p>Smelter</text:p>
          </table:table-cell>
          <table:table-cell table:style-name="ce1" table:formula="of:=[HumanReadable.F11]" office:value-type="float" office:value="2">
            <text:p>2</text:p>
          </table:table-cell>
          <table:table-cell table:style-name="ce1" table:formula="of:=[HumanReadable.G11]" office:value-type="float" office:value="1">
            <text:p>1</text:p>
          </table:table-cell>
          <table:table-cell table:style-name="ce1" table:formula="of:=INDIRECT(  ADDRESS(   MATCH(    [HumanReadable.$H11];[ConstructionRecipes.$A$1:.$A$500];0);    MATCH(&quot;ConstructionRecipe&quot;;[ConstructionRecipes.$A$1:.$H$1];0);    1;1;&quot;ConstructionRecipes&quot;  ) )" office:value-type="string" office:string-value="(materials=((itemType=Lumber,amount=2),(itemType=Stone,amount=5)),builderHits=60)">
            <text:p>(materials=((itemType=Lumber,amount=2),(itemType=Stone,amount=5)),builderHits=60)</text:p>
          </table:table-cell>
          <table:table-cell table:style-name="ce1" table:formula="of:=INDIRECT(  ADDRESS(   MATCH([HumanReadable.$I11];[Stockpiles.$A$1:.$A$500];0);   MATCH(&quot;Stockpiles&quot;;[Stockpiles.$A$1:.$H$1];0);    1;1;&quot;Stockpiles&quot;  ) )" office:value-type="string" office:string-value="((itemType=IronOre,stockpileType=Educt,maxStorage=5),(itemType=Coal,stockpileType=Educt,maxStorage=5),(itemType=Iron,stockpileType=Product,maxStorage=3))">
            <text:p>((itemType=IronOre,stockpileType=Educt,maxStorage=5),(itemType=Coal,stockpileType=Educt,maxStorage=5),(itemType=Iron,stockpileType=Product,maxStorage=3))</text:p>
          </table:table-cell>
          <table:table-cell table:style-name="ce1" table:formula="of:=[HumanReadable.J11]" office:value-type="float" office:value="0">
            <text:p>0</text:p>
          </table:table-cell>
          <table:table-cell table:style-name="ce1" table:formula="of:=[HumanReadable.K11]" office:value-type="float" office:value="0">
            <text:p>0</text:p>
          </table:table-cell>
          <table:table-cell table:style-name="ce1" table:formula="of:=INDIRECT(  ADDRESS(   MATCH([HumanReadable.L11];[HarvestRecipeList.$A$1:.$A$500];0);   MATCH(&quot;RecipeList&quot;;[RecipeList.$A$1:.$H$1];0);    1;1;&quot;HarvestRecipeList&quot;  ) )" office:value-type="float" office:value="0">
            <text:p>#N/A</text:p>
          </table:table-cell>
          <table:table-cell table:style-name="ce1" table:formula="of:=INDIRECT(  ADDRESS(   MATCH([HumanReadable.$M11];[RecipeList.$A$1:.$A$500];0);   MATCH(&quot;RecipeList&quot;;[RecipeList.$A$1:.$H$1];0);    1;1;&quot;RecipeList&quot;  ) )" office:value-type="string" office:string-value="((educts=((itemType=IronOre,amount=1),(itemType=Coal,amount=1)),products=((itemType=Iron,amount=1)),craftDuration=8))">
            <text:p>((educts=((itemType=IronOre,amount=1),(itemType=Coal,amount=1)),products=((itemType=Iron,amount=1)),craftDuration=8))</text:p>
          </table:table-cell>
          <table:table-cell table:style-name="ce1" table:formula="of:=[HumanReadable.N11]" office:value-type="string" office:string-value="In the Iron Smeltery, the smelter melts iron ore into Iron bars, using coal.&#10;&#10;Requires iron ore, coal.&#10;Produces iron bar.&#10;&#10;A smelter needs to work in the iron smeltery.">
            <text:p>In the Iron Smeltery, the smelter melts iron ore into Iron bars, using coal.</text:p>
            <text:p/>
            <text:p>Requires iron ore, coal.</text:p>
            <text:p>Produces iron bar.</text:p>
            <text:p/>
            <text:p>A smelter needs to work in the iron smeltery.</text:p>
          </table:table-cell>
          <table:table-cell table:style-name="ce1" table:formula="of:=[HumanReadable.O11]" office:value-type="string" office:string-value="BP_IronSmeltery">
            <text:p>BP_IronSmeltery</text:p>
          </table:table-cell>
          <table:table-cell table:style-name="ce1" table:formula="of:=[HumanReadable.P11]" office:value-type="string" office:string-value="ironSmelteryIcon">
            <text:p>ironSmelteryIcon</text:p>
          </table:table-cell>
          <table:table-cell table:style-name="ce1" table:formula="of:=[HumanReadable.Q11]" office:value-type="string" office:string-value="default">
            <text:p>default</text:p>
          </table:table-cell>
          <table:table-cell table:number-columns-repeated="1007"/>
        </table:table-row>
        <table:table-row table:style-name="ro1">
          <table:table-cell table:style-name="ce1" table:formula="of:=IF(ISBLANK([HumanReadable.A12]);&quot;&quot;;[HumanReadable.A12])" office:value-type="string" office:string-value="Mill">
            <text:p>Mill</text:p>
          </table:table-cell>
          <table:table-cell table:style-name="ce1" table:formula="of:=[HumanReadable.B12]" office:value-type="string" office:string-value="Mill">
            <text:p>Mill</text:p>
          </table:table-cell>
          <table:table-cell table:style-name="ce1" table:formula="of:=[HumanReadable.C12]" office:value-type="float" office:value="5">
            <text:p>5</text:p>
          </table:table-cell>
          <table:table-cell table:style-name="ce1" table:formula="of:=[HumanReadable.D12]" office:value-type="float" office:value="250">
            <text:p>250</text:p>
          </table:table-cell>
          <table:table-cell table:style-name="ce1" table:formula="of:=[HumanReadable.E12]" office:value-type="string" office:string-value="Miller">
            <text:p>Miller</text:p>
          </table:table-cell>
          <table:table-cell table:style-name="ce1" table:formula="of:=[HumanReadable.F12]" office:value-type="float" office:value="3">
            <text:p>3</text:p>
          </table:table-cell>
          <table:table-cell table:style-name="ce1" table:formula="of:=[HumanReadable.G12]" office:value-type="float" office:value="1">
            <text:p>1</text:p>
          </table:table-cell>
          <table:table-cell table:style-name="ce1" table:formula="of:=INDIRECT(  ADDRESS(   MATCH(    [HumanReadable.$H12];[ConstructionRecipes.$A$1:.$A$500];0);    MATCH(&quot;ConstructionRecipe&quot;;[ConstructionRecipes.$A$1:.$H$1];0);    1;1;&quot;ConstructionRecipes&quot;  ) )" office:value-type="string" office:string-value="(materials=((itemType=Lumber,amount=3),(itemType=Stone,amount=4)),builderHits=55)">
            <text:p>(materials=((itemType=Lumber,amount=3),(itemType=Stone,amount=4)),builderHits=55)</text:p>
          </table:table-cell>
          <table:table-cell table:style-name="ce1" table:formula="of:=INDIRECT(  ADDRESS(   MATCH([HumanReadable.$I12];[Stockpiles.$A$1:.$A$500];0);   MATCH(&quot;Stockpiles&quot;;[Stockpiles.$A$1:.$H$1];0);    1;1;&quot;Stockpiles&quot;  ) )" office:value-type="string" office:string-value="((itemType=Wheat,stockpileType=Educt,maxStorage=5),(itemType=Flour,stockpileType=Product,maxStorage=3))">
            <text:p>((itemType=Wheat,stockpileType=Educt,maxStorage=5),(itemType=Flour,stockpileType=Product,maxStorage=3))</text:p>
          </table:table-cell>
          <table:table-cell table:style-name="ce1" table:formula="of:=[HumanReadable.J12]" office:value-type="float" office:value="0">
            <text:p>0</text:p>
          </table:table-cell>
          <table:table-cell table:style-name="ce1" table:formula="of:=[HumanReadable.K12]" office:value-type="float" office:value="0">
            <text:p>0</text:p>
          </table:table-cell>
          <table:table-cell table:style-name="ce1" table:formula="of:=INDIRECT(  ADDRESS(   MATCH([HumanReadable.L12];[HarvestRecipeList.$A$1:.$A$500];0);   MATCH(&quot;RecipeList&quot;;[RecipeList.$A$1:.$H$1];0);    1;1;&quot;HarvestRecipeList&quot;  ) )" office:value-type="float" office:value="0">
            <text:p>#N/A</text:p>
          </table:table-cell>
          <table:table-cell table:style-name="ce1" table:formula="of:=INDIRECT(  ADDRESS(   MATCH([HumanReadable.$M12];[RecipeList.$A$1:.$A$500];0);   MATCH(&quot;RecipeList&quot;;[RecipeList.$A$1:.$H$1];0);    1;1;&quot;RecipeList&quot;  ) )" office:value-type="string" office:string-value="((educts=((itemType=Wheat,amount=1)),products=((itemType=Flour,amount=1)),craftDuration=6))">
            <text:p>((educts=((itemType=Wheat,amount=1)),products=((itemType=Flour,amount=1)),craftDuration=6))</text:p>
          </table:table-cell>
          <table:table-cell table:style-name="ce1" table:formula="of:=[HumanReadable.N12]" office:value-type="string" office:string-value="The mill uses the power of the wind to turn its massive Grindstone, grinding down Grain to fine dust.&#10;&#10;Requires Grain.&#10;Produces Flour.&#10;&#10;A miller needs to work in the mill.">
            <text:p>The mill uses the power of the wind to turn its massive Grindstone, grinding down Grain to fine dust.</text:p>
            <text:p/>
            <text:p>Requires Grain.</text:p>
            <text:p>Produces Flour.</text:p>
            <text:p/>
            <text:p>A miller needs to work in the mill.</text:p>
          </table:table-cell>
          <table:table-cell table:style-name="ce1" table:formula="of:=[HumanReadable.O12]" office:value-type="string" office:string-value="BP_Mill">
            <text:p>BP_Mill</text:p>
          </table:table-cell>
          <table:table-cell table:style-name="ce1" table:formula="of:=[HumanReadable.P12]" office:value-type="string" office:string-value="millIcon">
            <text:p>millIcon</text:p>
          </table:table-cell>
          <table:table-cell table:style-name="ce1" table:formula="of:=[HumanReadable.Q12]" office:value-type="string" office:string-value="default">
            <text:p>default</text:p>
          </table:table-cell>
          <table:table-cell table:number-columns-repeated="1007"/>
        </table:table-row>
        <table:table-row table:style-name="ro1">
          <table:table-cell table:style-name="ce1" table:formula="of:=IF(ISBLANK([HumanReadable.A13]);&quot;&quot;;[HumanReadable.A13])" office:value-type="string" office:string-value="Mint">
            <text:p>Mint</text:p>
          </table:table-cell>
          <table:table-cell table:style-name="ce1" table:formula="of:=[HumanReadable.B13]" office:value-type="string" office:string-value="Mint">
            <text:p>Mint</text:p>
          </table:table-cell>
          <table:table-cell table:style-name="ce1" table:formula="of:=[HumanReadable.C13]" office:value-type="float" office:value="11">
            <text:p>11</text:p>
          </table:table-cell>
          <table:table-cell table:style-name="ce1" table:formula="of:=[HumanReadable.D13]" office:value-type="float" office:value="275">
            <text:p>275</text:p>
          </table:table-cell>
          <table:table-cell table:style-name="ce1" table:formula="of:=[HumanReadable.E13]" office:value-type="string" office:string-value="Smelter">
            <text:p>Smelter</text:p>
          </table:table-cell>
          <table:table-cell table:style-name="ce1" table:formula="of:=[HumanReadable.F13]" office:value-type="float" office:value="2">
            <text:p>2</text:p>
          </table:table-cell>
          <table:table-cell table:style-name="ce1" table:formula="of:=[HumanReadable.G13]" office:value-type="float" office:value="1">
            <text:p>1</text:p>
          </table:table-cell>
          <table:table-cell table:style-name="ce1" table:formula="of:=INDIRECT(  ADDRESS(   MATCH(    [HumanReadable.$H13];[ConstructionRecipes.$A$1:.$A$500];0);    MATCH(&quot;ConstructionRecipe&quot;;[ConstructionRecipes.$A$1:.$H$1];0);    1;1;&quot;ConstructionRecipes&quot;  ) )" office:value-type="string" office:string-value="(materials=((itemType=Lumber,amount=2),(itemType=Stone,amount=5)),builderHits=60)">
            <text:p>(materials=((itemType=Lumber,amount=2),(itemType=Stone,amount=5)),builderHits=60)</text:p>
          </table:table-cell>
          <table:table-cell table:style-name="ce1" table:formula="of:=INDIRECT(  ADDRESS(   MATCH([HumanReadable.$I13];[Stockpiles.$A$1:.$A$500];0);   MATCH(&quot;Stockpiles&quot;;[Stockpiles.$A$1:.$H$1];0);    1;1;&quot;Stockpiles&quot;  ) )" office:value-type="string" office:string-value="((itemType=GoldOre,stockpileType=Educt,maxStorage=5),(itemType=Coal,stockpileType=Educt,maxStorage=5),(itemType=GoldCoins,stockpileType=Product,maxStorage=3))">
            <text:p>((itemType=GoldOre,stockpileType=Educt,maxStorage=5),(itemType=Coal,stockpileType=Educt,maxStorage=5),(itemType=GoldCoins,stockpileType=Product,maxStorage=3))</text:p>
          </table:table-cell>
          <table:table-cell table:style-name="ce1" table:formula="of:=[HumanReadable.J13]" office:value-type="float" office:value="0">
            <text:p>0</text:p>
          </table:table-cell>
          <table:table-cell table:style-name="ce1" table:formula="of:=[HumanReadable.K13]" office:value-type="float" office:value="0">
            <text:p>0</text:p>
          </table:table-cell>
          <table:table-cell table:style-name="ce1" table:formula="of:=INDIRECT(  ADDRESS(   MATCH([HumanReadable.L13];[HarvestRecipeList.$A$1:.$A$500];0);   MATCH(&quot;RecipeList&quot;;[RecipeList.$A$1:.$H$1];0);    1;1;&quot;HarvestRecipeList&quot;  ) )" office:value-type="float" office:value="0">
            <text:p>#N/A</text:p>
          </table:table-cell>
          <table:table-cell table:style-name="ce1" table:formula="of:=INDIRECT(  ADDRESS(   MATCH([HumanReadable.$M13];[RecipeList.$A$1:.$A$500];0);   MATCH(&quot;RecipeList&quot;;[RecipeList.$A$1:.$H$1];0);    1;1;&quot;RecipeList&quot;  ) )" office:value-type="string" office:string-value="((educts=((itemType=GoldOre,amount=1),(itemType=Coal,amount=1)),products=((itemType=GoldCoins,amount=1)),craftDuration=8))">
            <text:p>((educts=((itemType=GoldOre,amount=1),(itemType=Coal,amount=1)),products=((itemType=GoldCoins,amount=1)),craftDuration=8))</text:p>
          </table:table-cell>
          <table:table-cell table:style-name="ce1" table:formula="of:=[HumanReadable.N13]" office:value-type="string" office:string-value="In the Mint, the smelter melts gold ore into gold coins, using coal.&#10;&#10;Requires gold ore, coal.&#10;Produces gold coins.&#10;&#10;A smelter needs to work in the mint.">
            <text:p>In the Mint, the smelter melts gold ore into gold coins, using coal.</text:p>
            <text:p/>
            <text:p>Requires gold ore, coal.</text:p>
            <text:p>Produces gold coins.</text:p>
            <text:p/>
            <text:p>A smelter needs to work in the mint.</text:p>
          </table:table-cell>
          <table:table-cell table:style-name="ce1" table:formula="of:=[HumanReadable.O13]" office:value-type="string" office:string-value="BP_Mint">
            <text:p>BP_Mint</text:p>
          </table:table-cell>
          <table:table-cell table:style-name="ce1" table:formula="of:=[HumanReadable.P13]" office:value-type="string" office:string-value="mintIcon">
            <text:p>mintIcon</text:p>
          </table:table-cell>
          <table:table-cell table:style-name="ce1" table:formula="of:=[HumanReadable.Q13]" office:value-type="string" office:string-value="default">
            <text:p>default</text:p>
          </table:table-cell>
          <table:table-cell table:number-columns-repeated="1007"/>
        </table:table-row>
        <table:table-row table:style-name="ro1">
          <table:table-cell table:style-name="ce1" table:formula="of:=IF(ISBLANK([HumanReadable.A14]);&quot;&quot;;[HumanReadable.A14])" office:value-type="string" office:string-value="Palace">
            <text:p>Palace</text:p>
          </table:table-cell>
          <table:table-cell table:style-name="ce1" table:formula="of:=[HumanReadable.B14]" office:value-type="string" office:string-value="Palace">
            <text:p>Palace</text:p>
          </table:table-cell>
          <table:table-cell table:style-name="ce1" table:formula="of:=[HumanReadable.C14]" office:value-type="float" office:value="17">
            <text:p>17</text:p>
          </table:table-cell>
          <table:table-cell table:style-name="ce1" table:formula="of:=[HumanReadable.D14]" office:value-type="float" office:value="2000">
            <text:p>2000</text:p>
          </table:table-cell>
          <table:table-cell table:style-name="ce1" table:formula="of:=[HumanReadable.E14]" office:value-type="string" office:string-value="None">
            <text:p>None</text:p>
          </table:table-cell>
          <table:table-cell table:style-name="ce1" table:formula="of:=[HumanReadable.F14]" office:value-type="float" office:value="3">
            <text:p>3</text:p>
          </table:table-cell>
          <table:table-cell table:style-name="ce1" table:formula="of:=[HumanReadable.G14]" office:value-type="float" office:value="1">
            <text:p>1</text:p>
          </table:table-cell>
          <table:table-cell table:style-name="ce1" table:formula="of:=INDIRECT(  ADDRESS(   MATCH(    [HumanReadable.$H14];[ConstructionRecipes.$A$1:.$A$500];0);    MATCH(&quot;ConstructionRecipe&quot;;[ConstructionRecipes.$A$1:.$H$1];0);    1;1;&quot;ConstructionRecipes&quot;  ) )" office:value-type="string" office:string-value="(materials=((itemType=Lumber,amount=150),(itemType=Stone,amount=200),(itemType=GoldCoins,amount=100),(itemType=Iron,amount=75),(itemType=HandAxe,amount=50)),builderHits=3500)">
            <text:p>(materials=((itemType=Lumber,amount=150),(itemType=Stone,amount=200),(itemType=GoldCoins,amount=100),(itemType=Iron,amount=75),(itemType=HandAxe,amount=50)),builderHits=3500)</text:p>
          </table:table-cell>
          <table:table-cell table:style-name="ce1" table:formula="of:=INDIRECT(  ADDRESS(   MATCH([HumanReadable.$I14];[Stockpiles.$A$1:.$A$500];0);   MATCH(&quot;Stockpiles&quot;;[Stockpiles.$A$1:.$H$1];0);    1;1;&quot;Stockpiles&quot;  ) )" office:value-type="string" office:string-value="((itemType=Handaxe,stockpileType=Educt,maxStorage=100),(itemType=Iron,stockpileType=Educt,maxStorage=1000))">
            <text:p>((itemType=Handaxe,stockpileType=Educt,maxStorage=100),(itemType=Iron,stockpileType=Educt,maxStorage=1000))</text:p>
          </table:table-cell>
          <table:table-cell table:style-name="ce1" table:formula="of:=[HumanReadable.J14]" office:value-type="float" office:value="0">
            <text:p>0</text:p>
          </table:table-cell>
          <table:table-cell table:style-name="ce1" table:formula="of:=[HumanReadable.K14]" office:value-type="float" office:value="0">
            <text:p>0</text:p>
          </table:table-cell>
          <table:table-cell table:style-name="ce1" table:formula="of:=INDIRECT(  ADDRESS(   MATCH([HumanReadable.L14];[HarvestRecipeList.$A$1:.$A$500];0);   MATCH(&quot;RecipeList&quot;;[RecipeList.$A$1:.$H$1];0);    1;1;&quot;HarvestRecipeList&quot;  ) )" office:value-type="float" office:value="0">
            <text:p>#N/A</text:p>
          </table:table-cell>
          <table:table-cell table:style-name="ce1" table:formula="of:=INDIRECT(  ADDRESS(   MATCH([HumanReadable.$M14];[RecipeList.$A$1:.$A$500];0);   MATCH(&quot;RecipeList&quot;;[RecipeList.$A$1:.$H$1];0);    1;1;&quot;RecipeList&quot;  ) )" office:value-type="float" office:value="0">
            <text:p>#N/A</text:p>
          </table:table-cell>
          <table:table-cell table:style-name="ce1" table:formula="of:=[HumanReadable.N14]" office:value-type="string" office:string-value="A Palace is the ultimate demonstration of wealth and power.&#10;&#10;It is a truly collossal undertaking to construct a palace.&#10;Constructing the palace wins the game.">
            <text:p>A Palace is the ultimate demonstration of wealth and power.</text:p>
            <text:p/>
            <text:p>It is a truly collossal undertaking to construct a palace.</text:p>
            <text:p>Constructing the palace wins the game.</text:p>
          </table:table-cell>
          <table:table-cell table:style-name="ce1" table:formula="of:=[HumanReadable.O14]" office:value-type="string" office:string-value="BP_Palace">
            <text:p>BP_Palace</text:p>
          </table:table-cell>
          <table:table-cell table:style-name="ce1" table:formula="of:=[HumanReadable.P14]" office:value-type="string" office:string-value="palaceIcon">
            <text:p>palaceIcon</text:p>
          </table:table-cell>
          <table:table-cell table:style-name="ce1" table:formula="of:=[HumanReadable.Q14]" office:value-type="string" office:string-value="default">
            <text:p>default</text:p>
          </table:table-cell>
          <table:table-cell table:number-columns-repeated="1007"/>
        </table:table-row>
        <table:table-row table:style-name="ro1">
          <table:table-cell table:style-name="ce1" table:formula="of:=IF(ISBLANK([HumanReadable.A15]);&quot;&quot;;[HumanReadable.A15])" office:value-type="string" office:string-value="Quarry">
            <text:p>Quarry</text:p>
          </table:table-cell>
          <table:table-cell table:style-name="ce1" table:formula="of:=[HumanReadable.B15]" office:value-type="string" office:string-value="Quarry">
            <text:p>Quarry</text:p>
          </table:table-cell>
          <table:table-cell table:style-name="ce1" table:formula="of:=[HumanReadable.C15]" office:value-type="float" office:value="8">
            <text:p>8</text:p>
          </table:table-cell>
          <table:table-cell table:style-name="ce1" table:formula="of:=[HumanReadable.D15]" office:value-type="float" office:value="200">
            <text:p>200</text:p>
          </table:table-cell>
          <table:table-cell table:style-name="ce1" table:formula="of:=[HumanReadable.E15]" office:value-type="string" office:string-value="Mason">
            <text:p>Mason</text:p>
          </table:table-cell>
          <table:table-cell table:style-name="ce1" table:formula="of:=[HumanReadable.F15]" office:value-type="float" office:value="0">
            <text:p>0</text:p>
          </table:table-cell>
          <table:table-cell table:style-name="ce1" table:formula="of:=[HumanReadable.G15]" office:value-type="float" office:value="1">
            <text:p>1</text:p>
          </table:table-cell>
          <table:table-cell table:style-name="ce1" table:formula="of:=INDIRECT(  ADDRESS(   MATCH(    [HumanReadable.$H15];[ConstructionRecipes.$A$1:.$A$500];0);    MATCH(&quot;ConstructionRecipe&quot;;[ConstructionRecipes.$A$1:.$H$1];0);    1;1;&quot;ConstructionRecipes&quot;  ) )" office:value-type="string" office:string-value="(materials=((itemType=Lumber,amount=2)),builderHits=25)">
            <text:p>(materials=((itemType=Lumber,amount=2)),builderHits=25)</text:p>
          </table:table-cell>
          <table:table-cell table:style-name="ce1" table:formula="of:=INDIRECT(  ADDRESS(   MATCH([HumanReadable.$I15];[Stockpiles.$A$1:.$A$500];0);   MATCH(&quot;Stockpiles&quot;;[Stockpiles.$A$1:.$H$1];0);    1;1;&quot;Stockpiles&quot;  ) )" office:value-type="string" office:string-value="((itemType=Stone,stockpileType=Product,maxStorage=7))">
            <text:p>((itemType=Stone,stockpileType=Product,maxStorage=7))</text:p>
          </table:table-cell>
          <table:table-cell table:style-name="ce1" table:formula="of:=[HumanReadable.J15]" office:value-type="float" office:value="1000">
            <text:p>1000</text:p>
          </table:table-cell>
          <table:table-cell table:style-name="ce1" table:formula="of:=[HumanReadable.K15]" office:value-type="float" office:value="1500">
            <text:p>1500</text:p>
          </table:table-cell>
          <table:table-cell table:style-name="ce1" table:formula="of:=INDIRECT(  ADDRESS(   MATCH([HumanReadable.L15];[HarvestRecipeList.$A$1:.$A$500];0);   MATCH(&quot;RecipeList&quot;;[RecipeList.$A$1:.$H$1];0);    1;1;&quot;HarvestRecipeList&quot;  ) )" office:value-type="string" office:string-value="((products=((itemType=Stone,amount=2)),polishDuration=6,interactEnvType=Stone))">
            <text:p>((products=((itemType=Stone,amount=2)),polishDuration=6,interactEnvType=Stone))</text:p>
          </table:table-cell>
          <table:table-cell table:style-name="ce1" table:formula="of:=INDIRECT(  ADDRESS(   MATCH([HumanReadable.$M15];[RecipeList.$A$1:.$A$500];0);   MATCH(&quot;RecipeList&quot;;[RecipeList.$A$1:.$H$1];0);    1;1;&quot;RecipeList&quot;  ) )" office:value-type="float" office:value="0">
            <text:p>#N/A</text:p>
          </table:table-cell>
          <table:table-cell table:style-name="ce1" table:formula="of:=[HumanReadable.N15]" office:value-type="string" office:string-value="The Mason operates from this house, to mine granite in the area you specified.&#10;&#10;Produces Stone.&#10;&#10;A mason needs to work in the quarry.">
            <text:p>The Mason operates from this house, to mine granite in the area you specified.</text:p>
            <text:p/>
            <text:p>Produces Stone.</text:p>
            <text:p/>
            <text:p>A mason needs to work in the quarry.</text:p>
          </table:table-cell>
          <table:table-cell table:style-name="ce1" table:formula="of:=[HumanReadable.O15]" office:value-type="string" office:string-value="BP_Quarry">
            <text:p>BP_Quarry</text:p>
          </table:table-cell>
          <table:table-cell table:style-name="ce1" table:formula="of:=[HumanReadable.P15]" office:value-type="string" office:string-value="quarryIcon">
            <text:p>quarryIcon</text:p>
          </table:table-cell>
          <table:table-cell table:style-name="ce1" table:formula="of:=[HumanReadable.Q15]" office:value-type="string" office:string-value="default">
            <text:p>default</text:p>
          </table:table-cell>
          <table:table-cell table:number-columns-repeated="1007"/>
        </table:table-row>
        <table:table-row table:style-name="ro1">
          <table:table-cell table:style-name="ce1" table:formula="of:=IF(ISBLANK([HumanReadable.A16]);&quot;&quot;;[HumanReadable.A16])" office:value-type="string" office:string-value="School">
            <text:p>School</text:p>
          </table:table-cell>
          <table:table-cell table:style-name="ce1" table:formula="of:=[HumanReadable.B16]" office:value-type="string" office:string-value="School">
            <text:p>School</text:p>
          </table:table-cell>
          <table:table-cell table:style-name="ce1" table:formula="of:=[HumanReadable.C16]" office:value-type="float" office:value="14">
            <text:p>14</text:p>
          </table:table-cell>
          <table:table-cell table:style-name="ce1" table:formula="of:=[HumanReadable.D16]" office:value-type="float" office:value="400">
            <text:p>400</text:p>
          </table:table-cell>
          <table:table-cell table:style-name="ce1" table:formula="of:=[HumanReadable.E16]" office:value-type="string" office:string-value="None">
            <text:p>None</text:p>
          </table:table-cell>
          <table:table-cell table:style-name="ce1" table:formula="of:=[HumanReadable.F16]" office:value-type="float" office:value="5">
            <text:p>5</text:p>
          </table:table-cell>
          <table:table-cell table:style-name="ce1" table:formula="of:=[HumanReadable.G16]" office:value-type="float" office:value="0">
            <text:p>0</text:p>
          </table:table-cell>
          <table:table-cell table:style-name="ce1" table:formula="of:=INDIRECT(  ADDRESS(   MATCH(    [HumanReadable.$H16];[ConstructionRecipes.$A$1:.$A$500];0);    MATCH(&quot;ConstructionRecipe&quot;;[ConstructionRecipes.$A$1:.$H$1];0);    1;1;&quot;ConstructionRecipes&quot;  ) )" office:value-type="string" office:string-value="(materials=((itemType=Lumber,amount=3),(itemType=Stone,amount=4)),builderHits=55)">
            <text:p>(materials=((itemType=Lumber,amount=3),(itemType=Stone,amount=4)),builderHits=55)</text:p>
          </table:table-cell>
          <table:table-cell table:style-name="ce1" table:formula="of:=INDIRECT(  ADDRESS(   MATCH([HumanReadable.$I16];[Stockpiles.$A$1:.$A$500];0);   MATCH(&quot;Stockpiles&quot;;[Stockpiles.$A$1:.$H$1];0);    1;1;&quot;Stockpiles&quot;  ) )" office:value-type="string" office:string-value="((itemType=GoldCoins,stockpileType=Educt,maxStorage=5))">
            <text:p>((itemType=GoldCoins,stockpileType=Educt,maxStorage=5))</text:p>
          </table:table-cell>
          <table:table-cell table:style-name="ce1" table:formula="of:=[HumanReadable.J16]" office:value-type="float" office:value="0">
            <text:p>0</text:p>
          </table:table-cell>
          <table:table-cell table:style-name="ce1" table:formula="of:=[HumanReadable.K16]" office:value-type="float" office:value="0">
            <text:p>0</text:p>
          </table:table-cell>
          <table:table-cell table:style-name="ce1" table:formula="of:=INDIRECT(  ADDRESS(   MATCH([HumanReadable.L16];[HarvestRecipeList.$A$1:.$A$500];0);   MATCH(&quot;RecipeList&quot;;[RecipeList.$A$1:.$H$1];0);    1;1;&quot;HarvestRecipeList&quot;  ) )" office:value-type="float" office:value="0">
            <text:p>#N/A</text:p>
          </table:table-cell>
          <table:table-cell table:style-name="ce1" table:formula="of:=INDIRECT(  ADDRESS(   MATCH([HumanReadable.$M16];[RecipeList.$A$1:.$A$500];0);   MATCH(&quot;RecipeList&quot;;[RecipeList.$A$1:.$H$1];0);    1;1;&quot;RecipeList&quot;  ) )" office:value-type="float" office:value="0">
            <text:p>#N/A</text:p>
          </table:table-cell>
          <table:table-cell table:style-name="ce1" table:formula="of:=[HumanReadable.N16]" office:value-type="string" office:string-value="In the School you can create new Citizen for Gold.&#10;&#10;Requires Gold Coins&#10;&#10;No one needs to work at the school.">
            <text:p>In the School you can create new Citizen for Gold.</text:p>
            <text:p/>
            <text:p>Requires Gold Coins</text:p>
            <text:p/>
            <text:p>No one needs to work at the school.</text:p>
          </table:table-cell>
          <table:table-cell table:style-name="ce1" table:formula="of:=[HumanReadable.O16]" office:value-type="string" office:string-value="BP_School">
            <text:p>BP_School</text:p>
          </table:table-cell>
          <table:table-cell table:style-name="ce1" table:formula="of:=[HumanReadable.P16]" office:value-type="string" office:string-value="schoolIcon">
            <text:p>schoolIcon</text:p>
          </table:table-cell>
          <table:table-cell table:style-name="ce1" table:formula="of:=[HumanReadable.Q16]" office:value-type="string" office:string-value="default">
            <text:p>default</text:p>
          </table:table-cell>
          <table:table-cell table:number-columns-repeated="1007"/>
        </table:table-row>
        <table:table-row table:style-name="ro1">
          <table:table-cell table:style-name="ce1" table:formula="of:=IF(ISBLANK([HumanReadable.A17]);&quot;&quot;;[HumanReadable.A17])" office:value-type="string" office:string-value="WeaponWorkshop">
            <text:p>WeaponWorkshop</text:p>
          </table:table-cell>
          <table:table-cell table:style-name="ce1" table:formula="of:=[HumanReadable.B17]" office:value-type="string" office:string-value="Weapon Workshop">
            <text:p>Weapon Workshop</text:p>
          </table:table-cell>
          <table:table-cell table:style-name="ce1" table:formula="of:=[HumanReadable.C17]" office:value-type="float" office:value="7">
            <text:p>7</text:p>
          </table:table-cell>
          <table:table-cell table:style-name="ce1" table:formula="of:=[HumanReadable.D17]" office:value-type="float" office:value="250">
            <text:p>250</text:p>
          </table:table-cell>
          <table:table-cell table:style-name="ce1" table:formula="of:=[HumanReadable.E17]" office:value-type="string" office:string-value="Carpenter">
            <text:p>Carpenter</text:p>
          </table:table-cell>
          <table:table-cell table:style-name="ce1" table:formula="of:=[HumanReadable.F17]" office:value-type="float" office:value="2">
            <text:p>2</text:p>
          </table:table-cell>
          <table:table-cell table:style-name="ce1" table:formula="of:=[HumanReadable.G17]" office:value-type="float" office:value="1">
            <text:p>1</text:p>
          </table:table-cell>
          <table:table-cell table:style-name="ce1" table:formula="of:=INDIRECT(  ADDRESS(   MATCH(    [HumanReadable.$H17];[ConstructionRecipes.$A$1:.$A$500];0);    MATCH(&quot;ConstructionRecipe&quot;;[ConstructionRecipes.$A$1:.$H$1];0);    1;1;&quot;ConstructionRecipes&quot;  ) )" office:value-type="string" office:string-value="(materials=((itemType=Lumber,amount=3),(itemType=Stone,amount=4)),builderHits=55)">
            <text:p>(materials=((itemType=Lumber,amount=3),(itemType=Stone,amount=4)),builderHits=55)</text:p>
          </table:table-cell>
          <table:table-cell table:style-name="ce1" table:formula="of:=INDIRECT(  ADDRESS(   MATCH([HumanReadable.$I17];[Stockpiles.$A$1:.$A$500];0);   MATCH(&quot;Stockpiles&quot;;[Stockpiles.$A$1:.$H$1];0);    1;1;&quot;Stockpiles&quot;  ) )" office:value-type="string" office:string-value="((itemType=Lumber,stockpileType=Educt,maxStorage=5),(itemType=HandAxe,stockpileType=Product,maxStorage=3))">
            <text:p>((itemType=Lumber,stockpileType=Educt,maxStorage=5),(itemType=HandAxe,stockpileType=Product,maxStorage=3))</text:p>
          </table:table-cell>
          <table:table-cell table:style-name="ce1" table:formula="of:=[HumanReadable.J17]" office:value-type="float" office:value="0">
            <text:p>0</text:p>
          </table:table-cell>
          <table:table-cell table:style-name="ce1" table:formula="of:=[HumanReadable.K17]" office:value-type="float" office:value="0">
            <text:p>0</text:p>
          </table:table-cell>
          <table:table-cell table:style-name="ce1" table:formula="of:=INDIRECT(  ADDRESS(   MATCH([HumanReadable.L17];[HarvestRecipeList.$A$1:.$A$500];0);   MATCH(&quot;RecipeList&quot;;[RecipeList.$A$1:.$H$1];0);    1;1;&quot;HarvestRecipeList&quot;  ) )" office:value-type="float" office:value="0">
            <text:p>#N/A</text:p>
          </table:table-cell>
          <table:table-cell table:style-name="ce1" table:formula="of:=INDIRECT(  ADDRESS(   MATCH([HumanReadable.$M17];[RecipeList.$A$1:.$A$500];0);   MATCH(&quot;RecipeList&quot;;[RecipeList.$A$1:.$H$1];0);    1;1;&quot;RecipeList&quot;  ) )" office:value-type="string" office:string-value="((educts=((itemType=Lumber,amount=2)),products=((itemType=HandAxe,amount=1)),craftDuration=7))">
            <text:p>((educts=((itemType=Lumber,amount=2)),products=((itemType=HandAxe,amount=1)),craftDuration=7))</text:p>
          </table:table-cell>
          <table:table-cell table:style-name="ce1" table:formula="of:=[HumanReadable.N17]" office:value-type="string" office:string-value="In the Weapon Workshop, the Carpenter creates small axes.&#10;&#10;Requires Lumber.&#10;Produes Hand Axe.&#10;&#10;A carpenter needs to work in the weapons workshop.">
            <text:p>In the Weapon Workshop, the Carpenter creates small axes.</text:p>
            <text:p/>
            <text:p>Requires Lumber.</text:p>
            <text:p>Produes Hand Axe.</text:p>
            <text:p/>
            <text:p>A carpenter needs to work in the weapons workshop.</text:p>
          </table:table-cell>
          <table:table-cell table:style-name="ce1" table:formula="of:=[HumanReadable.O17]" office:value-type="string" office:string-value="BP_WeaponWorkshop">
            <text:p>BP_WeaponWorkshop</text:p>
          </table:table-cell>
          <table:table-cell table:style-name="ce1" table:formula="of:=[HumanReadable.P17]" office:value-type="string" office:string-value="weaponWorkshopIcon">
            <text:p>weaponWorkshopIcon</text:p>
          </table:table-cell>
          <table:table-cell table:style-name="ce1" table:formula="of:=[HumanReadable.Q17]" office:value-type="string" office:string-value="default">
            <text:p>default</text:p>
          </table:table-cell>
          <table:table-cell table:style-name="Default" table:number-columns-repeated="1007"/>
        </table:table-row>
        <table:table-row table:style-name="ro1">
          <table:table-cell table:style-name="ce1" table:formula="of:=IF(ISBLANK([HumanReadable.A18]);&quot;&quot;;[HumanReadable.A18])" office:value-type="string" office:string-value="Warehouse">
            <text:p>Warehouse</text:p>
          </table:table-cell>
          <table:table-cell table:style-name="ce1" table:formula="of:=[HumanReadable.B18]" office:value-type="string" office:string-value="Warehouse">
            <text:p>Warehouse</text:p>
          </table:table-cell>
          <table:table-cell table:style-name="ce1" table:formula="of:=[HumanReadable.C18]" office:value-type="float" office:value="16">
            <text:p>16</text:p>
          </table:table-cell>
          <table:table-cell table:style-name="ce1" table:formula="of:=[HumanReadable.D18]" office:value-type="float" office:value="600">
            <text:p>600</text:p>
          </table:table-cell>
          <table:table-cell table:style-name="ce1" table:formula="of:=[HumanReadable.E18]" office:value-type="string" office:string-value="None">
            <text:p>None</text:p>
          </table:table-cell>
          <table:table-cell table:style-name="ce1" table:formula="of:=[HumanReadable.F18]" office:value-type="float" office:value="2">
            <text:p>2</text:p>
          </table:table-cell>
          <table:table-cell table:style-name="ce1" table:formula="of:=[HumanReadable.G18]" office:value-type="float" office:value="1">
            <text:p>1</text:p>
          </table:table-cell>
          <table:table-cell table:style-name="ce1" table:formula="of:=INDIRECT(  ADDRESS(   MATCH(    [HumanReadable.$H18];[ConstructionRecipes.$A$1:.$A$500];0);    MATCH(&quot;ConstructionRecipe&quot;;[ConstructionRecipes.$A$1:.$H$1];0);    1;1;&quot;ConstructionRecipes&quot;  ) )" office:value-type="string" office:string-value="(materials=((itemType=Lumber,amount=5),(itemType=Stone,amount=7)),builderHits=90)">
            <text:p>(materials=((itemType=Lumber,amount=5),(itemType=Stone,amount=7)),builderHits=90)</text:p>
          </table:table-cell>
          <table:table-cell table:style-name="ce1" table:formula="of:=INDIRECT(  ADDRESS(   MATCH([HumanReadable.$I18];[Stockpiles.$A$1:.$A$500];0);   MATCH(&quot;Stockpiles&quot;;[Stockpiles.$A$1:.$H$1];0);    1;1;&quot;Stockpiles&quot;  ) )" office:value-type="string" office:string-value="((itemType=Log,stockpileType=Warehouse,maxStorage=1000),(itemType=Lumber,stockpileType=Warehouse,maxStorage=1000),(itemType=HandAxe,stockpileType=Warehouse,maxStorage=1000),(itemType=Fish,stockpileType=Warehouse,maxStorage=1000),(itemType=Bread,stockpileType=Warehouse,maxStorage=1000),(itemType=Stone,stockpileType=Warehouse,maxStorage=1000),(itemType=GoldCoins,stockpileType=Warehouse,maxStorage=1000),(itemType=Wheat,stockpileType=Warehouse,maxStorage=1000),(itemType=Flour,stockpileType=Warehouse,maxStorage=1000),(itemType=IronOre,stockpileType=Warehouse,maxStorage=1000),(itemType=GoldOre,stockpileType=Warehouse,maxStorage=1000),(itemType=Coal,stockpileType=Warehouse,maxStorage=1000),(itemType=Iron,stockpileType=Warehouse,maxStorage=1000),(itemType=Wine,stockpileType=Warehouse,maxStorage=1000),(itemType=Sausages,stockpileType=Warehouse,maxStorage=1000))">
            <text:p>((itemType=Log,stockpileType=Warehouse,maxStorage=1000),(itemType=Lumber,stockpileType=Warehouse,maxStorage=1000),(itemType=HandAxe,stockpileType=Warehouse,maxStorage=1000),(itemType=Fish,stockpileType=Warehouse,maxStorage=1000),(itemType=Bread,stockpileType=Warehouse,maxStorage=1000),(itemType=Stone,stockpileType=Warehouse,maxStorage=1000),(itemType=GoldCoins,stockpileType=Warehouse,maxStorage=1000),(itemType=Wheat,stockpileType=Warehouse,maxStorage=1000),(itemType=Flour,stockpileType=Warehouse,maxStorage=1000),(itemType=IronOre,stockpileType=Warehouse,maxStorage=1000),(itemType=GoldOre,stockpileType=Warehouse,maxStorage=1000),(itemType=Coal,stockpileType=Warehouse,maxStorage=1000),(itemType=Iron,stockpileType=Warehouse,maxStorage=1000),(itemType=Wine,stockpileType=Warehouse,maxStorage=1000),(itemType=Sausages,stockpileType=Warehouse,maxStorage=1000))</text:p>
          </table:table-cell>
          <table:table-cell table:style-name="ce1" table:formula="of:=[HumanReadable.J18]" office:value-type="float" office:value="0">
            <text:p>0</text:p>
          </table:table-cell>
          <table:table-cell table:style-name="ce1" table:formula="of:=[HumanReadable.K18]" office:value-type="float" office:value="0">
            <text:p>0</text:p>
          </table:table-cell>
          <table:table-cell table:style-name="ce1" table:formula="of:=INDIRECT(  ADDRESS(   MATCH([HumanReadable.L18];[HarvestRecipeList.$A$1:.$A$500];0);   MATCH(&quot;RecipeList&quot;;[RecipeList.$A$1:.$H$1];0);    1;1;&quot;HarvestRecipeList&quot;  ) )" office:value-type="float" office:value="0">
            <text:p>#N/A</text:p>
          </table:table-cell>
          <table:table-cell table:style-name="ce1" table:formula="of:=INDIRECT(  ADDRESS(   MATCH([HumanReadable.$M18];[RecipeList.$A$1:.$A$500];0);   MATCH(&quot;RecipeList&quot;;[RecipeList.$A$1:.$H$1];0);    1;1;&quot;RecipeList&quot;  ) )" office:value-type="float" office:value="0">
            <text:p>#N/A</text:p>
          </table:table-cell>
          <table:table-cell table:style-name="ce1" table:formula="of:=[HumanReadable.N18]" office:value-type="string" office:string-value="The Warehouse stores all of your items. &#10;&#10;No one needs to work at the Warehouse.">
            <text:p>The Warehouse stores all of your items. </text:p>
            <text:p/>
            <text:p>No one needs to work at the Warehouse.</text:p>
          </table:table-cell>
          <table:table-cell table:style-name="ce1" table:formula="of:=[HumanReadable.O18]" office:value-type="string" office:string-value="BP_Warehouse">
            <text:p>BP_Warehouse</text:p>
          </table:table-cell>
          <table:table-cell table:style-name="ce1" table:formula="of:=[HumanReadable.P18]" office:value-type="string" office:string-value="warehouseIcon">
            <text:p>warehouseIcon</text:p>
          </table:table-cell>
          <table:table-cell table:style-name="ce1" table:formula="of:=[HumanReadable.Q18]" office:value-type="string" office:string-value="default">
            <text:p>default</text:p>
          </table:table-cell>
          <table:table-cell table:style-name="Default" table:number-columns-repeated="1007"/>
        </table:table-row>
        <table:table-row table:style-name="ro1">
          <table:table-cell table:style-name="ce1" table:formula="of:=IF(ISBLANK([HumanReadable.A19]);&quot;&quot;;[HumanReadable.A19])" office:value-type="string" office:string-value="MissingNo">
            <text:p>MissingNo</text:p>
          </table:table-cell>
          <table:table-cell table:style-name="ce1" table:formula="of:=[HumanReadable.B19]" office:value-type="string" office:string-value="MissingNo">
            <text:p>MissingNo</text:p>
          </table:table-cell>
          <table:table-cell table:style-name="ce1" table:formula="of:=[HumanReadable.C19]" office:value-type="float" office:value="0">
            <text:p>0</text:p>
          </table:table-cell>
          <table:table-cell table:style-name="ce1" table:formula="of:=[HumanReadable.D19]" office:value-type="float" office:value="1">
            <text:p>1</text:p>
          </table:table-cell>
          <table:table-cell table:style-name="ce1" table:formula="of:=[HumanReadable.E19]" office:value-type="string" office:string-value="MissingNo">
            <text:p>MissingNo</text:p>
          </table:table-cell>
          <table:table-cell table:style-name="ce1" table:formula="of:=[HumanReadable.F19]" office:value-type="float" office:value="0">
            <text:p>0</text:p>
          </table:table-cell>
          <table:table-cell table:style-name="ce1" table:formula="of:=[HumanReadable.G19]" office:value-type="float" office:value="0">
            <text:p>0</text:p>
          </table:table-cell>
          <table:table-cell table:style-name="ce1" table:formula="of:=INDIRECT(  ADDRESS(   MATCH(    [HumanReadable.$H19];[ConstructionRecipes.$A$1:.$A$500];0);    MATCH(&quot;ConstructionRecipe&quot;;[ConstructionRecipes.$A$1:.$H$1];0);    1;1;&quot;ConstructionRecipes&quot;  ) )" office:value-type="float" office:value="0">
            <text:p>#N/A</text:p>
          </table:table-cell>
          <table:table-cell table:style-name="ce1" table:formula="of:=INDIRECT(  ADDRESS(   MATCH([HumanReadable.$I19];[Stockpiles.$A$1:.$A$500];0);   MATCH(&quot;Stockpiles&quot;;[Stockpiles.$A$1:.$H$1];0);    1;1;&quot;Stockpiles&quot;  ) )" office:value-type="float" office:value="0">
            <text:p>#N/A</text:p>
          </table:table-cell>
          <table:table-cell table:style-name="ce1" table:formula="of:=[HumanReadable.J19]" office:value-type="float" office:value="0">
            <text:p>0</text:p>
          </table:table-cell>
          <table:table-cell table:style-name="ce1" table:formula="of:=[HumanReadable.K19]" office:value-type="float" office:value="0">
            <text:p>0</text:p>
          </table:table-cell>
          <table:table-cell table:style-name="ce1" table:formula="of:=INDIRECT(  ADDRESS(   MATCH([HumanReadable.L19];[HarvestRecipeList.$A$1:.$A$500];0);   MATCH(&quot;RecipeList&quot;;[RecipeList.$A$1:.$H$1];0);    1;1;&quot;HarvestRecipeList&quot;  ) )" office:value-type="float" office:value="0">
            <text:p>#N/A</text:p>
          </table:table-cell>
          <table:table-cell table:style-name="ce1" table:formula="of:=INDIRECT(  ADDRESS(   MATCH([HumanReadable.$M19];[RecipeList.$A$1:.$A$500];0);   MATCH(&quot;RecipeList&quot;;[RecipeList.$A$1:.$H$1];0);    1;1;&quot;RecipeList&quot;  ) )" office:value-type="float" office:value="0">
            <text:p>#N/A</text:p>
          </table:table-cell>
          <table:table-cell table:style-name="ce1" table:formula="of:=[HumanReadable.N19]" office:value-type="string" office:string-value="Missing Building">
            <text:p>Missing Building</text:p>
          </table:table-cell>
          <table:table-cell table:style-name="ce1" table:formula="of:=[HumanReadable.O19]" office:value-type="float" office:value="0">
            <text:p>0</text:p>
          </table:table-cell>
          <table:table-cell table:style-name="ce1" table:formula="of:=[HumanReadable.P19]" office:value-type="string" office:string-value="missingIcon">
            <text:p>missingIcon</text:p>
          </table:table-cell>
          <table:table-cell table:style-name="ce1" table:formula="of:=[HumanReadable.Q19]" office:value-type="string" office:string-value="default">
            <text:p>default</text:p>
          </table:table-cell>
          <table:table-cell table:style-name="Default" table:number-columns-repeated="1007"/>
        </table:table-row>
        <table:table-row table:style-name="ro1">
          <table:table-cell table:style-name="ce1" table:formula="of:=IF(ISBLANK([HumanReadable.A20]);&quot;&quot;;[HumanReadable.A20])" office:value-type="string" office:string-value="Debug">
            <text:p>Debug</text:p>
          </table:table-cell>
          <table:table-cell table:style-name="ce1" table:formula="of:=[HumanReadable.B20]" office:value-type="string" office:string-value="Debug">
            <text:p>Debug</text:p>
          </table:table-cell>
          <table:table-cell table:style-name="ce1" table:formula="of:=[HumanReadable.C20]" office:value-type="float" office:value="0">
            <text:p>0</text:p>
          </table:table-cell>
          <table:table-cell table:style-name="ce1" table:formula="of:=[HumanReadable.D20]" office:value-type="float" office:value="1">
            <text:p>1</text:p>
          </table:table-cell>
          <table:table-cell table:style-name="ce1" table:formula="of:=[HumanReadable.E20]" office:value-type="string" office:string-value="Debug">
            <text:p>Debug</text:p>
          </table:table-cell>
          <table:table-cell table:style-name="ce1" table:formula="of:=[HumanReadable.F20]" office:value-type="float" office:value="0">
            <text:p>0</text:p>
          </table:table-cell>
          <table:table-cell table:style-name="ce1" table:formula="of:=[HumanReadable.G20]" office:value-type="float" office:value="0">
            <text:p>0</text:p>
          </table:table-cell>
          <table:table-cell table:style-name="ce1" table:formula="of:=INDIRECT(  ADDRESS(   MATCH(    [HumanReadable.$H20];[ConstructionRecipes.$A$1:.$A$500];0);    MATCH(&quot;ConstructionRecipe&quot;;[ConstructionRecipes.$A$1:.$H$1];0);    1;1;&quot;ConstructionRecipes&quot;  ) )" office:value-type="float" office:value="0">
            <text:p>#N/A</text:p>
          </table:table-cell>
          <table:table-cell table:style-name="ce1" table:formula="of:=INDIRECT(  ADDRESS(   MATCH([HumanReadable.$I20];[Stockpiles.$A$1:.$A$500];0);   MATCH(&quot;Stockpiles&quot;;[Stockpiles.$A$1:.$H$1];0);    1;1;&quot;Stockpiles&quot;  ) )" office:value-type="float" office:value="0">
            <text:p>#N/A</text:p>
          </table:table-cell>
          <table:table-cell table:style-name="ce1" table:formula="of:=[HumanReadable.J20]" office:value-type="float" office:value="0">
            <text:p>0</text:p>
          </table:table-cell>
          <table:table-cell table:style-name="ce1" table:formula="of:=[HumanReadable.K20]" office:value-type="float" office:value="0">
            <text:p>0</text:p>
          </table:table-cell>
          <table:table-cell table:style-name="ce1" table:formula="of:=INDIRECT(  ADDRESS(   MATCH([HumanReadable.L20];[HarvestRecipeList.$A$1:.$A$500];0);   MATCH(&quot;RecipeList&quot;;[RecipeList.$A$1:.$H$1];0);    1;1;&quot;HarvestRecipeList&quot;  ) )" office:value-type="float" office:value="0">
            <text:p>#N/A</text:p>
          </table:table-cell>
          <table:table-cell table:style-name="ce1" table:formula="of:=INDIRECT(  ADDRESS(   MATCH([HumanReadable.$M20];[RecipeList.$A$1:.$A$500];0);   MATCH(&quot;RecipeList&quot;;[RecipeList.$A$1:.$H$1];0);    1;1;&quot;RecipeList&quot;  ) )" office:value-type="float" office:value="0">
            <text:p>#N/A</text:p>
          </table:table-cell>
          <table:table-cell table:style-name="ce1" table:formula="of:=[HumanReadable.N20]" office:value-type="string" office:string-value="Debug Building">
            <text:p>Debug Building</text:p>
          </table:table-cell>
          <table:table-cell table:style-name="ce1" table:formula="of:=[HumanReadable.O20]" office:value-type="float" office:value="0">
            <text:p>0</text:p>
          </table:table-cell>
          <table:table-cell table:style-name="ce1" table:formula="of:=[HumanReadable.P20]" office:value-type="string" office:string-value="debugIcon">
            <text:p>debugIcon</text:p>
          </table:table-cell>
          <table:table-cell table:style-name="ce1" table:formula="of:=[HumanReadable.Q20]" office:value-type="string" office:string-value="default">
            <text:p>default</text:p>
          </table:table-cell>
          <table:table-cell table:style-name="Default" table:number-columns-repeated="1007"/>
        </table:table-row>
        <table:table-row table:style-name="ro1">
          <table:table-cell table:style-name="ce1" table:formula="of:=IF(ISBLANK([HumanReadable.A21]);&quot;&quot;;[HumanReadable.A21])">
            <text:p/>
          </table:table-cell>
          <table:table-cell table:style-name="ce1" table:formula="of:=[HumanReadable.B21]" office:value-type="float" office:value="0">
            <text:p>0</text:p>
          </table:table-cell>
          <table:table-cell table:style-name="ce1" table:formula="of:=[HumanReadable.C21]" office:value-type="float" office:value="0">
            <text:p>0</text:p>
          </table:table-cell>
          <table:table-cell table:style-name="ce1" table:formula="of:=[HumanReadable.D21]" office:value-type="float" office:value="250">
            <text:p>250</text:p>
          </table:table-cell>
          <table:table-cell table:style-name="ce1" table:formula="of:=[HumanReadable.E21]" office:value-type="float" office:value="0">
            <text:p>0</text:p>
          </table:table-cell>
          <table:table-cell table:style-name="ce1" table:formula="of:=[HumanReadable.F21]" office:value-type="float" office:value="0">
            <text:p>0</text:p>
          </table:table-cell>
          <table:table-cell table:style-name="ce1" table:formula="of:=[HumanReadable.G21]" office:value-type="float" office:value="0">
            <text:p>0</text:p>
          </table:table-cell>
          <table:table-cell table:style-name="ce1" table:formula="of:=INDIRECT(  ADDRESS(   MATCH(    [HumanReadable.$H21];[ConstructionRecipes.$A$1:.$A$500];0);    MATCH(&quot;ConstructionRecipe&quot;;[ConstructionRecipes.$A$1:.$H$1];0);    1;1;&quot;ConstructionRecipes&quot;  ) )" office:value-type="float" office:value="0">
            <text:p>#N/A</text:p>
          </table:table-cell>
          <table:table-cell table:style-name="ce1" table:formula="of:=INDIRECT(  ADDRESS(   MATCH([HumanReadable.$I21];[Stockpiles.$A$1:.$A$500];0);   MATCH(&quot;Stockpiles&quot;;[Stockpiles.$A$1:.$H$1];0);    1;1;&quot;Stockpiles&quot;  ) )" office:value-type="float" office:value="0">
            <text:p>#N/A</text:p>
          </table:table-cell>
          <table:table-cell table:style-name="ce1" table:formula="of:=[HumanReadable.J21]" office:value-type="float" office:value="0">
            <text:p>0</text:p>
          </table:table-cell>
          <table:table-cell table:style-name="ce1" table:formula="of:=[HumanReadable.K21]" office:value-type="float" office:value="0">
            <text:p>0</text:p>
          </table:table-cell>
          <table:table-cell table:style-name="ce1" table:formula="of:=INDIRECT(  ADDRESS(   MATCH([HumanReadable.L21];[HarvestRecipeList.$A$1:.$A$500];0);   MATCH(&quot;RecipeList&quot;;[RecipeList.$A$1:.$H$1];0);    1;1;&quot;HarvestRecipeList&quot;  ) )" office:value-type="float" office:value="0">
            <text:p>#N/A</text:p>
          </table:table-cell>
          <table:table-cell table:style-name="ce1" table:formula="of:=INDIRECT(  ADDRESS(   MATCH([HumanReadable.$M21];[RecipeList.$A$1:.$A$500];0);   MATCH(&quot;RecipeList&quot;;[RecipeList.$A$1:.$H$1];0);    1;1;&quot;RecipeList&quot;  ) )" office:value-type="float" office:value="0">
            <text:p>#N/A</text:p>
          </table:table-cell>
          <table:table-cell table:style-name="ce1" table:formula="of:=[HumanReadable.N21]" office:value-type="float" office:value="0">
            <text:p>0</text:p>
          </table:table-cell>
          <table:table-cell table:style-name="ce1" table:formula="of:=[HumanReadable.O21]" office:value-type="float" office:value="0">
            <text:p>0</text:p>
          </table:table-cell>
          <table:table-cell table:style-name="ce1" table:formula="of:=[HumanReadable.P21]" office:value-type="float" office:value="0">
            <text:p>0</text:p>
          </table:table-cell>
          <table:table-cell table:style-name="ce1" table:formula="of:=[HumanReadable.Q21]" office:value-type="string" office:string-value="default">
            <text:p>default</text:p>
          </table:table-cell>
          <table:table-cell table:style-name="Default" table:number-columns-repeated="1007"/>
        </table:table-row>
        <table:table-row table:style-name="ro1">
          <table:table-cell table:style-name="ce1" table:formula="of:=IF(ISBLANK([HumanReadable.A22]);&quot;&quot;;[HumanReadable.A22])">
            <text:p/>
          </table:table-cell>
          <table:table-cell table:style-name="ce1" table:formula="of:=[HumanReadable.B22]" office:value-type="float" office:value="0">
            <text:p>0</text:p>
          </table:table-cell>
          <table:table-cell table:style-name="ce1" table:formula="of:=[HumanReadable.C22]" office:value-type="float" office:value="0">
            <text:p>0</text:p>
          </table:table-cell>
          <table:table-cell table:style-name="ce1" table:formula="of:=[HumanReadable.D22]" office:value-type="float" office:value="250">
            <text:p>250</text:p>
          </table:table-cell>
          <table:table-cell table:style-name="ce1" table:formula="of:=[HumanReadable.E22]" office:value-type="float" office:value="0">
            <text:p>0</text:p>
          </table:table-cell>
          <table:table-cell table:style-name="ce1" table:formula="of:=[HumanReadable.F22]" office:value-type="float" office:value="0">
            <text:p>0</text:p>
          </table:table-cell>
          <table:table-cell table:style-name="ce1" table:formula="of:=[HumanReadable.G22]" office:value-type="float" office:value="0">
            <text:p>0</text:p>
          </table:table-cell>
          <table:table-cell table:style-name="ce1" table:formula="of:=INDIRECT(  ADDRESS(   MATCH(    [HumanReadable.$H22];[ConstructionRecipes.$A$1:.$A$500];0);    MATCH(&quot;ConstructionRecipe&quot;;[ConstructionRecipes.$A$1:.$H$1];0);    1;1;&quot;ConstructionRecipes&quot;  ) )" office:value-type="float" office:value="0">
            <text:p>#N/A</text:p>
          </table:table-cell>
          <table:table-cell table:style-name="ce1" table:formula="of:=INDIRECT(  ADDRESS(   MATCH([HumanReadable.$I22];[Stockpiles.$A$1:.$A$500];0);   MATCH(&quot;Stockpiles&quot;;[Stockpiles.$A$1:.$H$1];0);    1;1;&quot;Stockpiles&quot;  ) )" office:value-type="float" office:value="0">
            <text:p>#N/A</text:p>
          </table:table-cell>
          <table:table-cell table:style-name="ce1" table:formula="of:=[HumanReadable.J22]" office:value-type="float" office:value="0">
            <text:p>0</text:p>
          </table:table-cell>
          <table:table-cell table:style-name="ce1" table:formula="of:=[HumanReadable.K22]" office:value-type="float" office:value="0">
            <text:p>0</text:p>
          </table:table-cell>
          <table:table-cell table:style-name="ce1" table:formula="of:=INDIRECT(  ADDRESS(   MATCH([HumanReadable.L22];[HarvestRecipeList.$A$1:.$A$500];0);   MATCH(&quot;RecipeList&quot;;[RecipeList.$A$1:.$H$1];0);    1;1;&quot;HarvestRecipeList&quot;  ) )" office:value-type="float" office:value="0">
            <text:p>#N/A</text:p>
          </table:table-cell>
          <table:table-cell table:style-name="ce1" table:formula="of:=INDIRECT(  ADDRESS(   MATCH([HumanReadable.$M22];[RecipeList.$A$1:.$A$500];0);   MATCH(&quot;RecipeList&quot;;[RecipeList.$A$1:.$H$1];0);    1;1;&quot;RecipeList&quot;  ) )" office:value-type="float" office:value="0">
            <text:p>#N/A</text:p>
          </table:table-cell>
          <table:table-cell table:style-name="ce1" table:formula="of:=[HumanReadable.N22]" office:value-type="float" office:value="0">
            <text:p>0</text:p>
          </table:table-cell>
          <table:table-cell table:style-name="ce1" table:formula="of:=[HumanReadable.O22]" office:value-type="float" office:value="0">
            <text:p>0</text:p>
          </table:table-cell>
          <table:table-cell table:style-name="ce1" table:formula="of:=[HumanReadable.P22]" office:value-type="float" office:value="0">
            <text:p>0</text:p>
          </table:table-cell>
          <table:table-cell table:style-name="ce1" table:formula="of:=[HumanReadable.Q22]" office:value-type="string" office:string-value="default">
            <text:p>default</text:p>
          </table:table-cell>
          <table:table-cell table:style-name="Default" table:number-columns-repeated="1007"/>
        </table:table-row>
        <table:table-row table:style-name="ro1">
          <table:table-cell table:style-name="ce1" table:formula="of:=IF(ISBLANK([HumanReadable.A23]);&quot;&quot;;[HumanReadable.A23])">
            <text:p/>
          </table:table-cell>
          <table:table-cell table:style-name="ce1" table:formula="of:=[HumanReadable.B23]" office:value-type="float" office:value="0">
            <text:p>0</text:p>
          </table:table-cell>
          <table:table-cell table:style-name="ce1" table:formula="of:=[HumanReadable.C23]" office:value-type="float" office:value="0">
            <text:p>0</text:p>
          </table:table-cell>
          <table:table-cell table:style-name="ce1" table:formula="of:=[HumanReadable.D23]" office:value-type="float" office:value="250">
            <text:p>250</text:p>
          </table:table-cell>
          <table:table-cell table:style-name="ce1" table:formula="of:=[HumanReadable.E23]" office:value-type="float" office:value="0">
            <text:p>0</text:p>
          </table:table-cell>
          <table:table-cell table:style-name="ce1" table:formula="of:=[HumanReadable.F23]" office:value-type="float" office:value="0">
            <text:p>0</text:p>
          </table:table-cell>
          <table:table-cell table:style-name="ce1" table:formula="of:=[HumanReadable.G23]" office:value-type="float" office:value="0">
            <text:p>0</text:p>
          </table:table-cell>
          <table:table-cell table:style-name="ce1" table:formula="of:=INDIRECT(  ADDRESS(   MATCH(    [HumanReadable.$H23];[ConstructionRecipes.$A$1:.$A$500];0);    MATCH(&quot;ConstructionRecipe&quot;;[ConstructionRecipes.$A$1:.$H$1];0);    1;1;&quot;ConstructionRecipes&quot;  ) )" office:value-type="float" office:value="0">
            <text:p>#N/A</text:p>
          </table:table-cell>
          <table:table-cell table:style-name="ce1" table:formula="of:=INDIRECT(  ADDRESS(   MATCH([HumanReadable.$I23];[Stockpiles.$A$1:.$A$500];0);   MATCH(&quot;Stockpiles&quot;;[Stockpiles.$A$1:.$H$1];0);    1;1;&quot;Stockpiles&quot;  ) )" office:value-type="float" office:value="0">
            <text:p>#N/A</text:p>
          </table:table-cell>
          <table:table-cell table:style-name="ce1" table:formula="of:=[HumanReadable.J23]" office:value-type="float" office:value="0">
            <text:p>0</text:p>
          </table:table-cell>
          <table:table-cell table:style-name="ce1" table:formula="of:=[HumanReadable.K23]" office:value-type="float" office:value="0">
            <text:p>0</text:p>
          </table:table-cell>
          <table:table-cell table:style-name="ce1" table:formula="of:=INDIRECT(  ADDRESS(   MATCH([HumanReadable.L23];[HarvestRecipeList.$A$1:.$A$500];0);   MATCH(&quot;RecipeList&quot;;[RecipeList.$A$1:.$H$1];0);    1;1;&quot;HarvestRecipeList&quot;  ) )" office:value-type="float" office:value="0">
            <text:p>#N/A</text:p>
          </table:table-cell>
          <table:table-cell table:style-name="ce1" table:formula="of:=INDIRECT(  ADDRESS(   MATCH([HumanReadable.$M23];[RecipeList.$A$1:.$A$500];0);   MATCH(&quot;RecipeList&quot;;[RecipeList.$A$1:.$H$1];0);    1;1;&quot;RecipeList&quot;  ) )" office:value-type="float" office:value="0">
            <text:p>#N/A</text:p>
          </table:table-cell>
          <table:table-cell table:style-name="ce1" table:formula="of:=[HumanReadable.N23]" office:value-type="float" office:value="0">
            <text:p>0</text:p>
          </table:table-cell>
          <table:table-cell table:style-name="ce1" table:formula="of:=[HumanReadable.O23]" office:value-type="float" office:value="0">
            <text:p>0</text:p>
          </table:table-cell>
          <table:table-cell table:style-name="ce1" table:formula="of:=[HumanReadable.P23]" office:value-type="float" office:value="0">
            <text:p>0</text:p>
          </table:table-cell>
          <table:table-cell table:style-name="ce1" table:formula="of:=[HumanReadable.Q23]" office:value-type="string" office:string-value="default">
            <text:p>default</text:p>
          </table:table-cell>
          <table:table-cell table:style-name="Default" table:number-columns-repeated="1007"/>
        </table:table-row>
        <table:table-row table:style-name="ro1">
          <table:table-cell table:style-name="ce1" table:formula="of:=IF(ISBLANK([HumanReadable.A24]);&quot;&quot;;[HumanReadable.A24])">
            <text:p/>
          </table:table-cell>
          <table:table-cell table:style-name="ce1" table:formula="of:=[HumanReadable.B24]" office:value-type="float" office:value="0">
            <text:p>0</text:p>
          </table:table-cell>
          <table:table-cell table:style-name="ce1" table:formula="of:=[HumanReadable.C24]" office:value-type="float" office:value="0">
            <text:p>0</text:p>
          </table:table-cell>
          <table:table-cell table:style-name="ce1" table:formula="of:=[HumanReadable.D24]" office:value-type="float" office:value="250">
            <text:p>250</text:p>
          </table:table-cell>
          <table:table-cell table:style-name="ce1" table:formula="of:=[HumanReadable.E24]" office:value-type="float" office:value="0">
            <text:p>0</text:p>
          </table:table-cell>
          <table:table-cell table:style-name="ce1" table:formula="of:=[HumanReadable.F24]" office:value-type="float" office:value="0">
            <text:p>0</text:p>
          </table:table-cell>
          <table:table-cell table:style-name="ce1" table:formula="of:=[HumanReadable.G24]" office:value-type="float" office:value="0">
            <text:p>0</text:p>
          </table:table-cell>
          <table:table-cell table:style-name="ce1" table:formula="of:=INDIRECT(  ADDRESS(   MATCH(    [HumanReadable.$H24];[ConstructionRecipes.$A$1:.$A$500];0);    MATCH(&quot;ConstructionRecipe&quot;;[ConstructionRecipes.$A$1:.$H$1];0);    1;1;&quot;ConstructionRecipes&quot;  ) )" office:value-type="float" office:value="0">
            <text:p>#N/A</text:p>
          </table:table-cell>
          <table:table-cell table:style-name="ce1" table:formula="of:=INDIRECT(  ADDRESS(   MATCH([HumanReadable.$I24];[Stockpiles.$A$1:.$A$500];0);   MATCH(&quot;Stockpiles&quot;;[Stockpiles.$A$1:.$H$1];0);    1;1;&quot;Stockpiles&quot;  ) )" office:value-type="float" office:value="0">
            <text:p>#N/A</text:p>
          </table:table-cell>
          <table:table-cell table:style-name="ce1" table:formula="of:=[HumanReadable.J24]" office:value-type="float" office:value="0">
            <text:p>0</text:p>
          </table:table-cell>
          <table:table-cell table:style-name="ce1" table:formula="of:=[HumanReadable.K24]" office:value-type="float" office:value="0">
            <text:p>0</text:p>
          </table:table-cell>
          <table:table-cell table:style-name="ce1" table:formula="of:=INDIRECT(  ADDRESS(   MATCH([HumanReadable.L24];[HarvestRecipeList.$A$1:.$A$500];0);   MATCH(&quot;RecipeList&quot;;[RecipeList.$A$1:.$H$1];0);    1;1;&quot;HarvestRecipeList&quot;  ) )" office:value-type="float" office:value="0">
            <text:p>#N/A</text:p>
          </table:table-cell>
          <table:table-cell table:style-name="ce1" table:formula="of:=INDIRECT(  ADDRESS(   MATCH([HumanReadable.$M24];[RecipeList.$A$1:.$A$500];0);   MATCH(&quot;RecipeList&quot;;[RecipeList.$A$1:.$H$1];0);    1;1;&quot;RecipeList&quot;  ) )" office:value-type="float" office:value="0">
            <text:p>#N/A</text:p>
          </table:table-cell>
          <table:table-cell table:style-name="ce1" table:formula="of:=[HumanReadable.N24]" office:value-type="float" office:value="0">
            <text:p>0</text:p>
          </table:table-cell>
          <table:table-cell table:style-name="ce1" table:formula="of:=[HumanReadable.O24]" office:value-type="float" office:value="0">
            <text:p>0</text:p>
          </table:table-cell>
          <table:table-cell table:style-name="ce1" table:formula="of:=[HumanReadable.P24]" office:value-type="float" office:value="0">
            <text:p>0</text:p>
          </table:table-cell>
          <table:table-cell table:style-name="ce1" table:formula="of:=[HumanReadable.Q24]" office:value-type="string" office:string-value="default">
            <text:p>default</text:p>
          </table:table-cell>
          <table:table-cell table:style-name="Default" table:number-columns-repeated="1007"/>
        </table:table-row>
        <table:table-row table:style-name="ro1">
          <table:table-cell table:style-name="ce1" table:formula="of:=IF(ISBLANK([HumanReadable.A25]);&quot;&quot;;[HumanReadable.A25])">
            <text:p/>
          </table:table-cell>
          <table:table-cell table:style-name="ce1" table:formula="of:=[HumanReadable.B25]" office:value-type="float" office:value="0">
            <text:p>0</text:p>
          </table:table-cell>
          <table:table-cell table:style-name="ce1" table:formula="of:=[HumanReadable.C25]" office:value-type="float" office:value="0">
            <text:p>0</text:p>
          </table:table-cell>
          <table:table-cell table:style-name="ce1" table:formula="of:=[HumanReadable.D25]" office:value-type="float" office:value="250">
            <text:p>250</text:p>
          </table:table-cell>
          <table:table-cell table:style-name="ce1" table:formula="of:=[HumanReadable.E25]" office:value-type="float" office:value="0">
            <text:p>0</text:p>
          </table:table-cell>
          <table:table-cell table:style-name="ce1" table:formula="of:=[HumanReadable.F25]" office:value-type="float" office:value="0">
            <text:p>0</text:p>
          </table:table-cell>
          <table:table-cell table:style-name="ce1" table:formula="of:=[HumanReadable.G25]" office:value-type="float" office:value="0">
            <text:p>0</text:p>
          </table:table-cell>
          <table:table-cell table:style-name="ce1" table:formula="of:=INDIRECT(  ADDRESS(   MATCH(    [HumanReadable.$H25];[ConstructionRecipes.$A$1:.$A$500];0);    MATCH(&quot;ConstructionRecipe&quot;;[ConstructionRecipes.$A$1:.$H$1];0);    1;1;&quot;ConstructionRecipes&quot;  ) )" office:value-type="float" office:value="0">
            <text:p>#N/A</text:p>
          </table:table-cell>
          <table:table-cell table:style-name="ce1" table:formula="of:=INDIRECT(  ADDRESS(   MATCH([HumanReadable.$I25];[Stockpiles.$A$1:.$A$500];0);   MATCH(&quot;Stockpiles&quot;;[Stockpiles.$A$1:.$H$1];0);    1;1;&quot;Stockpiles&quot;  ) )" office:value-type="float" office:value="0">
            <text:p>#N/A</text:p>
          </table:table-cell>
          <table:table-cell table:style-name="ce1" table:formula="of:=[HumanReadable.J25]" office:value-type="float" office:value="0">
            <text:p>0</text:p>
          </table:table-cell>
          <table:table-cell table:style-name="ce1" table:formula="of:=[HumanReadable.K25]" office:value-type="float" office:value="0">
            <text:p>0</text:p>
          </table:table-cell>
          <table:table-cell table:style-name="ce1" table:formula="of:=INDIRECT(  ADDRESS(   MATCH([HumanReadable.L25];[HarvestRecipeList.$A$1:.$A$500];0);   MATCH(&quot;RecipeList&quot;;[RecipeList.$A$1:.$H$1];0);    1;1;&quot;HarvestRecipeList&quot;  ) )" office:value-type="float" office:value="0">
            <text:p>#N/A</text:p>
          </table:table-cell>
          <table:table-cell table:style-name="ce1" table:formula="of:=INDIRECT(  ADDRESS(   MATCH([HumanReadable.$M25];[RecipeList.$A$1:.$A$500];0);   MATCH(&quot;RecipeList&quot;;[RecipeList.$A$1:.$H$1];0);    1;1;&quot;RecipeList&quot;  ) )" office:value-type="float" office:value="0">
            <text:p>#N/A</text:p>
          </table:table-cell>
          <table:table-cell table:style-name="ce1" table:formula="of:=[HumanReadable.N25]" office:value-type="float" office:value="0">
            <text:p>0</text:p>
          </table:table-cell>
          <table:table-cell table:style-name="ce1" table:formula="of:=[HumanReadable.O25]" office:value-type="float" office:value="0">
            <text:p>0</text:p>
          </table:table-cell>
          <table:table-cell table:style-name="ce1" table:formula="of:=[HumanReadable.P25]" office:value-type="float" office:value="0">
            <text:p>0</text:p>
          </table:table-cell>
          <table:table-cell table:style-name="ce1" table:formula="of:=[HumanReadable.Q25]" office:value-type="string" office:string-value="default">
            <text:p>default</text:p>
          </table:table-cell>
          <table:table-cell table:style-name="Default" table:number-columns-repeated="1007"/>
        </table:table-row>
        <table:table-row table:style-name="ro1" table:number-rows-repeated="23">
          <table:table-cell table:style-name="Default" table:number-columns-repeated="16"/>
          <table:table-cell/>
          <table:table-cell table:style-name="Default" table:number-columns-repeated="1007"/>
        </table:table-row>
        <table:table-row table:style-name="ro1" table:number-rows-repeated="1048526">
          <table:table-cell table:number-columns-repeated="1024"/>
        </table:table-row>
        <table:table-row table:style-name="ro18">
          <table:table-cell table:number-columns-repeated="1024"/>
        </table:table-row>
        <table:table-row table:style-name="ro18">
          <table:table-cell table:number-columns-repeated="1024"/>
        </table:table-row>
      </table:table>
      <table:table table:name="HumanReadable" table:style-name="ta1" table:print="false">
        <table:table-column table:style-name="co22" table:number-columns-repeated="1024" table:default-cell-style-name="Default"/>
        <table:table-row table:style-name="ro19">
          <table:table-cell office:value-type="string">
            <text:p>Name</text:p>
          </table:table-cell>
          <table:table-cell office:value-type="string">
            <text:p>DisplayName</text:p>
          </table:table-cell>
          <table:table-cell office:value-type="string">
            <text:p>OrderInLists</text:p>
          </table:table-cell>
          <table:table-cell office:value-type="string">
            <text:p>MaxHealth</text:p>
          </table:table-cell>
          <table:table-cell table:style-name="ce39" office:value-type="string">
            <text:p>WhoWorksHere</text:p>
          </table:table-cell>
          <table:table-cell table:style-name="ce38" office:value-type="string">
            <text:p>PullJobLimit</text:p>
          </table:table-cell>
          <table:table-cell table:style-name="ce38" office:value-type="string">
            <text:p>PushJobLimit</text:p>
          </table:table-cell>
          <table:table-cell table:style-name="ce40" office:value-type="string">
            <text:p>ConstructionRecipe</text:p>
          </table:table-cell>
          <table:table-cell table:style-name="ce40" office:value-type="string">
            <text:p>Stockpiles</text:p>
          </table:table-cell>
          <table:table-cell table:style-name="ce41" office:value-type="string">
            <text:p>HarvestAreaRadius</text:p>
          </table:table-cell>
          <table:table-cell table:style-name="ce41" office:value-type="string">
            <text:p>HarvestAreaMaxDist</text:p>
          </table:table-cell>
          <table:table-cell table:style-name="ce42" office:value-type="string">
            <text:p>HarvestRecipeList</text:p>
          </table:table-cell>
          <table:table-cell table:style-name="ce42" office:value-type="string">
            <text:p>CraftingRecipeList</text:p>
          </table:table-cell>
          <table:table-cell office:value-type="string">
            <text:p>HelpText</text:p>
          </table:table-cell>
          <table:table-cell table:style-name="ce43" office:value-type="string">
            <text:p>BlueprintClass</text:p>
          </table:table-cell>
          <table:table-cell table:style-name="ce43" office:value-type="string">
            <text:p>Icon</text:p>
          </table:table-cell>
          <table:table-cell table:style-name="ce43" office:value-type="string">
            <text:p>Mesh</text:p>
          </table:table-cell>
          <table:table-cell table:style-name="ce10" office:value-type="string">
            <text:p>Special(?? school? Palace?)</text:p>
          </table:table-cell>
          <table:table-cell table:style-name="ce10" office:value-type="string">
            <text:p>TUTORIALS!?</text:p>
          </table:table-cell>
          <table:table-cell table:style-name="ce44" office:value-type="string">
            <text:p>Color Explanations (For all Sheets)</text:p>
          </table:table-cell>
          <table:table-cell table:number-columns-repeated="3"/>
          <table:table-cell table:number-columns-repeated="1001"/>
        </table:table-row>
        <table:table-row table:style-name="ro20">
          <table:table-cell office:value-type="string">
            <text:p>Woodcutters</text:p>
          </table:table-cell>
          <table:table-cell office:value-type="string">
            <text:p>Woodcutter's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office:value-type="string">
            <text:p>Lumberjack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TinyBuilding</text:p>
          </table:table-cell>
          <table:table-cell table:style-name="ce1" table:formula="of:=[.$A2]" office:value-type="string" office:string-value="Woodcutters">
            <text:p>Woodcutters</text:p>
          </table:table-cell>
          <table:table-cell office:value-type="float" office:value="1000">
            <text:p>1000</text:p>
          </table:table-cell>
          <table:table-cell office:value-type="float" office:value="1500">
            <text:p>1500</text:p>
          </table:table-cell>
          <table:table-cell table:style-name="ce1" table:formula="of:=[.$A2]" office:value-type="string" office:string-value="Woodcutters">
            <text:p>Woodcutters</text:p>
          </table:table-cell>
          <table:table-cell/>
          <table:table-cell office:value-type="string">
            <text:p>The Lumberjack operates from this house, to cut down trees in the area you specified.</text:p>
            <text:p/>
            <text:p>Produces Logs.</text:p>
            <text:p/>
            <text:p>A lumberjack needs to work in the woodcutters'.</text:p>
          </table:table-cell>
          <table:table-cell office:value-type="string">
            <text:p>BP_Woodcutter's</text:p>
          </table:table-cell>
          <table:table-cell office:value-type="string">
            <text:p>woodcuttersIcon</text:p>
          </table:table-cell>
          <table:table-cell office:value-type="string">
            <text:p>default</text:p>
          </table:table-cell>
          <table:table-cell table:number-columns-repeated="2"/>
          <table:table-cell table:style-name="ce45" office:value-type="string">
            <text:p>Refers to another Sheet</text:p>
          </table:table-cell>
          <table:table-cell table:number-columns-repeated="1004"/>
        </table:table-row>
        <table:table-row table:style-name="ro21">
          <table:table-cell table:number-columns-repeated="2" office:value-type="string">
            <text:p>Sawmill</text:p>
          </table:table-cell>
          <table:table-cell office:value-type="float" office:value="2">
            <text:p>2</text:p>
          </table:table-cell>
          <table:table-cell office:value-type="float" office:value="200">
            <text:p>200</text:p>
          </table:table-cell>
          <table:table-cell office:value-type="string">
            <text:p>Carpenter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SmallBuilding</text:p>
          </table:table-cell>
          <table:table-cell table:style-name="ce1" table:formula="of:=[.$A3]" office:value-type="string" office:string-value="Sawmill">
            <text:p>Sawmill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ce1" table:formula="of:=[.$A3]" office:value-type="string" office:string-value="Sawmill">
            <text:p>Sawmill</text:p>
          </table:table-cell>
          <table:table-cell office:value-type="string">
            <text:p>In the sawmill, the carpenter saws logs into useable wooden planks.</text:p>
            <text:p/>
            <text:p>Requires Logs.</text:p>
            <text:p>Produces Lumber</text:p>
            <text:p/>
            <text:p>A carpenter needs to work in the sawmill.</text:p>
          </table:table-cell>
          <table:table-cell office:value-type="string">
            <text:p>BP_Sawmill</text:p>
          </table:table-cell>
          <table:table-cell office:value-type="string">
            <text:p>sawmillIcon</text:p>
          </table:table-cell>
          <table:table-cell office:value-type="string">
            <text:p>default</text:p>
          </table:table-cell>
          <table:table-cell table:number-columns-repeated="2"/>
          <table:table-cell table:style-name="ce46" office:value-type="string">
            <text:p>Not relevant for many buildings</text:p>
          </table:table-cell>
          <table:table-cell table:number-columns-repeated="1004"/>
        </table:table-row>
        <table:table-row table:style-name="ro23">
          <table:table-cell table:number-columns-repeated="2" office:value-type="string">
            <text:p>Bakery</text:p>
          </table:table-cell>
          <table:table-cell office:value-type="float" office:value="6">
            <text:p>6</text:p>
          </table:table-cell>
          <table:table-cell office:value-type="float" office:value="250">
            <text:p>250</text:p>
          </table:table-cell>
          <table:table-cell office:value-type="string">
            <text:p>Baker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MediumBuilding</text:p>
          </table:table-cell>
          <table:table-cell table:style-name="ce1" table:formula="of:=[.$A4]" office:value-type="string" office:string-value="Bakery">
            <text:p>Bakery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ce1" table:formula="of:=[.$A4]" office:value-type="string" office:string-value="Bakery">
            <text:p>Bakery</text:p>
          </table:table-cell>
          <table:table-cell office:value-type="string">
            <text:p>The bakery houses a large furnace in which the baker bakes his delicious bread.</text:p>
            <text:p/>
            <text:p>Requires Flour.</text:p>
            <text:p>Produces Bread.</text:p>
            <text:p/>
            <text:p>A baker needs to work in the bakery.</text:p>
          </table:table-cell>
          <table:table-cell office:value-type="string">
            <text:p>BP_Bakery</text:p>
          </table:table-cell>
          <table:table-cell office:value-type="string">
            <text:p>bakeryIcon</text:p>
          </table:table-cell>
          <table:table-cell office:value-type="string">
            <text:p>default</text:p>
          </table:table-cell>
          <table:table-cell table:number-columns-repeated="2"/>
          <table:table-cell table:style-name="ce47" office:value-type="string">
            <text:p>Open Questions</text:p>
          </table:table-cell>
          <table:table-cell table:number-columns-repeated="1004"/>
        </table:table-row>
        <table:table-row table:style-name="ro21">
          <table:table-cell table:number-columns-repeated="2" office:value-type="string">
            <text:p>Coalmine</text:p>
          </table:table-cell>
          <table:table-cell office:value-type="float" office:value="9">
            <text:p>9</text:p>
          </table:table-cell>
          <table:table-cell office:value-type="float" office:value="150">
            <text:p>150</text:p>
          </table:table-cell>
          <table:table-cell office:value-type="string">
            <text:p>Miner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TinyBuilding</text:p>
          </table:table-cell>
          <table:table-cell table:style-name="ce1" table:formula="of:=[.$A5]" office:value-type="string" office:string-value="Coalmine">
            <text:p>Coalmine</text:p>
          </table:table-cell>
          <table:table-cell office:value-type="float" office:value="1000">
            <text:p>1000</text:p>
          </table:table-cell>
          <table:table-cell office:value-type="float" office:value="1500">
            <text:p>1500</text:p>
          </table:table-cell>
          <table:table-cell table:style-name="ce1" table:formula="of:=[.$A5]" office:value-type="string" office:string-value="Coalmine">
            <text:p>Coalmine</text:p>
          </table:table-cell>
          <table:table-cell/>
          <table:table-cell office:value-type="string">
            <text:p>The Miner operates from this house, to mine coal from coal deposits in the area you specified.</text:p>
            <text:p/>
            <text:p>Requires nearby coal deposit.</text:p>
            <text:p>Produces Coal.</text:p>
            <text:p/>
            <text:p>A miner needs to work in the coalmine.</text:p>
          </table:table-cell>
          <table:table-cell office:value-type="string">
            <text:p>BP_Coalmine</text:p>
          </table:table-cell>
          <table:table-cell office:value-type="string">
            <text:p>coalmineIcon</text:p>
          </table:table-cell>
          <table:table-cell office:value-type="string">
            <text:p>default</text:p>
          </table:table-cell>
          <table:table-cell table:number-columns-repeated="2"/>
          <table:table-cell table:style-name="ce48" office:value-type="string">
            <text:p>DO NOT TOUCH – There's code in here</text:p>
          </table:table-cell>
          <table:table-cell table:number-columns-repeated="1004"/>
        </table:table-row>
        <table:table-row table:style-name="ro1">
          <table:table-cell table:number-columns-repeated="2" office:value-type="string">
            <text:p>Farm</text:p>
          </table:table-cell>
          <table:table-cell office:value-type="float" office:value="4">
            <text:p>4</text:p>
          </table:table-cell>
          <table:table-cell office:value-type="float" office:value="225">
            <text:p>225</text:p>
          </table:table-cell>
          <table:table-cell office:value-type="string">
            <text:p>Farmer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WoodBuilding</text:p>
          </table:table-cell>
          <table:table-cell table:style-name="ce1" table:formula="of:=[.$A6]" office:value-type="string" office:string-value="Farm">
            <text:p>Farm</text:p>
          </table:table-cell>
          <table:table-cell office:value-type="float" office:value="500">
            <text:p>500</text:p>
          </table:table-cell>
          <table:table-cell office:value-type="float" office:value="1000">
            <text:p>1000</text:p>
          </table:table-cell>
          <table:table-cell table:style-name="ce1" table:formula="of:=[.$A6]" office:value-type="string" office:string-value="Farm">
            <text:p>Farm</text:p>
          </table:table-cell>
          <table:table-cell/>
          <table:table-cell office:value-type="string">
            <text:p>The farmer operates from this house, to plant and harvest wheat in the area you specified.</text:p>
            <text:p/>
            <text:p>Produces Grain.</text:p>
            <text:p/>
            <text:p>A farmer needs to work on the farm.</text:p>
          </table:table-cell>
          <table:table-cell office:value-type="string">
            <text:p>BP_Farm</text:p>
          </table:table-cell>
          <table:table-cell office:value-type="string">
            <text:p>farmIcon</text:p>
          </table:table-cell>
          <table:table-cell office:value-type="string">
            <text:p>default</text:p>
          </table:table-cell>
          <table:table-cell table:number-columns-repeated="2"/>
          <table:table-cell table:style-name="ce49" office:value-type="string">
            <text:p>Possibly Outdated</text:p>
          </table:table-cell>
          <table:table-cell table:number-columns-repeated="1004"/>
        </table:table-row>
        <table:table-row table:style-name="ro1">
          <table:table-cell office:value-type="string">
            <text:p>ForestingLodge</text:p>
          </table:table-cell>
          <table:table-cell office:value-type="string">
            <text:p>Foresting Lodge</text:p>
          </table:table-cell>
          <table:table-cell office:value-type="float" office:value="3">
            <text:p>3</text:p>
          </table:table-cell>
          <table:table-cell office:value-type="float" office:value="200">
            <text:p>200</text:p>
          </table:table-cell>
          <table:table-cell office:value-type="string">
            <text:p>Forester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mallBuilding</text:p>
          </table:table-cell>
          <table:table-cell/>
          <table:table-cell office:value-type="float" office:value="800">
            <text:p>800</text:p>
          </table:table-cell>
          <table:table-cell office:value-type="float" office:value="1500">
            <text:p>1500</text:p>
          </table:table-cell>
          <table:table-cell table:number-columns-repeated="2"/>
          <table:table-cell office:value-type="string">
            <text:p>The Forester operates from this house, to plant trees in the area you specified.</text:p>
            <text:p/>
            <text:p>A forester needs to work in the foresting lodge.</text:p>
          </table:table-cell>
          <table:table-cell office:value-type="string">
            <text:p>BP_ForestingLodge</text:p>
          </table:table-cell>
          <table:table-cell office:value-type="string">
            <text:p>forestingLodgeIcon</text:p>
          </table:table-cell>
          <table:table-cell office:value-type="string">
            <text:p>default</text:p>
          </table:table-cell>
          <table:table-cell table:number-columns-repeated="2"/>
          <table:table-cell table:style-name="ce50" office:value-type="string">
            <text:p>Refers to an asset</text:p>
          </table:table-cell>
          <table:table-cell table:number-columns-repeated="1004"/>
        </table:table-row>
        <table:table-row table:style-name="ro1">
          <table:table-cell table:number-columns-repeated="2" office:value-type="string">
            <text:p>Goldmine</text:p>
          </table:table-cell>
          <table:table-cell office:value-type="float" office:value="10">
            <text:p>10</text:p>
          </table:table-cell>
          <table:table-cell office:value-type="float" office:value="150">
            <text:p>150</text:p>
          </table:table-cell>
          <table:table-cell office:value-type="string">
            <text:p>Miner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TinyBuilding</text:p>
          </table:table-cell>
          <table:table-cell table:style-name="ce1" table:formula="of:=[.$A8]" office:value-type="string" office:string-value="Goldmine">
            <text:p>Goldmine</text:p>
          </table:table-cell>
          <table:table-cell office:value-type="float" office:value="1000">
            <text:p>1000</text:p>
          </table:table-cell>
          <table:table-cell office:value-type="float" office:value="1500">
            <text:p>1500</text:p>
          </table:table-cell>
          <table:table-cell table:style-name="ce1" table:formula="of:=[.$A8]" office:value-type="string" office:string-value="Goldmine">
            <text:p>Goldmine</text:p>
          </table:table-cell>
          <table:table-cell/>
          <table:table-cell office:value-type="string">
            <text:p>The Miner operates from this house, to mine gold ore from gold veins in the area you specified.</text:p>
            <text:p/>
            <text:p>Requires nearby gold vein.</text:p>
            <text:p>Produces Gold Ore.</text:p>
            <text:p/>
            <text:p>A miner needs to work in the goldmine.</text:p>
          </table:table-cell>
          <table:table-cell office:value-type="string">
            <text:p>BP_Goldmine</text:p>
          </table:table-cell>
          <table:table-cell office:value-type="string">
            <text:p>goldmineIcon</text:p>
          </table:table-cell>
          <table:table-cell office:value-type="string">
            <text:p>default</text:p>
          </table:table-cell>
          <table:table-cell table:number-columns-repeated="2"/>
          <table:table-cell table:style-name="ce52" office:value-type="string">
            <text:p>Special</text:p>
          </table:table-cell>
          <table:table-cell table:number-columns-repeated="1004"/>
        </table:table-row>
        <table:table-row table:style-name="ro1">
          <table:table-cell table:number-columns-repeated="2" office:value-type="string">
            <text:p>Inn</text:p>
          </table:table-cell>
          <table:table-cell office:value-type="float" office:value="15">
            <text:p>15</text:p>
          </table:table-cell>
          <table:table-cell office:value-type="float" office:value="350">
            <text:p>350</text:p>
          </table:table-cell>
          <table:table-cell office:value-type="string">
            <text:p>None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LargeBuilding</text:p>
          </table:table-cell>
          <table:table-cell table:style-name="ce1" table:formula="of:=[.$A9]" office:value-type="string" office:string-value="Inn">
            <text:p>Inn</text:p>
          </table:table-cell>
          <table:table-cell table:number-columns-repeated="2" office:value-type="float" office:value="0">
            <text:p>0</text:p>
          </table:table-cell>
          <table:table-cell table:number-columns-repeated="2"/>
          <table:table-cell office:value-type="string">
            <text:p>When a citizen is hungry, they will go to the Inn to eat, so make sure you always have enough food!</text:p>
            <text:p/>
            <text:p>Requires Bread, Fish, Wine or Sausages.</text:p>
            <text:p/>
            <text:p>No one needs to work at the Inn.</text:p>
          </table:table-cell>
          <table:table-cell office:value-type="string">
            <text:p>BP_Inn</text:p>
          </table:table-cell>
          <table:table-cell office:value-type="string">
            <text:p>innIcon</text:p>
          </table:table-cell>
          <table:table-cell office:value-type="string">
            <text:p>default</text:p>
          </table:table-cell>
          <table:table-cell table:number-columns-repeated="1007"/>
        </table:table-row>
        <table:table-row table:style-name="ro1">
          <table:table-cell table:number-columns-repeated="2" office:value-type="string">
            <text:p>Ironmine</text:p>
          </table:table-cell>
          <table:table-cell office:value-type="float" office:value="12">
            <text:p>12</text:p>
          </table:table-cell>
          <table:table-cell office:value-type="float" office:value="150">
            <text:p>150</text:p>
          </table:table-cell>
          <table:table-cell office:value-type="string">
            <text:p>Miner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TinyBuilding</text:p>
          </table:table-cell>
          <table:table-cell table:style-name="ce1" table:formula="of:=[.$A10]" office:value-type="string" office:string-value="Ironmine">
            <text:p>Ironmine</text:p>
          </table:table-cell>
          <table:table-cell office:value-type="float" office:value="1000">
            <text:p>1000</text:p>
          </table:table-cell>
          <table:table-cell office:value-type="float" office:value="1500">
            <text:p>1500</text:p>
          </table:table-cell>
          <table:table-cell table:style-name="ce1" table:formula="of:=[.$A10]" office:value-type="string" office:string-value="Ironmine">
            <text:p>Ironmine</text:p>
          </table:table-cell>
          <table:table-cell/>
          <table:table-cell office:value-type="string">
            <text:p>The Miner operates from this house, to mine iron ore from iron veins in the area you specified.</text:p>
            <text:p/>
            <text:p>Requires nearby iron vein.</text:p>
            <text:p>Produces iron ore.</text:p>
            <text:p/>
            <text:p>A miner needs to work in the ironmine.</text:p>
          </table:table-cell>
          <table:table-cell office:value-type="string">
            <text:p>BP_Ironmine</text:p>
          </table:table-cell>
          <table:table-cell office:value-type="string">
            <text:p>ironmineIcon</text:p>
          </table:table-cell>
          <table:table-cell office:value-type="string">
            <text:p>default</text:p>
          </table:table-cell>
          <table:table-cell table:number-columns-repeated="1007"/>
        </table:table-row>
        <table:table-row table:style-name="ro1">
          <table:table-cell office:value-type="string">
            <text:p>IronSmeltery</text:p>
          </table:table-cell>
          <table:table-cell office:value-type="string">
            <text:p>Iron Smeltery</text:p>
          </table:table-cell>
          <table:table-cell office:value-type="float" office:value="13">
            <text:p>13</text:p>
          </table:table-cell>
          <table:table-cell office:value-type="float" office:value="275">
            <text:p>275</text:p>
          </table:table-cell>
          <table:table-cell office:value-type="string">
            <text:p>Smelter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StoneBuilding</text:p>
          </table:table-cell>
          <table:table-cell table:style-name="ce1" table:formula="of:=[.$A11]" office:value-type="string" office:string-value="IronSmeltery">
            <text:p>IronSmeltery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ce1" table:formula="of:=[.$A11]" office:value-type="string" office:string-value="IronSmeltery">
            <text:p>IronSmeltery</text:p>
          </table:table-cell>
          <table:table-cell office:value-type="string">
            <text:p>In the Iron Smeltery, the smelter melts iron ore into Iron bars, using coal.</text:p>
            <text:p/>
            <text:p>Requires iron ore, coal.</text:p>
            <text:p>Produces iron bar.</text:p>
            <text:p/>
            <text:p>A smelter needs to work in the iron smeltery.</text:p>
          </table:table-cell>
          <table:table-cell office:value-type="string">
            <text:p>BP_IronSmeltery</text:p>
          </table:table-cell>
          <table:table-cell office:value-type="string">
            <text:p>ironSmelteryIcon</text:p>
          </table:table-cell>
          <table:table-cell office:value-type="string">
            <text:p>default</text:p>
          </table:table-cell>
          <table:table-cell table:number-columns-repeated="1007"/>
        </table:table-row>
        <table:table-row table:style-name="ro1">
          <table:table-cell table:number-columns-repeated="2" office:value-type="string">
            <text:p>Mill</text:p>
          </table:table-cell>
          <table:table-cell office:value-type="float" office:value="5">
            <text:p>5</text:p>
          </table:table-cell>
          <table:table-cell office:value-type="float" office:value="250">
            <text:p>250</text:p>
          </table:table-cell>
          <table:table-cell office:value-type="string">
            <text:p>Miller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MediumBuilding</text:p>
          </table:table-cell>
          <table:table-cell table:style-name="ce1" table:formula="of:=[.$A12]" office:value-type="string" office:string-value="Mill">
            <text:p>Mill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ce1" table:formula="of:=[.$A12]" office:value-type="string" office:string-value="Mill">
            <text:p>Mill</text:p>
          </table:table-cell>
          <table:table-cell office:value-type="string">
            <text:p>The mill uses the power of the wind to turn its massive Grindstone, grinding down Grain to fine dust.</text:p>
            <text:p/>
            <text:p>Requires Grain.</text:p>
            <text:p>Produces Flour.</text:p>
            <text:p/>
            <text:p>A miller needs to work in the mill.</text:p>
          </table:table-cell>
          <table:table-cell office:value-type="string">
            <text:p>BP_Mill</text:p>
          </table:table-cell>
          <table:table-cell office:value-type="string">
            <text:p>millIcon</text:p>
          </table:table-cell>
          <table:table-cell office:value-type="string">
            <text:p>default</text:p>
          </table:table-cell>
          <table:table-cell table:number-columns-repeated="1007"/>
        </table:table-row>
        <table:table-row table:style-name="ro1">
          <table:table-cell table:number-columns-repeated="2" office:value-type="string">
            <text:p>Mint</text:p>
          </table:table-cell>
          <table:table-cell office:value-type="float" office:value="11">
            <text:p>11</text:p>
          </table:table-cell>
          <table:table-cell office:value-type="float" office:value="275">
            <text:p>275</text:p>
          </table:table-cell>
          <table:table-cell office:value-type="string">
            <text:p>Smelter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StoneBuilding</text:p>
          </table:table-cell>
          <table:table-cell table:style-name="ce1" table:formula="of:=[.$A13]" office:value-type="string" office:string-value="Mint">
            <text:p>Mint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ce1" table:formula="of:=[.$A13]" office:value-type="string" office:string-value="Mint">
            <text:p>Mint</text:p>
          </table:table-cell>
          <table:table-cell office:value-type="string">
            <text:p>In the Mint, the smelter melts gold ore into gold coins, using coal.</text:p>
            <text:p/>
            <text:p>Requires gold ore, coal.</text:p>
            <text:p>Produces gold coins.</text:p>
            <text:p/>
            <text:p>A smelter needs to work in the mint.</text:p>
          </table:table-cell>
          <table:table-cell office:value-type="string">
            <text:p>BP_Mint</text:p>
          </table:table-cell>
          <table:table-cell office:value-type="string">
            <text:p>mintIcon</text:p>
          </table:table-cell>
          <table:table-cell office:value-type="string">
            <text:p>default</text:p>
          </table:table-cell>
          <table:table-cell table:number-columns-repeated="1007"/>
        </table:table-row>
        <table:table-row table:style-name="ro1">
          <table:table-cell table:number-columns-repeated="2" office:value-type="string">
            <text:p>Palace</text:p>
          </table:table-cell>
          <table:table-cell office:value-type="float" office:value="17">
            <text:p>17</text:p>
          </table:table-cell>
          <table:table-cell office:value-type="float" office:value="2000">
            <text:p>2000</text:p>
          </table:table-cell>
          <table:table-cell office:value-type="string">
            <text:p>None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Palace</text:p>
          </table:table-cell>
          <table:table-cell table:style-name="ce1" table:formula="of:=[.$A14]" office:value-type="string" office:string-value="Palace">
            <text:p>Palace</text:p>
          </table:table-cell>
          <table:table-cell table:number-columns-repeated="2" office:value-type="float" office:value="0">
            <text:p>0</text:p>
          </table:table-cell>
          <table:table-cell table:number-columns-repeated="2"/>
          <table:table-cell office:value-type="string">
            <text:p>A Palace is the ultimate demonstration of wealth and power.</text:p>
            <text:p/>
            <text:p>It is a truly collossal undertaking to construct a palace.</text:p>
            <text:p>Constructing the palace wins the game.</text:p>
          </table:table-cell>
          <table:table-cell office:value-type="string">
            <text:p>BP_Palace</text:p>
          </table:table-cell>
          <table:table-cell office:value-type="string">
            <text:p>palaceIcon</text:p>
          </table:table-cell>
          <table:table-cell office:value-type="string">
            <text:p>default</text:p>
          </table:table-cell>
          <table:table-cell table:number-columns-repeated="1007"/>
        </table:table-row>
        <table:table-row table:style-name="ro1">
          <table:table-cell table:number-columns-repeated="2" office:value-type="string">
            <text:p>Quarry</text:p>
          </table:table-cell>
          <table:table-cell office:value-type="float" office:value="8">
            <text:p>8</text:p>
          </table:table-cell>
          <table:table-cell office:value-type="float" office:value="200">
            <text:p>200</text:p>
          </table:table-cell>
          <table:table-cell office:value-type="string">
            <text:p>Maso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TinyBuilding</text:p>
          </table:table-cell>
          <table:table-cell table:style-name="ce1" table:formula="of:=[.$A15]" office:value-type="string" office:string-value="Quarry">
            <text:p>Quarry</text:p>
          </table:table-cell>
          <table:table-cell office:value-type="float" office:value="1000">
            <text:p>1000</text:p>
          </table:table-cell>
          <table:table-cell office:value-type="float" office:value="1500">
            <text:p>1500</text:p>
          </table:table-cell>
          <table:table-cell table:style-name="ce1" table:formula="of:=[.$A15]" office:value-type="string" office:string-value="Quarry">
            <text:p>Quarry</text:p>
          </table:table-cell>
          <table:table-cell/>
          <table:table-cell office:value-type="string">
            <text:p>The Mason operates from this house, to mine granite in the area you specified.</text:p>
            <text:p/>
            <text:p>Produces Stone.</text:p>
            <text:p/>
            <text:p>A mason needs to work in the quarry.</text:p>
          </table:table-cell>
          <table:table-cell office:value-type="string">
            <text:p>BP_Quarry</text:p>
          </table:table-cell>
          <table:table-cell office:value-type="string">
            <text:p>quarryIcon</text:p>
          </table:table-cell>
          <table:table-cell office:value-type="string">
            <text:p>default</text:p>
          </table:table-cell>
          <table:table-cell table:number-columns-repeated="1007"/>
        </table:table-row>
        <table:table-row table:style-name="ro1">
          <table:table-cell table:number-columns-repeated="2" table:style-name="ce38" office:value-type="string">
            <text:p>School</text:p>
          </table:table-cell>
          <table:table-cell office:value-type="float" office:value="14">
            <text:p>14</text:p>
          </table:table-cell>
          <table:table-cell office:value-type="float" office:value="400">
            <text:p>400</text:p>
          </table:table-cell>
          <table:table-cell office:value-type="string">
            <text:p>None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MediumBuilding</text:p>
          </table:table-cell>
          <table:table-cell table:style-name="ce1" table:formula="of:=[.$A16]" office:value-type="string" office:string-value="School">
            <text:p>School</text:p>
          </table:table-cell>
          <table:table-cell table:number-columns-repeated="2" office:value-type="float" office:value="0">
            <text:p>0</text:p>
          </table:table-cell>
          <table:table-cell table:number-columns-repeated="2"/>
          <table:table-cell office:value-type="string">
            <text:p>In the School you can create new Citizen for Gold.</text:p>
            <text:p/>
            <text:p>Requires Gold Coins</text:p>
            <text:p/>
            <text:p>No one needs to work at the school.</text:p>
          </table:table-cell>
          <table:table-cell office:value-type="string">
            <text:p>BP_School</text:p>
          </table:table-cell>
          <table:table-cell office:value-type="string">
            <text:p>schoolIcon</text:p>
          </table:table-cell>
          <table:table-cell office:value-type="string">
            <text:p>default</text:p>
          </table:table-cell>
          <table:table-cell table:number-columns-repeated="1007"/>
        </table:table-row>
        <table:table-row table:style-name="ro1">
          <table:table-cell table:style-name="ce38" office:value-type="string">
            <text:p>WeaponWorkshop</text:p>
          </table:table-cell>
          <table:table-cell table:style-name="ce38" office:value-type="string">
            <text:p>Weapon Workshop</text:p>
          </table:table-cell>
          <table:table-cell office:value-type="float" office:value="7">
            <text:p>7</text:p>
          </table:table-cell>
          <table:table-cell office:value-type="float" office:value="250">
            <text:p>250</text:p>
          </table:table-cell>
          <table:table-cell office:value-type="string">
            <text:p>Carpenter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MediumBuilding</text:p>
          </table:table-cell>
          <table:table-cell table:style-name="ce1" table:formula="of:=[.$A17]" office:value-type="string" office:string-value="WeaponWorkshop">
            <text:p>WeaponWorkshop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ce1" table:formula="of:=[.$A17]" office:value-type="string" office:string-value="WeaponWorkshop">
            <text:p>WeaponWorkshop</text:p>
          </table:table-cell>
          <table:table-cell office:value-type="string">
            <text:p>In the Weapon Workshop, the Carpenter creates small axes.</text:p>
            <text:p/>
            <text:p>Requires Lumber.</text:p>
            <text:p>Produes Hand Axe.</text:p>
            <text:p/>
            <text:p>A carpenter needs to work in the weapons workshop.</text:p>
          </table:table-cell>
          <table:table-cell office:value-type="string">
            <text:p>BP_WeaponWorkshop</text:p>
          </table:table-cell>
          <table:table-cell office:value-type="string">
            <text:p>weaponWorkshopIcon</text:p>
          </table:table-cell>
          <table:table-cell office:value-type="string">
            <text:p>default</text:p>
          </table:table-cell>
          <table:table-cell table:number-columns-repeated="1007"/>
        </table:table-row>
        <table:table-row table:style-name="ro1">
          <table:table-cell table:number-columns-repeated="2" office:value-type="string">
            <text:p>Warehouse</text:p>
          </table:table-cell>
          <table:table-cell office:value-type="float" office:value="16">
            <text:p>16</text:p>
          </table:table-cell>
          <table:table-cell office:value-type="float" office:value="600">
            <text:p>600</text:p>
          </table:table-cell>
          <table:table-cell office:value-type="string">
            <text:p>Non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LargeBuilding</text:p>
          </table:table-cell>
          <table:table-cell table:style-name="ce1" table:formula="of:=[.$A18]" office:value-type="string" office:string-value="Warehouse">
            <text:p>Warehouse</text:p>
          </table:table-cell>
          <table:table-cell table:number-columns-repeated="2" office:value-type="float" office:value="0">
            <text:p>0</text:p>
          </table:table-cell>
          <table:table-cell table:number-columns-repeated="2"/>
          <table:table-cell office:value-type="string">
            <text:p>The Warehouse stores all of your items. </text:p>
            <text:p/>
            <text:p>No one needs to work at the Warehouse.</text:p>
          </table:table-cell>
          <table:table-cell office:value-type="string">
            <text:p>BP_Warehouse</text:p>
          </table:table-cell>
          <table:table-cell office:value-type="string">
            <text:p>warehouseIcon</text:p>
          </table:table-cell>
          <table:table-cell office:value-type="string">
            <text:p>default</text:p>
          </table:table-cell>
          <table:table-cell table:number-columns-repeated="1007"/>
        </table:table-row>
        <table:table-row table:style-name="ro1">
          <table:table-cell table:number-columns-repeated="2" office:value-type="string">
            <text:p>MissingNo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MissingNo</text:p>
          </table:table-cell>
          <table:table-cell table:number-columns-repeated="2" office:value-type="float" office:value="0">
            <text:p>0</text:p>
          </table:table-cell>
          <table:table-cell table:number-columns-repeated="2"/>
          <table:table-cell table:number-columns-repeated="2" office:value-type="float" office:value="0">
            <text:p>0</text:p>
          </table:table-cell>
          <table:table-cell table:number-columns-repeated="2"/>
          <table:table-cell office:value-type="string">
            <text:p>Missing Building</text:p>
          </table:table-cell>
          <table:table-cell/>
          <table:table-cell office:value-type="string">
            <text:p>missingIcon</text:p>
          </table:table-cell>
          <table:table-cell office:value-type="string">
            <text:p>default</text:p>
          </table:table-cell>
          <table:table-cell table:number-columns-repeated="1007"/>
        </table:table-row>
        <table:table-row table:style-name="ro1">
          <table:table-cell table:number-columns-repeated="2" office:value-type="string">
            <text:p>Debug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Debug</text:p>
          </table:table-cell>
          <table:table-cell table:number-columns-repeated="2" office:value-type="float" office:value="0">
            <text:p>0</text:p>
          </table:table-cell>
          <table:table-cell table:number-columns-repeated="2"/>
          <table:table-cell table:number-columns-repeated="2" office:value-type="float" office:value="0">
            <text:p>0</text:p>
          </table:table-cell>
          <table:table-cell table:number-columns-repeated="2"/>
          <table:table-cell office:value-type="string">
            <text:p>Debug Building</text:p>
          </table:table-cell>
          <table:table-cell/>
          <table:table-cell office:value-type="string">
            <text:p>debugIcon</text:p>
          </table:table-cell>
          <table:table-cell office:value-type="string">
            <text:p>default</text:p>
          </table:table-cell>
          <table:table-cell table:number-columns-repeated="1007"/>
        </table:table-row>
        <table:table-row table:style-name="ro1">
          <table:table-cell table:number-columns-repeated="3"/>
          <table:table-cell office:value-type="float" office:value="250">
            <text:p>250</text:p>
          </table:table-cell>
          <table:table-cell table:number-columns-repeated="3"/>
          <table:table-cell table:number-columns-repeated="2"/>
          <table:table-cell table:number-columns-repeated="2"/>
          <table:table-cell table:number-columns-repeated="2"/>
          <table:table-cell table:number-columns-repeated="3"/>
          <table:table-cell office:value-type="string">
            <text:p>default</text:p>
          </table:table-cell>
          <table:table-cell table:number-columns-repeated="1007"/>
        </table:table-row>
        <table:table-row table:style-name="ro1">
          <table:table-cell table:number-columns-repeated="3"/>
          <table:table-cell office:value-type="float" office:value="250">
            <text:p>250</text:p>
          </table:table-cell>
          <table:table-cell table:number-columns-repeated="3"/>
          <table:table-cell table:number-columns-repeated="2"/>
          <table:table-cell table:number-columns-repeated="2"/>
          <table:table-cell table:number-columns-repeated="2"/>
          <table:table-cell table:number-columns-repeated="3"/>
          <table:table-cell office:value-type="string">
            <text:p>default</text:p>
          </table:table-cell>
          <table:table-cell table:number-columns-repeated="1007"/>
        </table:table-row>
        <table:table-row table:style-name="ro1">
          <table:table-cell table:number-columns-repeated="3"/>
          <table:table-cell office:value-type="float" office:value="250">
            <text:p>250</text:p>
          </table:table-cell>
          <table:table-cell table:number-columns-repeated="3"/>
          <table:table-cell table:number-columns-repeated="2"/>
          <table:table-cell table:number-columns-repeated="2"/>
          <table:table-cell table:number-columns-repeated="2"/>
          <table:table-cell table:number-columns-repeated="3"/>
          <table:table-cell office:value-type="string">
            <text:p>default</text:p>
          </table:table-cell>
          <table:table-cell table:number-columns-repeated="1007"/>
        </table:table-row>
        <table:table-row table:style-name="ro1">
          <table:table-cell table:number-columns-repeated="3"/>
          <table:table-cell office:value-type="float" office:value="250">
            <text:p>250</text:p>
          </table:table-cell>
          <table:table-cell table:number-columns-repeated="3"/>
          <table:table-cell table:number-columns-repeated="2"/>
          <table:table-cell table:number-columns-repeated="2"/>
          <table:table-cell table:number-columns-repeated="2"/>
          <table:table-cell table:number-columns-repeated="3"/>
          <table:table-cell office:value-type="string">
            <text:p>default</text:p>
          </table:table-cell>
          <table:table-cell table:number-columns-repeated="1007"/>
        </table:table-row>
        <table:table-row table:style-name="ro1">
          <table:table-cell table:number-columns-repeated="3"/>
          <table:table-cell office:value-type="float" office:value="250">
            <text:p>250</text:p>
          </table:table-cell>
          <table:table-cell table:number-columns-repeated="3"/>
          <table:table-cell table:number-columns-repeated="2"/>
          <table:table-cell table:number-columns-repeated="2"/>
          <table:table-cell table:number-columns-repeated="2"/>
          <table:table-cell table:number-columns-repeated="3"/>
          <table:table-cell office:value-type="string">
            <text:p>default</text:p>
          </table:table-cell>
          <table:table-cell table:number-columns-repeated="1007"/>
        </table:table-row>
        <table:table-row table:style-name="ro1">
          <table:table-cell table:number-columns-repeated="3"/>
          <table:table-cell office:value-type="float" office:value="250">
            <text:p>25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50">
            <text:p>250</text:p>
          </table:table-cell>
          <table:table-cell table:number-columns-repeated="1020"/>
        </table:table-row>
        <table:table-row table:style-name="ro1" table:number-rows-repeated="1048548">
          <table:table-cell table:number-columns-repeated="1024"/>
        </table:table-row>
        <table:table-row table:style-name="ro18">
          <table:table-cell table:number-columns-repeated="1024"/>
        </table:table-row>
      </table:table>
      <table:table table:name="TESTGROUND" table:style-name="ta1" table:print="false">
        <table:table-column table:style-name="co17" table:number-columns-repeated="1024" table:default-cell-style-name="Default"/>
        <table:table-row table:style-name="ro17">
          <table:table-cell table:style-name="ce1" table:formula="of:=INDIRECT(  ADDRESS(   MATCH([ConstructionRecipes.$H1];[CraftingRecipes.$A$1:.$A$500];0);   MATCH(&quot;Stockpiles&quot;;[CraftingRecipes.$A$1:.$H$1];0);    1;1;&quot;Stockpiles&quot;  ) )" office:value-type="float" office:value="0">
            <text:p>#N/A</text:p>
          </table:table-cell>
          <table:table-cell table:number-columns-repeated="1023"/>
        </table:table-row>
        <table:table-row table:style-name="ro17" table:number-rows-repeated="1048574">
          <table:table-cell table:number-columns-repeated="1024"/>
        </table:table-row>
        <table:table-row table:style-name="ro17">
          <table:table-cell table:number-columns-repeated="1024"/>
        </table:table-row>
      </table:table>
      <table:table table:name="ConstructionRecipes" table:style-name="ta1" table:print="false">
        <table:table-column table:style-name="co3" table:default-cell-style-name="Default"/>
        <table:table-column table:style-name="co4" table:default-cell-style-name="ce22"/>
        <table:table-column table:style-name="co5" table:number-columns-repeated="11" table:default-cell-style-name="Default"/>
        <table:table-column table:style-name="co6" table:default-cell-style-name="ce10"/>
        <table:table-column table:style-name="co5" table:number-columns-repeated="1010" table:default-cell-style-name="Default"/>
        <table:table-row table:style-name="ro8">
          <table:table-cell office:value-type="string">
            <text:p>Name</text:p>
          </table:table-cell>
          <table:table-cell table:style-name="ce1" office:value-type="string">
            <text:p>ConstructionRecipe</text:p>
          </table:table-cell>
          <table:table-cell office:value-type="string">
            <text:p>BuilderHits</text:p>
          </table:table-cell>
          <table:table-cell office:value-type="string">
            <text:p>ItemType</text:p>
          </table:table-cell>
          <table:table-cell office:value-type="string">
            <text:p>Amount</text:p>
          </table:table-cell>
          <table:table-cell office:value-type="string">
            <text:p>ItemType</text:p>
          </table:table-cell>
          <table:table-cell office:value-type="string">
            <text:p>Amount</text:p>
          </table:table-cell>
          <table:table-cell office:value-type="string">
            <text:p>ItemType</text:p>
          </table:table-cell>
          <table:table-cell office:value-type="string">
            <text:p>Amount</text:p>
          </table:table-cell>
          <table:table-cell office:value-type="string">
            <text:p>ItemType</text:p>
          </table:table-cell>
          <table:table-cell office:value-type="string">
            <text:p>Amount</text:p>
          </table:table-cell>
          <table:table-cell office:value-type="string">
            <text:p>ItemType</text:p>
          </table:table-cell>
          <table:table-cell office:value-type="string">
            <text:p>Amount</text:p>
          </table:table-cell>
          <table:table-cell table:style-name="ce23" office:value-type="string" table:number-columns-spanned="1" table:number-rows-spanned="5">
            <text:p>IN CASE of a recipe that </text:p>
            <text:p>requires even more different </text:p>
            <text:p>items, please type them in </text:p>
            <text:p>Manually (here or in unreal)</text:p>
          </table:table-cell>
          <table:table-cell table:number-columns-repeated="1010"/>
        </table:table-row>
        <table:table-row table:style-name="ro9">
          <table:table-cell office:value-type="string">
            <text:p>TinyBuilding</text:p>
          </table:table-cell>
          <table:table-cell table:style-name="ce20" table:formula="of:=&quot;(materials=&quot; &amp;IF(AND(NOT(ISBLANK([.D2]));NOT(ISBLANK([.E2])));   &quot;((itemType=&quot;&amp;[.D2]&amp;&quot;,amount=&quot;&amp;[.E2]&amp;&quot;)&quot;  &amp;IF(AND(NOT(ISBLANK([.F2]));NOT(ISBLANK([.G2])));   &quot;,(itemType=&quot;&amp;[.F2]&amp;&quot;,amount=&quot;&amp;[.G2]&amp;&quot;)&quot;   &amp;IF(AND(NOT(ISBLANK([.H2]));NOT(ISBLANK([.I2])));    &quot;,(itemType=&quot;&amp;[.H2]&amp;&quot;,amount=&quot;&amp;[.I2]&amp;&quot;)&quot;    &amp;IF(AND(NOT(ISBLANK([.J2]));NOT(ISBLANK([.K2])));     &quot;,(itemType=&quot;&amp;[.J2]&amp;&quot;,amount=&quot;&amp;[.K2]&amp;&quot;)&quot;     &amp;IF(AND(NOT(ISBLANK([.L2]));NOT(ISBLANK([.M2])));      &quot;,(itemType=&quot;&amp;[.L2]&amp;&quot;,amount=&quot;&amp;[.M2]&amp;&quot;))&quot;;      &quot;)&quot;);     &quot;)&quot;);    &quot;)&quot;);   &quot;)&quot;);  &quot;&quot;) &amp;&quot;,builderHits=&quot; &amp;IF(NOT(ISBLANK([.C2]))  ;[.C2]  ;&quot;0&quot;) &amp;&quot;)&quot;" office:value-type="string" office:string-value="(materials=((itemType=Lumber,amount=2)),builderHits=25)">
            <text:p>(materials=((itemType=Lumber,amount=2)),builderHits=25)</text:p>
          </table:table-cell>
          <table:table-cell office:value-type="float" office:value="25">
            <text:p>25</text:p>
          </table:table-cell>
          <table:table-cell office:value-type="string">
            <text:p>Lumber</text:p>
          </table:table-cell>
          <table:table-cell office:value-type="float" office:value="2">
            <text:p>2</text:p>
          </table:table-cell>
          <table:table-cell table:number-columns-repeated="8"/>
          <table:covered-table-cell/>
          <table:table-cell table:number-columns-repeated="1010"/>
        </table:table-row>
        <table:table-row table:style-name="ro9">
          <table:table-cell office:value-type="string">
            <text:p>SmallBuilding</text:p>
          </table:table-cell>
          <table:table-cell table:style-name="ce20" table:formula="of:=&quot;(materials=&quot; &amp;IF(AND(NOT(ISBLANK([.D3]));NOT(ISBLANK([.E3])));   &quot;((itemType=&quot;&amp;[.D3]&amp;&quot;,amount=&quot;&amp;[.E3]&amp;&quot;)&quot;  &amp;IF(AND(NOT(ISBLANK([.F3]));NOT(ISBLANK([.G3])));   &quot;,(itemType=&quot;&amp;[.F3]&amp;&quot;,amount=&quot;&amp;[.G3]&amp;&quot;)&quot;   &amp;IF(AND(NOT(ISBLANK([.H3]));NOT(ISBLANK([.I3])));    &quot;,(itemType=&quot;&amp;[.H3]&amp;&quot;,amount=&quot;&amp;[.I3]&amp;&quot;)&quot;    &amp;IF(AND(NOT(ISBLANK([.J3]));NOT(ISBLANK([.K3])));     &quot;,(itemType=&quot;&amp;[.J3]&amp;&quot;,amount=&quot;&amp;[.K3]&amp;&quot;)&quot;     &amp;IF(AND(NOT(ISBLANK([.L3]));NOT(ISBLANK([.M3])));      &quot;,(itemType=&quot;&amp;[.L3]&amp;&quot;,amount=&quot;&amp;[.M3]&amp;&quot;))&quot;;      &quot;)&quot;);     &quot;)&quot;);    &quot;)&quot;);   &quot;)&quot;);  &quot;&quot;) &amp;&quot;,builderHits=&quot; &amp;IF(NOT(ISBLANK([.C3]))  ;[.C3]  ;&quot;0&quot;) &amp;&quot;)&quot;" office:value-type="string" office:string-value="(materials=((itemType=Lumber,amount=2),(itemType=Stone,amount=2)),builderHits=35)">
            <text:p>(materials=((itemType=Lumber,amount=2),(itemType=Stone,amount=2)),builderHits=35)</text:p>
          </table:table-cell>
          <table:table-cell office:value-type="float" office:value="35">
            <text:p>35</text:p>
          </table:table-cell>
          <table:table-cell office:value-type="string">
            <text:p>Lumber</text:p>
          </table:table-cell>
          <table:table-cell office:value-type="float" office:value="2">
            <text:p>2</text:p>
          </table:table-cell>
          <table:table-cell office:value-type="string">
            <text:p>Stone</text:p>
          </table:table-cell>
          <table:table-cell office:value-type="float" office:value="2">
            <text:p>2</text:p>
          </table:table-cell>
          <table:table-cell table:number-columns-repeated="6"/>
          <table:covered-table-cell/>
          <table:table-cell table:number-columns-repeated="1010"/>
        </table:table-row>
        <table:table-row table:style-name="ro9">
          <table:table-cell office:value-type="string">
            <text:p>MediumBuilding</text:p>
          </table:table-cell>
          <table:table-cell table:style-name="ce20" table:formula="of:=&quot;(materials=&quot; &amp;IF(AND(NOT(ISBLANK([.D4]));NOT(ISBLANK([.E4])));   &quot;((itemType=&quot;&amp;[.D4]&amp;&quot;,amount=&quot;&amp;[.E4]&amp;&quot;)&quot;  &amp;IF(AND(NOT(ISBLANK([.F4]));NOT(ISBLANK([.G4])));   &quot;,(itemType=&quot;&amp;[.F4]&amp;&quot;,amount=&quot;&amp;[.G4]&amp;&quot;)&quot;   &amp;IF(AND(NOT(ISBLANK([.H4]));NOT(ISBLANK([.I4])));    &quot;,(itemType=&quot;&amp;[.H4]&amp;&quot;,amount=&quot;&amp;[.I4]&amp;&quot;)&quot;    &amp;IF(AND(NOT(ISBLANK([.J4]));NOT(ISBLANK([.K4])));     &quot;,(itemType=&quot;&amp;[.J4]&amp;&quot;,amount=&quot;&amp;[.K4]&amp;&quot;)&quot;     &amp;IF(AND(NOT(ISBLANK([.L4]));NOT(ISBLANK([.M4])));      &quot;,(itemType=&quot;&amp;[.L4]&amp;&quot;,amount=&quot;&amp;[.M4]&amp;&quot;))&quot;;      &quot;)&quot;);     &quot;)&quot;);    &quot;)&quot;);   &quot;)&quot;);  &quot;&quot;) &amp;&quot;,builderHits=&quot; &amp;IF(NOT(ISBLANK([.C4]))  ;[.C4]  ;&quot;0&quot;) &amp;&quot;)&quot;" office:value-type="string" office:string-value="(materials=((itemType=Lumber,amount=3),(itemType=Stone,amount=4)),builderHits=55)">
            <text:p>(materials=((itemType=Lumber,amount=3),(itemType=Stone,amount=4)),builderHits=55)</text:p>
          </table:table-cell>
          <table:table-cell office:value-type="float" office:value="55">
            <text:p>55</text:p>
          </table:table-cell>
          <table:table-cell office:value-type="string">
            <text:p>Lumber</text:p>
          </table:table-cell>
          <table:table-cell office:value-type="float" office:value="3">
            <text:p>3</text:p>
          </table:table-cell>
          <table:table-cell office:value-type="string">
            <text:p>Stone</text:p>
          </table:table-cell>
          <table:table-cell office:value-type="float" office:value="4">
            <text:p>4</text:p>
          </table:table-cell>
          <table:table-cell table:number-columns-repeated="6"/>
          <table:covered-table-cell/>
          <table:table-cell table:number-columns-repeated="1010"/>
        </table:table-row>
        <table:table-row table:style-name="ro9">
          <table:table-cell office:value-type="string">
            <text:p>StoneBuilding</text:p>
          </table:table-cell>
          <table:table-cell table:style-name="ce20" table:formula="of:=&quot;(materials=&quot; &amp;IF(AND(NOT(ISBLANK([.D5]));NOT(ISBLANK([.E5])));   &quot;((itemType=&quot;&amp;[.D5]&amp;&quot;,amount=&quot;&amp;[.E5]&amp;&quot;)&quot;  &amp;IF(AND(NOT(ISBLANK([.F5]));NOT(ISBLANK([.G5])));   &quot;,(itemType=&quot;&amp;[.F5]&amp;&quot;,amount=&quot;&amp;[.G5]&amp;&quot;)&quot;   &amp;IF(AND(NOT(ISBLANK([.H5]));NOT(ISBLANK([.I5])));    &quot;,(itemType=&quot;&amp;[.H5]&amp;&quot;,amount=&quot;&amp;[.I5]&amp;&quot;)&quot;    &amp;IF(AND(NOT(ISBLANK([.J5]));NOT(ISBLANK([.K5])));     &quot;,(itemType=&quot;&amp;[.J5]&amp;&quot;,amount=&quot;&amp;[.K5]&amp;&quot;)&quot;     &amp;IF(AND(NOT(ISBLANK([.L5]));NOT(ISBLANK([.M5])));      &quot;,(itemType=&quot;&amp;[.L5]&amp;&quot;,amount=&quot;&amp;[.M5]&amp;&quot;))&quot;;      &quot;)&quot;);     &quot;)&quot;);    &quot;)&quot;);   &quot;)&quot;);  &quot;&quot;) &amp;&quot;,builderHits=&quot; &amp;IF(NOT(ISBLANK([.C5]))  ;[.C5]  ;&quot;0&quot;) &amp;&quot;)&quot;" office:value-type="string" office:string-value="(materials=((itemType=Lumber,amount=2),(itemType=Stone,amount=5)),builderHits=60)">
            <text:p>(materials=((itemType=Lumber,amount=2),(itemType=Stone,amount=5)),builderHits=60)</text:p>
          </table:table-cell>
          <table:table-cell office:value-type="float" office:value="60">
            <text:p>60</text:p>
          </table:table-cell>
          <table:table-cell office:value-type="string">
            <text:p>Lumber</text:p>
          </table:table-cell>
          <table:table-cell office:value-type="float" office:value="2">
            <text:p>2</text:p>
          </table:table-cell>
          <table:table-cell office:value-type="string">
            <text:p>Stone</text:p>
          </table:table-cell>
          <table:table-cell office:value-type="float" office:value="5">
            <text:p>5</text:p>
          </table:table-cell>
          <table:table-cell table:number-columns-repeated="6"/>
          <table:covered-table-cell/>
          <table:table-cell table:number-columns-repeated="1010"/>
        </table:table-row>
        <table:table-row table:style-name="ro9">
          <table:table-cell office:value-type="string">
            <text:p>LargeBuilding</text:p>
          </table:table-cell>
          <table:table-cell table:style-name="ce20" table:formula="of:=&quot;(materials=&quot; &amp;IF(AND(NOT(ISBLANK([.D6]));NOT(ISBLANK([.E6])));   &quot;((itemType=&quot;&amp;[.D6]&amp;&quot;,amount=&quot;&amp;[.E6]&amp;&quot;)&quot;  &amp;IF(AND(NOT(ISBLANK([.F6]));NOT(ISBLANK([.G6])));   &quot;,(itemType=&quot;&amp;[.F6]&amp;&quot;,amount=&quot;&amp;[.G6]&amp;&quot;)&quot;   &amp;IF(AND(NOT(ISBLANK([.H6]));NOT(ISBLANK([.I6])));    &quot;,(itemType=&quot;&amp;[.H6]&amp;&quot;,amount=&quot;&amp;[.I6]&amp;&quot;)&quot;    &amp;IF(AND(NOT(ISBLANK([.J6]));NOT(ISBLANK([.K6])));     &quot;,(itemType=&quot;&amp;[.J6]&amp;&quot;,amount=&quot;&amp;[.K6]&amp;&quot;)&quot;     &amp;IF(AND(NOT(ISBLANK([.L6]));NOT(ISBLANK([.M6])));      &quot;,(itemType=&quot;&amp;[.L6]&amp;&quot;,amount=&quot;&amp;[.M6]&amp;&quot;))&quot;;      &quot;)&quot;);     &quot;)&quot;);    &quot;)&quot;);   &quot;)&quot;);  &quot;&quot;) &amp;&quot;,builderHits=&quot; &amp;IF(NOT(ISBLANK([.C6]))  ;[.C6]  ;&quot;0&quot;) &amp;&quot;)&quot;" office:value-type="string" office:string-value="(materials=((itemType=Lumber,amount=5),(itemType=Stone,amount=7)),builderHits=90)">
            <text:p>(materials=((itemType=Lumber,amount=5),(itemType=Stone,amount=7)),builderHits=90)</text:p>
          </table:table-cell>
          <table:table-cell office:value-type="float" office:value="90">
            <text:p>90</text:p>
          </table:table-cell>
          <table:table-cell office:value-type="string">
            <text:p>Lumber</text:p>
          </table:table-cell>
          <table:table-cell office:value-type="float" office:value="5">
            <text:p>5</text:p>
          </table:table-cell>
          <table:table-cell office:value-type="string">
            <text:p>Stone</text:p>
          </table:table-cell>
          <table:table-cell office:value-type="float" office:value="7">
            <text:p>7</text:p>
          </table:table-cell>
          <table:table-cell table:number-columns-repeated="6"/>
          <table:table-cell table:number-columns-repeated="1011"/>
        </table:table-row>
        <table:table-row table:style-name="ro9">
          <table:table-cell office:value-type="string">
            <text:p>WoodBuilding</text:p>
          </table:table-cell>
          <table:table-cell table:style-name="ce20" table:formula="of:=&quot;(materials=&quot; &amp;IF(AND(NOT(ISBLANK([.D7]));NOT(ISBLANK([.E7])));   &quot;((itemType=&quot;&amp;[.D7]&amp;&quot;,amount=&quot;&amp;[.E7]&amp;&quot;)&quot;  &amp;IF(AND(NOT(ISBLANK([.F7]));NOT(ISBLANK([.G7])));   &quot;,(itemType=&quot;&amp;[.F7]&amp;&quot;,amount=&quot;&amp;[.G7]&amp;&quot;)&quot;   &amp;IF(AND(NOT(ISBLANK([.H7]));NOT(ISBLANK([.I7])));    &quot;,(itemType=&quot;&amp;[.H7]&amp;&quot;,amount=&quot;&amp;[.I7]&amp;&quot;)&quot;    &amp;IF(AND(NOT(ISBLANK([.J7]));NOT(ISBLANK([.K7])));     &quot;,(itemType=&quot;&amp;[.J7]&amp;&quot;,amount=&quot;&amp;[.K7]&amp;&quot;)&quot;     &amp;IF(AND(NOT(ISBLANK([.L7]));NOT(ISBLANK([.M7])));      &quot;,(itemType=&quot;&amp;[.L7]&amp;&quot;,amount=&quot;&amp;[.M7]&amp;&quot;))&quot;;      &quot;)&quot;);     &quot;)&quot;);    &quot;)&quot;);   &quot;)&quot;);  &quot;&quot;) &amp;&quot;,builderHits=&quot; &amp;IF(NOT(ISBLANK([.C7]))  ;[.C7]  ;&quot;0&quot;) &amp;&quot;)&quot;" office:value-type="string" office:string-value="(materials=((itemType=Lumber,amount=5),(itemType=Stone,amount=2),(itemType=Log,amount=2)),builderHits=45)">
            <text:p>(materials=((itemType=Lumber,amount=5),(itemType=Stone,amount=2),(itemType=Log,amount=2)),builderHits=45)</text:p>
          </table:table-cell>
          <table:table-cell office:value-type="float" office:value="45">
            <text:p>45</text:p>
          </table:table-cell>
          <table:table-cell office:value-type="string">
            <text:p>Lumber</text:p>
          </table:table-cell>
          <table:table-cell office:value-type="float" office:value="5">
            <text:p>5</text:p>
          </table:table-cell>
          <table:table-cell office:value-type="string">
            <text:p>Stone</text:p>
          </table:table-cell>
          <table:table-cell office:value-type="float" office:value="2">
            <text:p>2</text:p>
          </table:table-cell>
          <table:table-cell office:value-type="string">
            <text:p>Log</text:p>
          </table:table-cell>
          <table:table-cell office:value-type="float" office:value="2">
            <text:p>2</text:p>
          </table:table-cell>
          <table:table-cell table:number-columns-repeated="4"/>
          <table:table-cell table:number-columns-repeated="1011"/>
        </table:table-row>
        <table:table-row table:style-name="ro10">
          <table:table-cell office:value-type="string">
            <text:p>Palace</text:p>
          </table:table-cell>
          <table:table-cell table:style-name="ce20" table:formula="of:=&quot;(materials=&quot; &amp;IF(AND(NOT(ISBLANK([.D8]));NOT(ISBLANK([.E8])));   &quot;((itemType=&quot;&amp;[.D8]&amp;&quot;,amount=&quot;&amp;[.E8]&amp;&quot;)&quot;  &amp;IF(AND(NOT(ISBLANK([.F8]));NOT(ISBLANK([.G8])));   &quot;,(itemType=&quot;&amp;[.F8]&amp;&quot;,amount=&quot;&amp;[.G8]&amp;&quot;)&quot;   &amp;IF(AND(NOT(ISBLANK([.H8]));NOT(ISBLANK([.I8])));    &quot;,(itemType=&quot;&amp;[.H8]&amp;&quot;,amount=&quot;&amp;[.I8]&amp;&quot;)&quot;    &amp;IF(AND(NOT(ISBLANK([.J8]));NOT(ISBLANK([.K8])));     &quot;,(itemType=&quot;&amp;[.J8]&amp;&quot;,amount=&quot;&amp;[.K8]&amp;&quot;)&quot;     &amp;IF(AND(NOT(ISBLANK([.L8]));NOT(ISBLANK([.M8])));      &quot;,(itemType=&quot;&amp;[.L8]&amp;&quot;,amount=&quot;&amp;[.M8]&amp;&quot;))&quot;;      &quot;)&quot;);     &quot;)&quot;);    &quot;)&quot;);   &quot;)&quot;);  &quot;&quot;) &amp;&quot;,builderHits=&quot; &amp;IF(NOT(ISBLANK([.C8]))  ;[.C8]  ;&quot;0&quot;) &amp;&quot;)&quot;" office:value-type="string" office:string-value="(materials=((itemType=Lumber,amount=150),(itemType=Stone,amount=200),(itemType=GoldCoins,amount=100),(itemType=Iron,amount=75),(itemType=HandAxe,amount=50)),builderHits=3500)">
            <text:p>(materials=((itemType=Lumber,amount=150),(itemType=Stone,amount=200),(itemType=GoldCoins,amount=100),(itemType=Iron,amount=75),(itemType=HandAxe,amount=50)),builderHits=3500)</text:p>
          </table:table-cell>
          <table:table-cell office:value-type="float" office:value="3500">
            <text:p>3500</text:p>
          </table:table-cell>
          <table:table-cell office:value-type="string">
            <text:p>Lumber</text:p>
          </table:table-cell>
          <table:table-cell office:value-type="float" office:value="150">
            <text:p>150</text:p>
          </table:table-cell>
          <table:table-cell office:value-type="string">
            <text:p>Stone</text:p>
          </table:table-cell>
          <table:table-cell office:value-type="float" office:value="200">
            <text:p>200</text:p>
          </table:table-cell>
          <table:table-cell office:value-type="string">
            <text:p>GoldCoins</text:p>
          </table:table-cell>
          <table:table-cell office:value-type="float" office:value="100">
            <text:p>100</text:p>
          </table:table-cell>
          <table:table-cell office:value-type="string">
            <text:p>Iron</text:p>
          </table:table-cell>
          <table:table-cell office:value-type="float" office:value="75">
            <text:p>75</text:p>
          </table:table-cell>
          <table:table-cell office:value-type="string">
            <text:p>HandAxe</text:p>
          </table:table-cell>
          <table:table-cell office:value-type="float" office:value="50">
            <text:p>50</text:p>
          </table:table-cell>
          <table:table-cell table:number-columns-repeated="1011"/>
        </table:table-row>
        <table:table-row table:style-name="ro9" table:number-rows-repeated="3">
          <table:table-cell/>
          <table:table-cell table:style-name="ce21"/>
          <table:table-cell table:number-columns-repeated="1022"/>
        </table:table-row>
        <table:table-row table:style-name="ro8" table:number-rows-repeated="7">
          <table:table-cell/>
          <table:table-cell table:style-name="ce21"/>
          <table:table-cell table:number-columns-repeated="1022"/>
        </table:table-row>
        <table:table-row table:style-name="ro8">
          <table:table-cell table:style-name="ce19"/>
          <table:table-cell table:style-name="ce21"/>
          <table:table-cell table:number-columns-repeated="1022"/>
        </table:table-row>
        <table:table-row table:style-name="ro8" table:number-rows-repeated="154">
          <table:table-cell/>
          <table:table-cell table:style-name="ce21"/>
          <table:table-cell table:number-columns-repeated="1022"/>
        </table:table-row>
        <table:table-row table:style-name="ro8" table:number-rows-repeated="1048402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Stockpiles" table:style-name="ta1" table:print="false">
        <table:table-column table:style-name="co18" table:default-cell-style-name="Default"/>
        <table:table-column table:style-name="co8" table:default-cell-style-name="ce22"/>
        <table:table-column table:style-name="co21" table:default-cell-style-name="ce24"/>
        <table:table-column table:style-name="co10" table:default-cell-style-name="ce25"/>
        <table:table-column table:style-name="co11" table:default-cell-style-name="ce26"/>
        <table:table-column table:style-name="co21" table:default-cell-style-name="ce24"/>
        <table:table-column table:style-name="co10" table:default-cell-style-name="Default"/>
        <table:table-column table:style-name="co11" table:default-cell-style-name="ce26"/>
        <table:table-column table:style-name="co21" table:default-cell-style-name="ce24"/>
        <table:table-column table:style-name="co10" table:default-cell-style-name="Default"/>
        <table:table-column table:style-name="co11" table:default-cell-style-name="ce26"/>
        <table:table-column table:style-name="co21" table:default-cell-style-name="ce24"/>
        <table:table-column table:style-name="co10" table:default-cell-style-name="Default"/>
        <table:table-column table:style-name="co11" table:default-cell-style-name="ce26"/>
        <table:table-column table:style-name="co21" table:default-cell-style-name="ce24"/>
        <table:table-column table:style-name="co10" table:default-cell-style-name="Default"/>
        <table:table-column table:style-name="co11" table:default-cell-style-name="ce26"/>
        <table:table-column table:style-name="co12" table:default-cell-style-name="ce10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1">
          <table:table-cell office:value-type="string">
            <text:p>Name</text:p>
          </table:table-cell>
          <table:table-cell table:style-name="ce1" office:value-type="string">
            <text:p>Stockpiles</text:p>
          </table:table-cell>
          <table:table-cell office:value-type="string">
            <text:p>ItemType</text:p>
          </table:table-cell>
          <table:table-cell office:value-type="string">
            <text:p>StockpileType</text:p>
          </table:table-cell>
          <table:table-cell office:value-type="string">
            <text:p>MaxStorageAmt</text:p>
          </table:table-cell>
          <table:table-cell office:value-type="string">
            <text:p>ItemType</text:p>
          </table:table-cell>
          <table:table-cell office:value-type="string">
            <text:p>StockpileType</text:p>
          </table:table-cell>
          <table:table-cell office:value-type="string">
            <text:p>MaxStorageAmt</text:p>
          </table:table-cell>
          <table:table-cell office:value-type="string">
            <text:p>ItemType</text:p>
          </table:table-cell>
          <table:table-cell office:value-type="string">
            <text:p>StockpileType</text:p>
          </table:table-cell>
          <table:table-cell office:value-type="string">
            <text:p>MaxStorageAmt</text:p>
          </table:table-cell>
          <table:table-cell office:value-type="string">
            <text:p>ItemType</text:p>
          </table:table-cell>
          <table:table-cell office:value-type="string">
            <text:p>StockpileType</text:p>
          </table:table-cell>
          <table:table-cell office:value-type="string">
            <text:p>MaxStorageAmt</text:p>
          </table:table-cell>
          <table:table-cell office:value-type="string">
            <text:p>ItemType</text:p>
          </table:table-cell>
          <table:table-cell office:value-type="string">
            <text:p>StockpileType</text:p>
          </table:table-cell>
          <table:table-cell office:value-type="string">
            <text:p>MaxStorageAmt</text:p>
          </table:table-cell>
          <table:table-cell table:style-name="ce23" office:value-type="string">
            <text:p>IN CASE of a recipe that </text:p>
            <text:p>requires even more different </text:p>
            <text:p>items, please type them in </text:p>
            <text:p>Manually (here or in unreal)</text:p>
          </table:table-cell>
          <table:table-cell table:number-columns-repeated="3"/>
        </table:table-row>
        <table:table-row table:style-name="ro12">
          <table:table-cell office:value-type="string">
            <text:p>Sawmill</text:p>
          </table:table-cell>
          <table:table-cell table:style-name="ce20" table:formula="of:= IF(AND(NOT(ISBLANK([.C2]));NOT(ISBLANK([.D2]));NOT(ISBLANK([.E2])));  &quot;((itemType=&quot;&amp;[.C2]&amp;&quot;,stockpileType=&quot;&amp;[.D2]&amp;&quot;,maxStorage=&quot;&amp;[.E2]&amp;&quot;)&quot;  &amp;IF(AND(NOT(ISBLANK([.F2]));NOT(ISBLANK([.G2]));NOT(ISBLANK([.H2])));   &quot;,(itemType=&quot;&amp;[.F2]&amp;&quot;,stockpileType=&quot;&amp;[.G2]&amp;&quot;,maxStorage=&quot;&amp;[.H2]&amp;&quot;)&quot;   &amp;IF(AND(NOT(ISBLANK([.I2]));NOT(ISBLANK([.J2]));NOT(ISBLANK([.K2])));    &quot;,(itemType=&quot;&amp;[.I2]&amp;&quot;,stockpileType=&quot;&amp;[.J2]&amp;&quot;,maxStorage=&quot;&amp;[.K2]&amp;&quot;)&quot;    &amp;IF(AND(NOT(ISBLANK([.L2]));NOT(ISBLANK([.M2]));NOT(ISBLANK([.N2])));     &quot;,(itemType=&quot;&amp;[.L2]&amp;&quot;,stockpileType=&quot;&amp;[.M2]&amp;&quot;,maxStorage=&quot;&amp;[.N2]&amp;&quot;)&quot;     &amp;IF(AND(NOT(ISBLANK([.O2]));NOT(ISBLANK([.P2]));NOT(ISBLANK([.Q2])));      &quot;,(itemType=&quot;&amp;[.O2]&amp;&quot;,stockpileType=&quot;&amp;[.P2]&amp;&quot;,maxStorage=&quot;&amp;[.Q2]&amp;&quot;))&quot;      ;      &quot;)&quot;)     ;&quot;)&quot;)    ;&quot;)&quot;)   ;&quot;)&quot;)  ;&quot;&quot;)" office:value-type="string" office:string-value="((itemType=Log,stockpileType=Educt,maxStorage=5),(itemType=Lumber,stockpileType=Product,maxStorage=7))">
            <text:p>((itemType=Log,stockpileType=Educt,maxStorage=5),(itemType=Lumber,stockpileType=Product,maxStorage=7))</text:p>
          </table:table-cell>
          <table:table-cell office:value-type="string">
            <text:p>Log</text:p>
          </table:table-cell>
          <table:table-cell office:value-type="string">
            <text:p>Educt</text:p>
          </table:table-cell>
          <table:table-cell office:value-type="float" office:value="5">
            <text:p>5</text:p>
          </table:table-cell>
          <table:table-cell office:value-type="string">
            <text:p>Lumber</text:p>
          </table:table-cell>
          <table:table-cell office:value-type="string">
            <text:p>Product</text:p>
          </table:table-cell>
          <table:table-cell office:value-type="float" office:value="7">
            <text:p>7</text:p>
          </table:table-cell>
          <table:table-cell table:number-columns-repeated="9"/>
          <table:table-cell table:number-columns-repeated="4"/>
        </table:table-row>
        <table:table-row table:style-name="ro1">
          <table:table-cell office:value-type="string">
            <text:p>Woodcutters</text:p>
          </table:table-cell>
          <table:table-cell table:style-name="ce20" table:formula="of:= IF(AND(NOT(ISBLANK([.C3]));NOT(ISBLANK([.D3]));NOT(ISBLANK([.E3])));  &quot;((itemType=&quot;&amp;[.C3]&amp;&quot;,stockpileType=&quot;&amp;[.D3]&amp;&quot;,maxStorage=&quot;&amp;[.E3]&amp;&quot;)&quot;  &amp;IF(AND(NOT(ISBLANK([.F3]));NOT(ISBLANK([.G3]));NOT(ISBLANK([.H3])));   &quot;,(itemType=&quot;&amp;[.F3]&amp;&quot;,stockpileType=&quot;&amp;[.G3]&amp;&quot;,maxStorage=&quot;&amp;[.H3]&amp;&quot;)&quot;   &amp;IF(AND(NOT(ISBLANK([.I3]));NOT(ISBLANK([.J3]));NOT(ISBLANK([.K3])));    &quot;,(itemType=&quot;&amp;[.I3]&amp;&quot;,stockpileType=&quot;&amp;[.J3]&amp;&quot;,maxStorage=&quot;&amp;[.K3]&amp;&quot;)&quot;    &amp;IF(AND(NOT(ISBLANK([.L3]));NOT(ISBLANK([.M3]));NOT(ISBLANK([.N3])));     &quot;,(itemType=&quot;&amp;[.L3]&amp;&quot;,stockpileType=&quot;&amp;[.M3]&amp;&quot;,maxStorage=&quot;&amp;[.N3]&amp;&quot;)&quot;     &amp;IF(AND(NOT(ISBLANK([.O3]));NOT(ISBLANK([.P3]));NOT(ISBLANK([.Q3])));      &quot;,(itemType=&quot;&amp;[.O3]&amp;&quot;,stockpileType=&quot;&amp;[.P3]&amp;&quot;,maxStorage=&quot;&amp;[.Q3]&amp;&quot;))&quot;      ;      &quot;)&quot;)     ;&quot;)&quot;)    ;&quot;)&quot;)   ;&quot;)&quot;)  ;&quot;&quot;)" office:value-type="string" office:string-value="((itemType=Log,stockpileType=Product,maxStorage=5))">
            <text:p>((itemType=Log,stockpileType=Product,maxStorage=5))</text:p>
          </table:table-cell>
          <table:table-cell office:value-type="string">
            <text:p>Log</text:p>
          </table:table-cell>
          <table:table-cell office:value-type="string">
            <text:p>Product</text:p>
          </table:table-cell>
          <table:table-cell office:value-type="float" office:value="5">
            <text:p>5</text:p>
          </table:table-cell>
          <table:table-cell table:number-columns-repeated="12"/>
          <table:table-cell table:number-columns-repeated="4"/>
        </table:table-row>
        <table:table-row table:style-name="ro9">
          <table:table-cell office:value-type="string">
            <text:p>Bakery</text:p>
          </table:table-cell>
          <table:table-cell table:style-name="ce20" table:formula="of:= IF(AND(NOT(ISBLANK([.C4]));NOT(ISBLANK([.D4]));NOT(ISBLANK([.E4])));  &quot;((itemType=&quot;&amp;[.C4]&amp;&quot;,stockpileType=&quot;&amp;[.D4]&amp;&quot;,maxStorage=&quot;&amp;[.E4]&amp;&quot;)&quot;  &amp;IF(AND(NOT(ISBLANK([.F4]));NOT(ISBLANK([.G4]));NOT(ISBLANK([.H4])));   &quot;,(itemType=&quot;&amp;[.F4]&amp;&quot;,stockpileType=&quot;&amp;[.G4]&amp;&quot;,maxStorage=&quot;&amp;[.H4]&amp;&quot;)&quot;   &amp;IF(AND(NOT(ISBLANK([.I4]));NOT(ISBLANK([.J4]));NOT(ISBLANK([.K4])));    &quot;,(itemType=&quot;&amp;[.I4]&amp;&quot;,stockpileType=&quot;&amp;[.J4]&amp;&quot;,maxStorage=&quot;&amp;[.K4]&amp;&quot;)&quot;    &amp;IF(AND(NOT(ISBLANK([.L4]));NOT(ISBLANK([.M4]));NOT(ISBLANK([.N4])));     &quot;,(itemType=&quot;&amp;[.L4]&amp;&quot;,stockpileType=&quot;&amp;[.M4]&amp;&quot;,maxStorage=&quot;&amp;[.N4]&amp;&quot;)&quot;     &amp;IF(AND(NOT(ISBLANK([.O4]));NOT(ISBLANK([.P4]));NOT(ISBLANK([.Q4])));      &quot;,(itemType=&quot;&amp;[.O4]&amp;&quot;,stockpileType=&quot;&amp;[.P4]&amp;&quot;,maxStorage=&quot;&amp;[.Q4]&amp;&quot;))&quot;      ;      &quot;)&quot;)     ;&quot;)&quot;)    ;&quot;)&quot;)   ;&quot;)&quot;)  ;&quot;&quot;)" office:value-type="string" office:string-value="((itemType=Flour,stockpileType=Educt,maxStorage=5),(itemType=Bread,stockpileType=Product,maxStorage=3))">
            <text:p>((itemType=Flour,stockpileType=Educt,maxStorage=5),(itemType=Bread,stockpileType=Product,maxStorage=3))</text:p>
          </table:table-cell>
          <table:table-cell office:value-type="string">
            <text:p>Flour</text:p>
          </table:table-cell>
          <table:table-cell table:style-name="Default" office:value-type="string">
            <text:p>Educt</text:p>
          </table:table-cell>
          <table:table-cell office:value-type="float" office:value="5">
            <text:p>5</text:p>
          </table:table-cell>
          <table:table-cell office:value-type="string">
            <text:p>Bread</text:p>
          </table:table-cell>
          <table:table-cell office:value-type="string">
            <text:p>Product</text:p>
          </table:table-cell>
          <table:table-cell office:value-type="float" office:value="3">
            <text:p>3</text:p>
          </table:table-cell>
          <table:table-cell table:style-name="Default"/>
          <table:table-cell/>
          <table:table-cell table:style-name="Default"/>
          <table:table-cell table:number-columns-repeated="6"/>
          <table:table-cell table:number-columns-repeated="4"/>
        </table:table-row>
        <table:table-row table:style-name="ro1">
          <table:table-cell office:value-type="string">
            <text:p>Coalmine</text:p>
          </table:table-cell>
          <table:table-cell table:style-name="ce20" table:formula="of:= IF(AND(NOT(ISBLANK([.C5]));NOT(ISBLANK([.D5]));NOT(ISBLANK([.E5])));  &quot;((itemType=&quot;&amp;[.C5]&amp;&quot;,stockpileType=&quot;&amp;[.D5]&amp;&quot;,maxStorage=&quot;&amp;[.E5]&amp;&quot;)&quot;  &amp;IF(AND(NOT(ISBLANK([.F5]));NOT(ISBLANK([.G5]));NOT(ISBLANK([.H5])));   &quot;,(itemType=&quot;&amp;[.F5]&amp;&quot;,stockpileType=&quot;&amp;[.G5]&amp;&quot;,maxStorage=&quot;&amp;[.H5]&amp;&quot;)&quot;   &amp;IF(AND(NOT(ISBLANK([.I5]));NOT(ISBLANK([.J5]));NOT(ISBLANK([.K5])));    &quot;,(itemType=&quot;&amp;[.I5]&amp;&quot;,stockpileType=&quot;&amp;[.J5]&amp;&quot;,maxStorage=&quot;&amp;[.K5]&amp;&quot;)&quot;    &amp;IF(AND(NOT(ISBLANK([.L5]));NOT(ISBLANK([.M5]));NOT(ISBLANK([.N5])));     &quot;,(itemType=&quot;&amp;[.L5]&amp;&quot;,stockpileType=&quot;&amp;[.M5]&amp;&quot;,maxStorage=&quot;&amp;[.N5]&amp;&quot;)&quot;     &amp;IF(AND(NOT(ISBLANK([.O5]));NOT(ISBLANK([.P5]));NOT(ISBLANK([.Q5])));      &quot;,(itemType=&quot;&amp;[.O5]&amp;&quot;,stockpileType=&quot;&amp;[.P5]&amp;&quot;,maxStorage=&quot;&amp;[.Q5]&amp;&quot;))&quot;      ;      &quot;)&quot;)     ;&quot;)&quot;)    ;&quot;)&quot;)   ;&quot;)&quot;)  ;&quot;&quot;)" office:value-type="string" office:string-value="((itemType=Coal,stockpileType=Product,maxStorage=4))">
            <text:p>((itemType=Coal,stockpileType=Product,maxStorage=4))</text:p>
          </table:table-cell>
          <table:table-cell office:value-type="string">
            <text:p>Coal</text:p>
          </table:table-cell>
          <table:table-cell office:value-type="string">
            <text:p>Product</text:p>
          </table:table-cell>
          <table:table-cell office:value-type="float" office:value="4">
            <text:p>4</text:p>
          </table:table-cell>
          <table:table-cell table:number-columns-repeated="12"/>
          <table:table-cell table:number-columns-repeated="4"/>
        </table:table-row>
        <table:table-row table:style-name="ro1">
          <table:table-cell office:value-type="string">
            <text:p>Farm</text:p>
          </table:table-cell>
          <table:table-cell table:style-name="ce20" table:formula="of:= IF(AND(NOT(ISBLANK([.C6]));NOT(ISBLANK([.D6]));NOT(ISBLANK([.E6])));  &quot;((itemType=&quot;&amp;[.C6]&amp;&quot;,stockpileType=&quot;&amp;[.D6]&amp;&quot;,maxStorage=&quot;&amp;[.E6]&amp;&quot;)&quot;  &amp;IF(AND(NOT(ISBLANK([.F6]));NOT(ISBLANK([.G6]));NOT(ISBLANK([.H6])));   &quot;,(itemType=&quot;&amp;[.F6]&amp;&quot;,stockpileType=&quot;&amp;[.G6]&amp;&quot;,maxStorage=&quot;&amp;[.H6]&amp;&quot;)&quot;   &amp;IF(AND(NOT(ISBLANK([.I6]));NOT(ISBLANK([.J6]));NOT(ISBLANK([.K6])));    &quot;,(itemType=&quot;&amp;[.I6]&amp;&quot;,stockpileType=&quot;&amp;[.J6]&amp;&quot;,maxStorage=&quot;&amp;[.K6]&amp;&quot;)&quot;    &amp;IF(AND(NOT(ISBLANK([.L6]));NOT(ISBLANK([.M6]));NOT(ISBLANK([.N6])));     &quot;,(itemType=&quot;&amp;[.L6]&amp;&quot;,stockpileType=&quot;&amp;[.M6]&amp;&quot;,maxStorage=&quot;&amp;[.N6]&amp;&quot;)&quot;     &amp;IF(AND(NOT(ISBLANK([.O6]));NOT(ISBLANK([.P6]));NOT(ISBLANK([.Q6])));      &quot;,(itemType=&quot;&amp;[.O6]&amp;&quot;,stockpileType=&quot;&amp;[.P6]&amp;&quot;,maxStorage=&quot;&amp;[.Q6]&amp;&quot;))&quot;      ;      &quot;)&quot;)     ;&quot;)&quot;)    ;&quot;)&quot;)   ;&quot;)&quot;)  ;&quot;&quot;)" office:value-type="string" office:string-value="((itemType=Wheat,stockpileType=Product,maxStorage=5))">
            <text:p>((itemType=Wheat,stockpileType=Product,maxStorage=5))</text:p>
          </table:table-cell>
          <table:table-cell office:value-type="string">
            <text:p>Wheat</text:p>
          </table:table-cell>
          <table:table-cell office:value-type="string">
            <text:p>Product</text:p>
          </table:table-cell>
          <table:table-cell office:value-type="float" office:value="5">
            <text:p>5</text:p>
          </table:table-cell>
          <table:table-cell table:number-columns-repeated="12"/>
          <table:table-cell table:number-columns-repeated="4"/>
        </table:table-row>
        <table:table-row table:style-name="ro1">
          <table:table-cell office:value-type="string">
            <text:p>Goldmine</text:p>
          </table:table-cell>
          <table:table-cell table:style-name="ce20" table:formula="of:= IF(AND(NOT(ISBLANK([.C7]));NOT(ISBLANK([.D7]));NOT(ISBLANK([.E7])));  &quot;((itemType=&quot;&amp;[.C7]&amp;&quot;,stockpileType=&quot;&amp;[.D7]&amp;&quot;,maxStorage=&quot;&amp;[.E7]&amp;&quot;)&quot;  &amp;IF(AND(NOT(ISBLANK([.F7]));NOT(ISBLANK([.G7]));NOT(ISBLANK([.H7])));   &quot;,(itemType=&quot;&amp;[.F7]&amp;&quot;,stockpileType=&quot;&amp;[.G7]&amp;&quot;,maxStorage=&quot;&amp;[.H7]&amp;&quot;)&quot;   &amp;IF(AND(NOT(ISBLANK([.I7]));NOT(ISBLANK([.J7]));NOT(ISBLANK([.K7])));    &quot;,(itemType=&quot;&amp;[.I7]&amp;&quot;,stockpileType=&quot;&amp;[.J7]&amp;&quot;,maxStorage=&quot;&amp;[.K7]&amp;&quot;)&quot;    &amp;IF(AND(NOT(ISBLANK([.L7]));NOT(ISBLANK([.M7]));NOT(ISBLANK([.N7])));     &quot;,(itemType=&quot;&amp;[.L7]&amp;&quot;,stockpileType=&quot;&amp;[.M7]&amp;&quot;,maxStorage=&quot;&amp;[.N7]&amp;&quot;)&quot;     &amp;IF(AND(NOT(ISBLANK([.O7]));NOT(ISBLANK([.P7]));NOT(ISBLANK([.Q7])));      &quot;,(itemType=&quot;&amp;[.O7]&amp;&quot;,stockpileType=&quot;&amp;[.P7]&amp;&quot;,maxStorage=&quot;&amp;[.Q7]&amp;&quot;))&quot;      ;      &quot;)&quot;)     ;&quot;)&quot;)    ;&quot;)&quot;)   ;&quot;)&quot;)  ;&quot;&quot;)" office:value-type="string" office:string-value="((itemType=GoldOre,stockpileType=Product,maxStorage=4))">
            <text:p>((itemType=GoldOre,stockpileType=Product,maxStorage=4))</text:p>
          </table:table-cell>
          <table:table-cell office:value-type="string">
            <text:p>GoldOre</text:p>
          </table:table-cell>
          <table:table-cell office:value-type="string">
            <text:p>Product</text:p>
          </table:table-cell>
          <table:table-cell office:value-type="float" office:value="4">
            <text:p>4</text:p>
          </table:table-cell>
          <table:table-cell table:number-columns-repeated="12"/>
          <table:table-cell table:number-columns-repeated="4"/>
        </table:table-row>
        <table:table-row table:style-name="ro1">
          <table:table-cell office:value-type="string">
            <text:p>Inn</text:p>
          </table:table-cell>
          <table:table-cell table:style-name="ce20" table:formula="of:= IF(AND(NOT(ISBLANK([.C8]));NOT(ISBLANK([.D8]));NOT(ISBLANK([.E8])));  &quot;((itemType=&quot;&amp;[.C8]&amp;&quot;,stockpileType=&quot;&amp;[.D8]&amp;&quot;,maxStorage=&quot;&amp;[.E8]&amp;&quot;)&quot;  &amp;IF(AND(NOT(ISBLANK([.F8]));NOT(ISBLANK([.G8]));NOT(ISBLANK([.H8])));   &quot;,(itemType=&quot;&amp;[.F8]&amp;&quot;,stockpileType=&quot;&amp;[.G8]&amp;&quot;,maxStorage=&quot;&amp;[.H8]&amp;&quot;)&quot;   &amp;IF(AND(NOT(ISBLANK([.I8]));NOT(ISBLANK([.J8]));NOT(ISBLANK([.K8])));    &quot;,(itemType=&quot;&amp;[.I8]&amp;&quot;,stockpileType=&quot;&amp;[.J8]&amp;&quot;,maxStorage=&quot;&amp;[.K8]&amp;&quot;)&quot;    &amp;IF(AND(NOT(ISBLANK([.L8]));NOT(ISBLANK([.M8]));NOT(ISBLANK([.N8])));     &quot;,(itemType=&quot;&amp;[.L8]&amp;&quot;,stockpileType=&quot;&amp;[.M8]&amp;&quot;,maxStorage=&quot;&amp;[.N8]&amp;&quot;)&quot;     &amp;IF(AND(NOT(ISBLANK([.O8]));NOT(ISBLANK([.P8]));NOT(ISBLANK([.Q8])));      &quot;,(itemType=&quot;&amp;[.O8]&amp;&quot;,stockpileType=&quot;&amp;[.P8]&amp;&quot;,maxStorage=&quot;&amp;[.Q8]&amp;&quot;))&quot;      ;      &quot;)&quot;)     ;&quot;)&quot;)    ;&quot;)&quot;)   ;&quot;)&quot;)  ;&quot;&quot;)" office:value-type="string" office:string-value="((itemType=Bread,stockpileType=Educt,maxStorage=5),(itemType=Wine,stockpileType=Educt,maxStorage=5),(itemType=Fish,stockpileType=Educt,maxStorage=5),(itemType=Sausages,stockpileType=Educt,maxStorage=5))">
            <text:p>((itemType=Bread,stockpileType=Educt,maxStorage=5),(itemType=Wine,stockpileType=Educt,maxStorage=5),(itemType=Fish,stockpileType=Educt,maxStorage=5),(itemType=Sausages,stockpileType=Educt,maxStorage=5))</text:p>
          </table:table-cell>
          <table:table-cell office:value-type="string">
            <text:p>Bread</text:p>
          </table:table-cell>
          <table:table-cell office:value-type="string">
            <text:p>Educt</text:p>
          </table:table-cell>
          <table:table-cell office:value-type="float" office:value="5">
            <text:p>5</text:p>
          </table:table-cell>
          <table:table-cell office:value-type="string">
            <text:p>Wine</text:p>
          </table:table-cell>
          <table:table-cell table:style-name="ce25" office:value-type="string">
            <text:p>Educt</text:p>
          </table:table-cell>
          <table:table-cell office:value-type="float" office:value="5">
            <text:p>5</text:p>
          </table:table-cell>
          <table:table-cell office:value-type="string">
            <text:p>Fish</text:p>
          </table:table-cell>
          <table:table-cell table:style-name="ce25" office:value-type="string">
            <text:p>Educt</text:p>
          </table:table-cell>
          <table:table-cell office:value-type="float" office:value="5">
            <text:p>5</text:p>
          </table:table-cell>
          <table:table-cell office:value-type="string">
            <text:p>Sausages</text:p>
          </table:table-cell>
          <table:table-cell table:style-name="ce25" office:value-type="string">
            <text:p>Educt</text:p>
          </table:table-cell>
          <table:table-cell office:value-type="float" office:value="5">
            <text:p>5</text:p>
          </table:table-cell>
          <table:table-cell table:number-columns-repeated="3"/>
          <table:table-cell table:number-columns-repeated="4"/>
        </table:table-row>
        <table:table-row table:style-name="ro1">
          <table:table-cell office:value-type="string">
            <text:p>Ironmine</text:p>
          </table:table-cell>
          <table:table-cell table:style-name="ce20" table:formula="of:= IF(AND(NOT(ISBLANK([.C9]));NOT(ISBLANK([.D9]));NOT(ISBLANK([.E9])));  &quot;((itemType=&quot;&amp;[.C9]&amp;&quot;,stockpileType=&quot;&amp;[.D9]&amp;&quot;,maxStorage=&quot;&amp;[.E9]&amp;&quot;)&quot;  &amp;IF(AND(NOT(ISBLANK([.F9]));NOT(ISBLANK([.G9]));NOT(ISBLANK([.H9])));   &quot;,(itemType=&quot;&amp;[.F9]&amp;&quot;,stockpileType=&quot;&amp;[.G9]&amp;&quot;,maxStorage=&quot;&amp;[.H9]&amp;&quot;)&quot;   &amp;IF(AND(NOT(ISBLANK([.I9]));NOT(ISBLANK([.J9]));NOT(ISBLANK([.K9])));    &quot;,(itemType=&quot;&amp;[.I9]&amp;&quot;,stockpileType=&quot;&amp;[.J9]&amp;&quot;,maxStorage=&quot;&amp;[.K9]&amp;&quot;)&quot;    &amp;IF(AND(NOT(ISBLANK([.L9]));NOT(ISBLANK([.M9]));NOT(ISBLANK([.N9])));     &quot;,(itemType=&quot;&amp;[.L9]&amp;&quot;,stockpileType=&quot;&amp;[.M9]&amp;&quot;,maxStorage=&quot;&amp;[.N9]&amp;&quot;)&quot;     &amp;IF(AND(NOT(ISBLANK([.O9]));NOT(ISBLANK([.P9]));NOT(ISBLANK([.Q9])));      &quot;,(itemType=&quot;&amp;[.O9]&amp;&quot;,stockpileType=&quot;&amp;[.P9]&amp;&quot;,maxStorage=&quot;&amp;[.Q9]&amp;&quot;))&quot;      ;      &quot;)&quot;)     ;&quot;)&quot;)    ;&quot;)&quot;)   ;&quot;)&quot;)  ;&quot;&quot;)" office:value-type="string" office:string-value="((itemType=IronOre,stockpileType=Product,maxStorage=4))">
            <text:p>((itemType=IronOre,stockpileType=Product,maxStorage=4))</text:p>
          </table:table-cell>
          <table:table-cell office:value-type="string">
            <text:p>IronOre</text:p>
          </table:table-cell>
          <table:table-cell office:value-type="string">
            <text:p>Product</text:p>
          </table:table-cell>
          <table:table-cell office:value-type="float" office:value="4">
            <text:p>4</text:p>
          </table:table-cell>
          <table:table-cell table:number-columns-repeated="12"/>
          <table:table-cell table:number-columns-repeated="4"/>
        </table:table-row>
        <table:table-row table:style-name="ro1">
          <table:table-cell office:value-type="string">
            <text:p>IronSmeltery</text:p>
          </table:table-cell>
          <table:table-cell table:style-name="ce20" table:formula="of:= IF(AND(NOT(ISBLANK([.C10]));NOT(ISBLANK([.D10]));NOT(ISBLANK([.E10])));  &quot;((itemType=&quot;&amp;[.C10]&amp;&quot;,stockpileType=&quot;&amp;[.D10]&amp;&quot;,maxStorage=&quot;&amp;[.E10]&amp;&quot;)&quot;  &amp;IF(AND(NOT(ISBLANK([.F10]));NOT(ISBLANK([.G10]));NOT(ISBLANK([.H10])));   &quot;,(itemType=&quot;&amp;[.F10]&amp;&quot;,stockpileType=&quot;&amp;[.G10]&amp;&quot;,maxStorage=&quot;&amp;[.H10]&amp;&quot;)&quot;   &amp;IF(AND(NOT(ISBLANK([.I10]));NOT(ISBLANK([.J10]));NOT(ISBLANK([.K10])));    &quot;,(itemType=&quot;&amp;[.I10]&amp;&quot;,stockpileType=&quot;&amp;[.J10]&amp;&quot;,maxStorage=&quot;&amp;[.K10]&amp;&quot;)&quot;    &amp;IF(AND(NOT(ISBLANK([.L10]));NOT(ISBLANK([.M10]));NOT(ISBLANK([.N10])));     &quot;,(itemType=&quot;&amp;[.L10]&amp;&quot;,stockpileType=&quot;&amp;[.M10]&amp;&quot;,maxStorage=&quot;&amp;[.N10]&amp;&quot;)&quot;     &amp;IF(AND(NOT(ISBLANK([.O10]));NOT(ISBLANK([.P10]));NOT(ISBLANK([.Q10])));      &quot;,(itemType=&quot;&amp;[.O10]&amp;&quot;,stockpileType=&quot;&amp;[.P10]&amp;&quot;,maxStorage=&quot;&amp;[.Q10]&amp;&quot;))&quot;      ;      &quot;)&quot;)     ;&quot;)&quot;)    ;&quot;)&quot;)   ;&quot;)&quot;)  ;&quot;&quot;)" office:value-type="string" office:string-value="((itemType=IronOre,stockpileType=Educt,maxStorage=5),(itemType=Coal,stockpileType=Educt,maxStorage=5),(itemType=Iron,stockpileType=Product,maxStorage=3))">
            <text:p>((itemType=IronOre,stockpileType=Educt,maxStorage=5),(itemType=Coal,stockpileType=Educt,maxStorage=5),(itemType=Iron,stockpileType=Product,maxStorage=3))</text:p>
          </table:table-cell>
          <table:table-cell office:value-type="string">
            <text:p>IronOre</text:p>
          </table:table-cell>
          <table:table-cell office:value-type="string">
            <text:p>Educt</text:p>
          </table:table-cell>
          <table:table-cell office:value-type="float" office:value="5">
            <text:p>5</text:p>
          </table:table-cell>
          <table:table-cell office:value-type="string">
            <text:p>Coal</text:p>
          </table:table-cell>
          <table:table-cell table:style-name="ce25" office:value-type="string">
            <text:p>Educt</text:p>
          </table:table-cell>
          <table:table-cell office:value-type="float" office:value="5">
            <text:p>5</text:p>
          </table:table-cell>
          <table:table-cell office:value-type="string">
            <text:p>Iron</text:p>
          </table:table-cell>
          <table:table-cell office:value-type="string">
            <text:p>Product</text:p>
          </table:table-cell>
          <table:table-cell office:value-type="float" office:value="3">
            <text:p>3</text:p>
          </table:table-cell>
          <table:table-cell table:number-columns-repeated="6"/>
          <table:table-cell table:number-columns-repeated="4"/>
        </table:table-row>
        <table:table-row table:style-name="ro1">
          <table:table-cell office:value-type="string">
            <text:p>Mill</text:p>
          </table:table-cell>
          <table:table-cell table:style-name="ce20" table:formula="of:= IF(AND(NOT(ISBLANK([.C11]));NOT(ISBLANK([.D11]));NOT(ISBLANK([.E11])));  &quot;((itemType=&quot;&amp;[.C11]&amp;&quot;,stockpileType=&quot;&amp;[.D11]&amp;&quot;,maxStorage=&quot;&amp;[.E11]&amp;&quot;)&quot;  &amp;IF(AND(NOT(ISBLANK([.F11]));NOT(ISBLANK([.G11]));NOT(ISBLANK([.H11])));   &quot;,(itemType=&quot;&amp;[.F11]&amp;&quot;,stockpileType=&quot;&amp;[.G11]&amp;&quot;,maxStorage=&quot;&amp;[.H11]&amp;&quot;)&quot;   &amp;IF(AND(NOT(ISBLANK([.I11]));NOT(ISBLANK([.J11]));NOT(ISBLANK([.K11])));    &quot;,(itemType=&quot;&amp;[.I11]&amp;&quot;,stockpileType=&quot;&amp;[.J11]&amp;&quot;,maxStorage=&quot;&amp;[.K11]&amp;&quot;)&quot;    &amp;IF(AND(NOT(ISBLANK([.L11]));NOT(ISBLANK([.M11]));NOT(ISBLANK([.N11])));     &quot;,(itemType=&quot;&amp;[.L11]&amp;&quot;,stockpileType=&quot;&amp;[.M11]&amp;&quot;,maxStorage=&quot;&amp;[.N11]&amp;&quot;)&quot;     &amp;IF(AND(NOT(ISBLANK([.O11]));NOT(ISBLANK([.P11]));NOT(ISBLANK([.Q11])));      &quot;,(itemType=&quot;&amp;[.O11]&amp;&quot;,stockpileType=&quot;&amp;[.P11]&amp;&quot;,maxStorage=&quot;&amp;[.Q11]&amp;&quot;))&quot;      ;      &quot;)&quot;)     ;&quot;)&quot;)    ;&quot;)&quot;)   ;&quot;)&quot;)  ;&quot;&quot;)" office:value-type="string" office:string-value="((itemType=Wheat,stockpileType=Educt,maxStorage=5),(itemType=Flour,stockpileType=Product,maxStorage=3))">
            <text:p>((itemType=Wheat,stockpileType=Educt,maxStorage=5),(itemType=Flour,stockpileType=Product,maxStorage=3))</text:p>
          </table:table-cell>
          <table:table-cell office:value-type="string">
            <text:p>Wheat</text:p>
          </table:table-cell>
          <table:table-cell office:value-type="string">
            <text:p>Educt</text:p>
          </table:table-cell>
          <table:table-cell office:value-type="float" office:value="5">
            <text:p>5</text:p>
          </table:table-cell>
          <table:table-cell office:value-type="string">
            <text:p>Flour</text:p>
          </table:table-cell>
          <table:table-cell office:value-type="string">
            <text:p>Product</text:p>
          </table:table-cell>
          <table:table-cell office:value-type="float" office:value="3">
            <text:p>3</text:p>
          </table:table-cell>
          <table:table-cell table:number-columns-repeated="9"/>
          <table:table-cell table:number-columns-repeated="4"/>
        </table:table-row>
        <table:table-row table:style-name="ro1">
          <table:table-cell office:value-type="string">
            <text:p>Mint</text:p>
          </table:table-cell>
          <table:table-cell table:style-name="ce20" table:formula="of:= IF(AND(NOT(ISBLANK([.C12]));NOT(ISBLANK([.D12]));NOT(ISBLANK([.E12])));  &quot;((itemType=&quot;&amp;[.C12]&amp;&quot;,stockpileType=&quot;&amp;[.D12]&amp;&quot;,maxStorage=&quot;&amp;[.E12]&amp;&quot;)&quot;  &amp;IF(AND(NOT(ISBLANK([.F12]));NOT(ISBLANK([.G12]));NOT(ISBLANK([.H12])));   &quot;,(itemType=&quot;&amp;[.F12]&amp;&quot;,stockpileType=&quot;&amp;[.G12]&amp;&quot;,maxStorage=&quot;&amp;[.H12]&amp;&quot;)&quot;   &amp;IF(AND(NOT(ISBLANK([.I12]));NOT(ISBLANK([.J12]));NOT(ISBLANK([.K12])));    &quot;,(itemType=&quot;&amp;[.I12]&amp;&quot;,stockpileType=&quot;&amp;[.J12]&amp;&quot;,maxStorage=&quot;&amp;[.K12]&amp;&quot;)&quot;    &amp;IF(AND(NOT(ISBLANK([.L12]));NOT(ISBLANK([.M12]));NOT(ISBLANK([.N12])));     &quot;,(itemType=&quot;&amp;[.L12]&amp;&quot;,stockpileType=&quot;&amp;[.M12]&amp;&quot;,maxStorage=&quot;&amp;[.N12]&amp;&quot;)&quot;     &amp;IF(AND(NOT(ISBLANK([.O12]));NOT(ISBLANK([.P12]));NOT(ISBLANK([.Q12])));      &quot;,(itemType=&quot;&amp;[.O12]&amp;&quot;,stockpileType=&quot;&amp;[.P12]&amp;&quot;,maxStorage=&quot;&amp;[.Q12]&amp;&quot;))&quot;      ;      &quot;)&quot;)     ;&quot;)&quot;)    ;&quot;)&quot;)   ;&quot;)&quot;)  ;&quot;&quot;)" office:value-type="string" office:string-value="((itemType=GoldOre,stockpileType=Educt,maxStorage=5),(itemType=Coal,stockpileType=Educt,maxStorage=5),(itemType=GoldCoins,stockpileType=Product,maxStorage=3))">
            <text:p>((itemType=GoldOre,stockpileType=Educt,maxStorage=5),(itemType=Coal,stockpileType=Educt,maxStorage=5),(itemType=GoldCoins,stockpileType=Product,maxStorage=3))</text:p>
          </table:table-cell>
          <table:table-cell office:value-type="string">
            <text:p>GoldOre</text:p>
          </table:table-cell>
          <table:table-cell office:value-type="string">
            <text:p>Educt</text:p>
          </table:table-cell>
          <table:table-cell office:value-type="float" office:value="5">
            <text:p>5</text:p>
          </table:table-cell>
          <table:table-cell office:value-type="string">
            <text:p>Coal</text:p>
          </table:table-cell>
          <table:table-cell table:style-name="ce25" office:value-type="string">
            <text:p>Educt</text:p>
          </table:table-cell>
          <table:table-cell office:value-type="float" office:value="5">
            <text:p>5</text:p>
          </table:table-cell>
          <table:table-cell office:value-type="string">
            <text:p>GoldCoins</text:p>
          </table:table-cell>
          <table:table-cell office:value-type="string">
            <text:p>Product</text:p>
          </table:table-cell>
          <table:table-cell office:value-type="float" office:value="3">
            <text:p>3</text:p>
          </table:table-cell>
          <table:table-cell table:number-columns-repeated="6"/>
          <table:table-cell table:number-columns-repeated="4"/>
        </table:table-row>
        <table:table-row table:style-name="ro1">
          <table:table-cell office:value-type="string">
            <text:p>Palace</text:p>
          </table:table-cell>
          <table:table-cell table:style-name="ce20" table:formula="of:= IF(AND(NOT(ISBLANK([.C13]));NOT(ISBLANK([.D13]));NOT(ISBLANK([.E13])));  &quot;((itemType=&quot;&amp;[.C13]&amp;&quot;,stockpileType=&quot;&amp;[.D13]&amp;&quot;,maxStorage=&quot;&amp;[.E13]&amp;&quot;)&quot;  &amp;IF(AND(NOT(ISBLANK([.F13]));NOT(ISBLANK([.G13]));NOT(ISBLANK([.H13])));   &quot;,(itemType=&quot;&amp;[.F13]&amp;&quot;,stockpileType=&quot;&amp;[.G13]&amp;&quot;,maxStorage=&quot;&amp;[.H13]&amp;&quot;)&quot;   &amp;IF(AND(NOT(ISBLANK([.I13]));NOT(ISBLANK([.J13]));NOT(ISBLANK([.K13])));    &quot;,(itemType=&quot;&amp;[.I13]&amp;&quot;,stockpileType=&quot;&amp;[.J13]&amp;&quot;,maxStorage=&quot;&amp;[.K13]&amp;&quot;)&quot;    &amp;IF(AND(NOT(ISBLANK([.L13]));NOT(ISBLANK([.M13]));NOT(ISBLANK([.N13])));     &quot;,(itemType=&quot;&amp;[.L13]&amp;&quot;,stockpileType=&quot;&amp;[.M13]&amp;&quot;,maxStorage=&quot;&amp;[.N13]&amp;&quot;)&quot;     &amp;IF(AND(NOT(ISBLANK([.O13]));NOT(ISBLANK([.P13]));NOT(ISBLANK([.Q13])));      &quot;,(itemType=&quot;&amp;[.O13]&amp;&quot;,stockpileType=&quot;&amp;[.P13]&amp;&quot;,maxStorage=&quot;&amp;[.Q13]&amp;&quot;))&quot;      ;      &quot;)&quot;)     ;&quot;)&quot;)    ;&quot;)&quot;)   ;&quot;)&quot;)  ;&quot;&quot;)" office:value-type="string" office:string-value="((itemType=Handaxe,stockpileType=Educt,maxStorage=100),(itemType=Iron,stockpileType=Educt,maxStorage=1000))">
            <text:p>((itemType=Handaxe,stockpileType=Educt,maxStorage=100),(itemType=Iron,stockpileType=Educt,maxStorage=1000))</text:p>
          </table:table-cell>
          <table:table-cell office:value-type="string">
            <text:p>Handaxe</text:p>
          </table:table-cell>
          <table:table-cell office:value-type="string">
            <text:p>Educt</text:p>
          </table:table-cell>
          <table:table-cell office:value-type="float" office:value="100">
            <text:p>100</text:p>
          </table:table-cell>
          <table:table-cell office:value-type="string">
            <text:p>Iron</text:p>
          </table:table-cell>
          <table:table-cell office:value-type="string">
            <text:p>Educt</text:p>
          </table:table-cell>
          <table:table-cell office:value-type="float" office:value="1000">
            <text:p>1000</text:p>
          </table:table-cell>
          <table:table-cell table:number-columns-repeated="9"/>
          <table:table-cell table:number-columns-repeated="4"/>
        </table:table-row>
        <table:table-row table:style-name="ro1">
          <table:table-cell office:value-type="string">
            <text:p>Quarry</text:p>
          </table:table-cell>
          <table:table-cell table:style-name="ce20" table:formula="of:= IF(AND(NOT(ISBLANK([.C14]));NOT(ISBLANK([.D14]));NOT(ISBLANK([.E14])));  &quot;((itemType=&quot;&amp;[.C14]&amp;&quot;,stockpileType=&quot;&amp;[.D14]&amp;&quot;,maxStorage=&quot;&amp;[.E14]&amp;&quot;)&quot;  &amp;IF(AND(NOT(ISBLANK([.F14]));NOT(ISBLANK([.G14]));NOT(ISBLANK([.H14])));   &quot;,(itemType=&quot;&amp;[.F14]&amp;&quot;,stockpileType=&quot;&amp;[.G14]&amp;&quot;,maxStorage=&quot;&amp;[.H14]&amp;&quot;)&quot;   &amp;IF(AND(NOT(ISBLANK([.I14]));NOT(ISBLANK([.J14]));NOT(ISBLANK([.K14])));    &quot;,(itemType=&quot;&amp;[.I14]&amp;&quot;,stockpileType=&quot;&amp;[.J14]&amp;&quot;,maxStorage=&quot;&amp;[.K14]&amp;&quot;)&quot;    &amp;IF(AND(NOT(ISBLANK([.L14]));NOT(ISBLANK([.M14]));NOT(ISBLANK([.N14])));     &quot;,(itemType=&quot;&amp;[.L14]&amp;&quot;,stockpileType=&quot;&amp;[.M14]&amp;&quot;,maxStorage=&quot;&amp;[.N14]&amp;&quot;)&quot;     &amp;IF(AND(NOT(ISBLANK([.O14]));NOT(ISBLANK([.P14]));NOT(ISBLANK([.Q14])));      &quot;,(itemType=&quot;&amp;[.O14]&amp;&quot;,stockpileType=&quot;&amp;[.P14]&amp;&quot;,maxStorage=&quot;&amp;[.Q14]&amp;&quot;))&quot;      ;      &quot;)&quot;)     ;&quot;)&quot;)    ;&quot;)&quot;)   ;&quot;)&quot;)  ;&quot;&quot;)" office:value-type="string" office:string-value="((itemType=Stone,stockpileType=Product,maxStorage=7))">
            <text:p>((itemType=Stone,stockpileType=Product,maxStorage=7))</text:p>
          </table:table-cell>
          <table:table-cell office:value-type="string">
            <text:p>Stone</text:p>
          </table:table-cell>
          <table:table-cell office:value-type="string">
            <text:p>Product</text:p>
          </table:table-cell>
          <table:table-cell office:value-type="float" office:value="7">
            <text:p>7</text:p>
          </table:table-cell>
          <table:table-cell table:number-columns-repeated="12"/>
          <table:table-cell table:number-columns-repeated="4"/>
        </table:table-row>
        <table:table-row table:style-name="ro1">
          <table:table-cell office:value-type="string">
            <text:p>School</text:p>
          </table:table-cell>
          <table:table-cell table:style-name="ce20" table:formula="of:= IF(AND(NOT(ISBLANK([.C15]));NOT(ISBLANK([.D15]));NOT(ISBLANK([.E15])));  &quot;((itemType=&quot;&amp;[.C15]&amp;&quot;,stockpileType=&quot;&amp;[.D15]&amp;&quot;,maxStorage=&quot;&amp;[.E15]&amp;&quot;)&quot;  &amp;IF(AND(NOT(ISBLANK([.F15]));NOT(ISBLANK([.G15]));NOT(ISBLANK([.H15])));   &quot;,(itemType=&quot;&amp;[.F15]&amp;&quot;,stockpileType=&quot;&amp;[.G15]&amp;&quot;,maxStorage=&quot;&amp;[.H15]&amp;&quot;)&quot;   &amp;IF(AND(NOT(ISBLANK([.I15]));NOT(ISBLANK([.J15]));NOT(ISBLANK([.K15])));    &quot;,(itemType=&quot;&amp;[.I15]&amp;&quot;,stockpileType=&quot;&amp;[.J15]&amp;&quot;,maxStorage=&quot;&amp;[.K15]&amp;&quot;)&quot;    &amp;IF(AND(NOT(ISBLANK([.L15]));NOT(ISBLANK([.M15]));NOT(ISBLANK([.N15])));     &quot;,(itemType=&quot;&amp;[.L15]&amp;&quot;,stockpileType=&quot;&amp;[.M15]&amp;&quot;,maxStorage=&quot;&amp;[.N15]&amp;&quot;)&quot;     &amp;IF(AND(NOT(ISBLANK([.O15]));NOT(ISBLANK([.P15]));NOT(ISBLANK([.Q15])));      &quot;,(itemType=&quot;&amp;[.O15]&amp;&quot;,stockpileType=&quot;&amp;[.P15]&amp;&quot;,maxStorage=&quot;&amp;[.Q15]&amp;&quot;))&quot;      ;      &quot;)&quot;)     ;&quot;)&quot;)    ;&quot;)&quot;)   ;&quot;)&quot;)  ;&quot;&quot;)" office:value-type="string" office:string-value="((itemType=GoldCoins,stockpileType=Educt,maxStorage=5))">
            <text:p>((itemType=GoldCoins,stockpileType=Educt,maxStorage=5))</text:p>
          </table:table-cell>
          <table:table-cell office:value-type="string">
            <text:p>GoldCoins</text:p>
          </table:table-cell>
          <table:table-cell office:value-type="string">
            <text:p>Educt</text:p>
          </table:table-cell>
          <table:table-cell office:value-type="float" office:value="5">
            <text:p>5</text:p>
          </table:table-cell>
          <table:table-cell table:number-columns-repeated="12"/>
          <table:table-cell table:number-columns-repeated="4"/>
        </table:table-row>
        <table:table-row table:style-name="ro1">
          <table:table-cell office:value-type="string">
            <text:p>WeaponWorkshop</text:p>
          </table:table-cell>
          <table:table-cell table:style-name="ce20" table:formula="of:= IF(AND(NOT(ISBLANK([.C16]));NOT(ISBLANK([.D16]));NOT(ISBLANK([.E16])));  &quot;((itemType=&quot;&amp;[.C16]&amp;&quot;,stockpileType=&quot;&amp;[.D16]&amp;&quot;,maxStorage=&quot;&amp;[.E16]&amp;&quot;)&quot;  &amp;IF(AND(NOT(ISBLANK([.F16]));NOT(ISBLANK([.G16]));NOT(ISBLANK([.H16])));   &quot;,(itemType=&quot;&amp;[.F16]&amp;&quot;,stockpileType=&quot;&amp;[.G16]&amp;&quot;,maxStorage=&quot;&amp;[.H16]&amp;&quot;)&quot;   &amp;IF(AND(NOT(ISBLANK([.I16]));NOT(ISBLANK([.J16]));NOT(ISBLANK([.K16])));    &quot;,(itemType=&quot;&amp;[.I16]&amp;&quot;,stockpileType=&quot;&amp;[.J16]&amp;&quot;,maxStorage=&quot;&amp;[.K16]&amp;&quot;)&quot;    &amp;IF(AND(NOT(ISBLANK([.L16]));NOT(ISBLANK([.M16]));NOT(ISBLANK([.N16])));     &quot;,(itemType=&quot;&amp;[.L16]&amp;&quot;,stockpileType=&quot;&amp;[.M16]&amp;&quot;,maxStorage=&quot;&amp;[.N16]&amp;&quot;)&quot;     &amp;IF(AND(NOT(ISBLANK([.O16]));NOT(ISBLANK([.P16]));NOT(ISBLANK([.Q16])));      &quot;,(itemType=&quot;&amp;[.O16]&amp;&quot;,stockpileType=&quot;&amp;[.P16]&amp;&quot;,maxStorage=&quot;&amp;[.Q16]&amp;&quot;))&quot;      ;      &quot;)&quot;)     ;&quot;)&quot;)    ;&quot;)&quot;)   ;&quot;)&quot;)  ;&quot;&quot;)" office:value-type="string" office:string-value="((itemType=Lumber,stockpileType=Educt,maxStorage=5),(itemType=HandAxe,stockpileType=Product,maxStorage=3))">
            <text:p>((itemType=Lumber,stockpileType=Educt,maxStorage=5),(itemType=HandAxe,stockpileType=Product,maxStorage=3))</text:p>
          </table:table-cell>
          <table:table-cell office:value-type="string">
            <text:p>Lumber</text:p>
          </table:table-cell>
          <table:table-cell office:value-type="string">
            <text:p>Educt</text:p>
          </table:table-cell>
          <table:table-cell office:value-type="float" office:value="5">
            <text:p>5</text:p>
          </table:table-cell>
          <table:table-cell office:value-type="string">
            <text:p>HandAxe</text:p>
          </table:table-cell>
          <table:table-cell office:value-type="string">
            <text:p>Product</text:p>
          </table:table-cell>
          <table:table-cell office:value-type="float" office:value="3">
            <text:p>3</text:p>
          </table:table-cell>
          <table:table-cell table:number-columns-repeated="9"/>
          <table:table-cell table:number-columns-repeated="4"/>
        </table:table-row>
        <table:table-row table:style-name="ro1">
          <table:table-cell office:value-type="string">
            <text:p>Warehouse</text:p>
          </table:table-cell>
          <table:table-cell table:style-name="ce37" office:value-type="string">
            <text:p>((itemType=Log,stockpileType=Warehouse,maxStorage=1000),(itemType=Lumber,stockpileType=Warehouse,maxStorage=1000),(itemType=HandAxe,stockpileType=Warehouse,maxStorage=1000),(itemType=Fish,stockpileType=Warehouse,maxStorage=1000),(itemType=Bread,stockpileType=Warehouse,maxStorage=1000),(itemType=Stone,stockpileType=Warehouse,maxStorage=1000),(itemType=GoldCoins,stockpileType=Warehouse,maxStorage=1000),(itemType=Wheat,stockpileType=Warehouse,maxStorage=1000),(itemType=Flour,stockpileType=Warehouse,maxStorage=1000),(itemType=IronOre,stockpileType=Warehouse,maxStorage=1000),(itemType=GoldOre,stockpileType=Warehouse,maxStorage=1000),(itemType=Coal,stockpileType=Warehouse,maxStorage=1000),(itemType=Iron,stockpileType=Warehouse,maxStorage=1000),(itemType=Wine,stockpileType=Warehouse,maxStorage=1000),(itemType=Sausages,stockpileType=Warehouse,maxStorage=1000))</text:p>
          </table:table-cell>
          <table:table-cell table:number-columns-repeated="19"/>
        </table:table-row>
        <table:table-row table:style-name="ro1" table:number-rows-repeated="116">
          <table:table-cell/>
          <table:table-cell table:style-name="ce21"/>
          <table:table-cell table:number-columns-repeated="19"/>
        </table:table-row>
        <table:table-row table:style-name="ro1" table:number-rows-repeated="1048442">
          <table:table-cell table:number-columns-repeated="21"/>
        </table:table-row>
        <table:table-row table:style-name="ro1">
          <table:table-cell table:number-columns-repeated="21"/>
        </table:table-row>
      </table:table>
      <table:table table:name="RecipeList" table:style-name="ta1" table:print="false">
        <table:table-column table:style-name="co18" table:default-cell-style-name="Default"/>
        <table:table-column table:style-name="co8" table:default-cell-style-name="ce22"/>
        <table:table-column table:style-name="co21" table:default-cell-style-name="ce29"/>
        <table:table-column table:style-name="co10" table:default-cell-style-name="ce29"/>
        <table:table-column table:style-name="co11" table:default-cell-style-name="ce29"/>
        <table:table-column table:style-name="co21" table:default-cell-style-name="ce29"/>
        <table:table-column table:style-name="co10" table:default-cell-style-name="ce29"/>
        <table:table-column table:style-name="co11" table:default-cell-style-name="ce25"/>
        <table:table-column table:style-name="co21" table:default-cell-style-name="ce25"/>
        <table:table-column table:style-name="co10" table:default-cell-style-name="Default"/>
        <table:table-column table:style-name="co11" table:default-cell-style-name="ce25"/>
        <table:table-column table:style-name="co21" table:default-cell-style-name="ce25"/>
        <table:table-column table:style-name="co10" table:default-cell-style-name="Default"/>
        <table:table-column table:style-name="co11" table:default-cell-style-name="ce25"/>
        <table:table-column table:style-name="co21" table:default-cell-style-name="ce25"/>
        <table:table-column table:style-name="co10" table:default-cell-style-name="Default"/>
        <table:table-column table:style-name="co11" table:default-cell-style-name="ce25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1">
          <table:table-cell office:value-type="string">
            <text:p>Name</text:p>
          </table:table-cell>
          <table:table-cell table:style-name="ce1" office:value-type="string">
            <text:p>RecipeList</text:p>
          </table:table-cell>
          <table:table-cell table:number-columns-repeated="5" office:value-type="string">
            <text:p>Recipe</text:p>
          </table:table-cell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12">
          <table:table-cell office:value-type="string">
            <text:p>Sawmill</text:p>
          </table:table-cell>
          <table:table-cell table:style-name="ce27" table:formula="of:=IF(NOT(ISBLANK([.$C2]));  &quot;(&quot;  &amp;INDIRECT(ADDRESS(   MATCH([.$C2];[CraftingRecipes.$A$1:.$A$500];0);   MATCH(&quot;Recipe&quot;;[CraftingRecipes.$A$1:.$H$1];0);   1;1;&quot;CraftingRecipes&quot;  ))  &amp;IF(NOT(ISBLANK([.$D2]));   &quot;,&quot;   &amp;INDIRECT(ADDRESS(    MATCH([.$D2];[CraftingRecipes.$A$1:.$A$500];0);    MATCH(&quot;Recipe&quot;;[CraftingRecipes.$A$1:.$H$1];0);    1;1;&quot;CraftingRecipes&quot;   ))   &amp;IF(NOT(ISBLANK([.$E2]));    &quot;,&quot;    &amp;INDIRECT(ADDRESS(     MATCH([.$E2];[CraftingRecipes.$A$1:.$A$500];0);     MATCH(&quot;Recipe&quot;;[CraftingRecipes.$A$1:.$H$1];0);     1;1;&quot;CraftingRecipes&quot;    ))    &amp;IF(NOT(ISBLANK([.$F2]));     &quot;,&quot;     &amp;INDIRECT(ADDRESS(      MATCH([.$F2];[CraftingRecipes.$A$1:.$A$500];0);      MATCH(&quot;Recipe&quot;;[CraftingRecipes.$A$1:.$H$1];0);      1;1;&quot;CraftingRecipes&quot;     ))     &amp;IF(NOT(ISBLANK([.$G2]));      &quot;,&quot;      &amp;INDIRECT(ADDRESS(       MATCH([.$G2];[CraftingRecipes.$A$1:.$A$500];0);       MATCH(&quot;Recipe&quot;;[CraftingRecipes.$A$1:.$H$1];0);       1;1;&quot;CraftingRecipes&quot;      ));     &quot;)&quot;)    ;&quot;)&quot;)   ;&quot;)&quot;)  ;&quot;)&quot;) ;&quot;&quot;)" office:value-type="string" office:string-value="((educts=((itemType=Log,amount=1)),products=((itemType=Lumber,amount=2)),craftDuration=3))">
            <text:p>((educts=((itemType=Log,amount=1)),products=((itemType=Lumber,amount=2)),craftDuration=3))</text:p>
          </table:table-cell>
          <table:table-cell office:value-type="string">
            <text:p>Lumber</text:p>
          </table:table-cell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22">
          <table:table-cell office:value-type="string">
            <text:p>Bakery</text:p>
          </table:table-cell>
          <table:table-cell table:style-name="ce27" table:formula="of:=IF(NOT(ISBLANK([.$C3]));  &quot;(&quot;  &amp;INDIRECT(ADDRESS(   MATCH([.$C3];[CraftingRecipes.$A$1:.$A$500];0);   MATCH(&quot;Recipe&quot;;[CraftingRecipes.$A$1:.$H$1];0);   1;1;&quot;CraftingRecipes&quot;  ))  &amp;IF(NOT(ISBLANK([.$D3]));   &quot;,&quot;   &amp;INDIRECT(ADDRESS(    MATCH([.$D3];[CraftingRecipes.$A$1:.$A$500];0);    MATCH(&quot;Recipe&quot;;[CraftingRecipes.$A$1:.$H$1];0);    1;1;&quot;CraftingRecipes&quot;   ))   &amp;IF(NOT(ISBLANK([.$E3]));    &quot;,&quot;    &amp;INDIRECT(ADDRESS(     MATCH([.$E3];[CraftingRecipes.$A$1:.$A$500];0);     MATCH(&quot;Recipe&quot;;[CraftingRecipes.$A$1:.$H$1];0);     1;1;&quot;CraftingRecipes&quot;    ))    &amp;IF(NOT(ISBLANK([.$F3]));     &quot;,&quot;     &amp;INDIRECT(ADDRESS(      MATCH([.$F3];[CraftingRecipes.$A$1:.$A$500];0);      MATCH(&quot;Recipe&quot;;[CraftingRecipes.$A$1:.$H$1];0);      1;1;&quot;CraftingRecipes&quot;     ))     &amp;IF(NOT(ISBLANK([.$G3]));      &quot;,&quot;      &amp;INDIRECT(ADDRESS(       MATCH([.$G3];[CraftingRecipes.$A$1:.$A$500];0);       MATCH(&quot;Recipe&quot;;[CraftingRecipes.$A$1:.$H$1];0);       1;1;&quot;CraftingRecipes&quot;      ));     &quot;)&quot;)    ;&quot;)&quot;)   ;&quot;)&quot;)  ;&quot;)&quot;) ;&quot;&quot;)" office:value-type="string" office:string-value="((educts=((itemType=Flour,amount=1)),products=((itemType=Bread,amount=1)),craftDuration=5))">
            <text:p>((educts=((itemType=Flour,amount=1)),products=((itemType=Bread,amount=1)),craftDuration=5))</text:p>
          </table:table-cell>
          <table:table-cell office:value-type="string">
            <text:p>Bread</text:p>
          </table:table-cell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24">
          <table:table-cell office:value-type="string">
            <text:p>IronSmeltery</text:p>
          </table:table-cell>
          <table:table-cell table:style-name="ce27" table:formula="of:=IF(NOT(ISBLANK([.$C4]));  &quot;(&quot;  &amp;INDIRECT(ADDRESS(   MATCH([.$C4];[CraftingRecipes.$A$1:.$A$500];0);   MATCH(&quot;Recipe&quot;;[CraftingRecipes.$A$1:.$H$1];0);   1;1;&quot;CraftingRecipes&quot;  ))  &amp;IF(NOT(ISBLANK([.$D4]));   &quot;,&quot;   &amp;INDIRECT(ADDRESS(    MATCH([.$D4];[CraftingRecipes.$A$1:.$A$500];0);    MATCH(&quot;Recipe&quot;;[CraftingRecipes.$A$1:.$H$1];0);    1;1;&quot;CraftingRecipes&quot;   ))   &amp;IF(NOT(ISBLANK([.$E4]));    &quot;,&quot;    &amp;INDIRECT(ADDRESS(     MATCH([.$E4];[CraftingRecipes.$A$1:.$A$500];0);     MATCH(&quot;Recipe&quot;;[CraftingRecipes.$A$1:.$H$1];0);     1;1;&quot;CraftingRecipes&quot;    ))    &amp;IF(NOT(ISBLANK([.$F4]));     &quot;,&quot;     &amp;INDIRECT(ADDRESS(      MATCH([.$F4];[CraftingRecipes.$A$1:.$A$500];0);      MATCH(&quot;Recipe&quot;;[CraftingRecipes.$A$1:.$H$1];0);      1;1;&quot;CraftingRecipes&quot;     ))     &amp;IF(NOT(ISBLANK([.$G4]));      &quot;,&quot;      &amp;INDIRECT(ADDRESS(       MATCH([.$G4];[CraftingRecipes.$A$1:.$A$500];0);       MATCH(&quot;Recipe&quot;;[CraftingRecipes.$A$1:.$H$1];0);       1;1;&quot;CraftingRecipes&quot;      ));     &quot;)&quot;)    ;&quot;)&quot;)   ;&quot;)&quot;)  ;&quot;)&quot;) ;&quot;&quot;)" office:value-type="string" office:string-value="((educts=((itemType=IronOre,amount=1),(itemType=Coal,amount=1)),products=((itemType=Iron,amount=1)),craftDuration=8))">
            <text:p>((educts=((itemType=IronOre,amount=1),(itemType=Coal,amount=1)),products=((itemType=Iron,amount=1)),craftDuration=8))</text:p>
          </table:table-cell>
          <table:table-cell office:value-type="string">
            <text:p>Iron</text:p>
          </table:table-cell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>
            <text:p>Mill</text:p>
          </table:table-cell>
          <table:table-cell table:style-name="ce27" table:formula="of:=IF(NOT(ISBLANK([.$C5]));  &quot;(&quot;  &amp;INDIRECT(ADDRESS(   MATCH([.$C5];[CraftingRecipes.$A$1:.$A$500];0);   MATCH(&quot;Recipe&quot;;[CraftingRecipes.$A$1:.$H$1];0);   1;1;&quot;CraftingRecipes&quot;  ))  &amp;IF(NOT(ISBLANK([.$D5]));   &quot;,&quot;   &amp;INDIRECT(ADDRESS(    MATCH([.$D5];[CraftingRecipes.$A$1:.$A$500];0);    MATCH(&quot;Recipe&quot;;[CraftingRecipes.$A$1:.$H$1];0);    1;1;&quot;CraftingRecipes&quot;   ))   &amp;IF(NOT(ISBLANK([.$E5]));    &quot;,&quot;    &amp;INDIRECT(ADDRESS(     MATCH([.$E5];[CraftingRecipes.$A$1:.$A$500];0);     MATCH(&quot;Recipe&quot;;[CraftingRecipes.$A$1:.$H$1];0);     1;1;&quot;CraftingRecipes&quot;    ))    &amp;IF(NOT(ISBLANK([.$F5]));     &quot;,&quot;     &amp;INDIRECT(ADDRESS(      MATCH([.$F5];[CraftingRecipes.$A$1:.$A$500];0);      MATCH(&quot;Recipe&quot;;[CraftingRecipes.$A$1:.$H$1];0);      1;1;&quot;CraftingRecipes&quot;     ))     &amp;IF(NOT(ISBLANK([.$G5]));      &quot;,&quot;      &amp;INDIRECT(ADDRESS(       MATCH([.$G5];[CraftingRecipes.$A$1:.$A$500];0);       MATCH(&quot;Recipe&quot;;[CraftingRecipes.$A$1:.$H$1];0);       1;1;&quot;CraftingRecipes&quot;      ));     &quot;)&quot;)    ;&quot;)&quot;)   ;&quot;)&quot;)  ;&quot;)&quot;) ;&quot;&quot;)" office:value-type="string" office:string-value="((educts=((itemType=Wheat,amount=1)),products=((itemType=Flour,amount=1)),craftDuration=6))">
            <text:p>((educts=((itemType=Wheat,amount=1)),products=((itemType=Flour,amount=1)),craftDuration=6))</text:p>
          </table:table-cell>
          <table:table-cell office:value-type="string">
            <text:p>Flour</text:p>
          </table:table-cell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>
            <text:p>Mint</text:p>
          </table:table-cell>
          <table:table-cell table:style-name="ce27" table:formula="of:=IF(NOT(ISBLANK([.$C6]));  &quot;(&quot;  &amp;INDIRECT(ADDRESS(   MATCH([.$C6];[CraftingRecipes.$A$1:.$A$500];0);   MATCH(&quot;Recipe&quot;;[CraftingRecipes.$A$1:.$H$1];0);   1;1;&quot;CraftingRecipes&quot;  ))  &amp;IF(NOT(ISBLANK([.$D6]));   &quot;,&quot;   &amp;INDIRECT(ADDRESS(    MATCH([.$D6];[CraftingRecipes.$A$1:.$A$500];0);    MATCH(&quot;Recipe&quot;;[CraftingRecipes.$A$1:.$H$1];0);    1;1;&quot;CraftingRecipes&quot;   ))   &amp;IF(NOT(ISBLANK([.$E6]));    &quot;,&quot;    &amp;INDIRECT(ADDRESS(     MATCH([.$E6];[CraftingRecipes.$A$1:.$A$500];0);     MATCH(&quot;Recipe&quot;;[CraftingRecipes.$A$1:.$H$1];0);     1;1;&quot;CraftingRecipes&quot;    ))    &amp;IF(NOT(ISBLANK([.$F6]));     &quot;,&quot;     &amp;INDIRECT(ADDRESS(      MATCH([.$F6];[CraftingRecipes.$A$1:.$A$500];0);      MATCH(&quot;Recipe&quot;;[CraftingRecipes.$A$1:.$H$1];0);      1;1;&quot;CraftingRecipes&quot;     ))     &amp;IF(NOT(ISBLANK([.$G6]));      &quot;,&quot;      &amp;INDIRECT(ADDRESS(       MATCH([.$G6];[CraftingRecipes.$A$1:.$A$500];0);       MATCH(&quot;Recipe&quot;;[CraftingRecipes.$A$1:.$H$1];0);       1;1;&quot;CraftingRecipes&quot;      ));     &quot;)&quot;)    ;&quot;)&quot;)   ;&quot;)&quot;)  ;&quot;)&quot;) ;&quot;&quot;)" office:value-type="string" office:string-value="((educts=((itemType=GoldOre,amount=1),(itemType=Coal,amount=1)),products=((itemType=GoldCoins,amount=1)),craftDuration=8))">
            <text:p>((educts=((itemType=GoldOre,amount=1),(itemType=Coal,amount=1)),products=((itemType=GoldCoins,amount=1)),craftDuration=8))</text:p>
          </table:table-cell>
          <table:table-cell office:value-type="string">
            <text:p>GoldCoins</text:p>
          </table:table-cell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1">
          <table:table-cell table:style-name="ce22" office:value-type="string">
            <text:p>WeaponWorkshop</text:p>
          </table:table-cell>
          <table:table-cell table:style-name="ce27" table:formula="of:=IF(NOT(ISBLANK([.$C7]));  &quot;(&quot;  &amp;INDIRECT(ADDRESS(   MATCH([.$C7];[CraftingRecipes.$A$1:.$A$500];0);   MATCH(&quot;Recipe&quot;;[CraftingRecipes.$A$1:.$H$1];0);   1;1;&quot;CraftingRecipes&quot;  ))  &amp;IF(NOT(ISBLANK([.$D7]));   &quot;,&quot;   &amp;INDIRECT(ADDRESS(    MATCH([.$D7];[CraftingRecipes.$A$1:.$A$500];0);    MATCH(&quot;Recipe&quot;;[CraftingRecipes.$A$1:.$H$1];0);    1;1;&quot;CraftingRecipes&quot;   ))   &amp;IF(NOT(ISBLANK([.$E7]));    &quot;,&quot;    &amp;INDIRECT(ADDRESS(     MATCH([.$E7];[CraftingRecipes.$A$1:.$A$500];0);     MATCH(&quot;Recipe&quot;;[CraftingRecipes.$A$1:.$H$1];0);     1;1;&quot;CraftingRecipes&quot;    ))    &amp;IF(NOT(ISBLANK([.$F7]));     &quot;,&quot;     &amp;INDIRECT(ADDRESS(      MATCH([.$F7];[CraftingRecipes.$A$1:.$A$500];0);      MATCH(&quot;Recipe&quot;;[CraftingRecipes.$A$1:.$H$1];0);      1;1;&quot;CraftingRecipes&quot;     ))     &amp;IF(NOT(ISBLANK([.$G7]));      &quot;,&quot;      &amp;INDIRECT(ADDRESS(       MATCH([.$G7];[CraftingRecipes.$A$1:.$A$500];0);       MATCH(&quot;Recipe&quot;;[CraftingRecipes.$A$1:.$H$1];0);       1;1;&quot;CraftingRecipes&quot;      ));     &quot;)&quot;)    ;&quot;)&quot;)   ;&quot;)&quot;)  ;&quot;)&quot;) ;&quot;&quot;)" office:value-type="string" office:string-value="((educts=((itemType=Lumber,amount=2)),products=((itemType=HandAxe,amount=1)),craftDuration=7))">
            <text:p>((educts=((itemType=Lumber,amount=2)),products=((itemType=HandAxe,amount=1)),craftDuration=7))</text:p>
          </table:table-cell>
          <table:table-cell office:value-type="string">
            <text:p>HandAxe</text:p>
          </table:table-cell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1" table:number-rows-repeated="7">
          <table:table-cell/>
          <table:table-cell table:style-name="ce28"/>
          <table:table-cell table:number-columns-repeated="5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1" table:number-rows-repeated="119">
          <table:table-cell/>
          <table:table-cell table:style-name="ce21"/>
          <table:table-cell table:number-columns-repeated="19"/>
        </table:table-row>
        <table:table-row table:style-name="ro1" table:number-rows-repeated="1048442">
          <table:table-cell table:number-columns-repeated="21"/>
        </table:table-row>
        <table:table-row table:style-name="ro1">
          <table:table-cell table:number-columns-repeated="21"/>
        </table:table-row>
      </table:table>
      <table:table table:name="CraftingRecipes" table:style-name="ta1" table:print="false">
        <table:table-column table:style-name="co18" table:default-cell-style-name="Default"/>
        <table:table-column table:style-name="co8" table:default-cell-style-name="ce22"/>
        <table:table-column table:style-name="co21" table:default-cell-style-name="ce32"/>
        <table:table-column table:style-name="co10" table:default-cell-style-name="ce24"/>
        <table:table-column table:style-name="co11" table:default-cell-style-name="ce26"/>
        <table:table-column table:style-name="co21" table:default-cell-style-name="ce24"/>
        <table:table-column table:style-name="co10" table:default-cell-style-name="ce26"/>
        <table:table-column table:style-name="co11" table:default-cell-style-name="ce24"/>
        <table:table-column table:style-name="co24" table:default-cell-style-name="ce26"/>
        <table:table-column table:style-name="co10" table:default-cell-style-name="ce24"/>
        <table:table-column table:style-name="co11" table:default-cell-style-name="ce26"/>
        <table:table-column table:style-name="co15" table:default-cell-style-name="ce24"/>
        <table:table-column table:style-name="co16" table:default-cell-style-name="ce26"/>
        <table:table-column table:style-name="co11" table:default-cell-style-name="ce24"/>
        <table:table-column table:style-name="co16" table:default-cell-style-name="ce26"/>
        <table:table-column table:style-name="co10" table:default-cell-style-name="Default"/>
        <table:table-column table:style-name="co11" table:default-cell-style-name="ce25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1">
          <table:table-cell table:style-name="ce30" office:value-type="string">
            <text:p>Name</text:p>
          </table:table-cell>
          <table:table-cell table:style-name="ce31" office:value-type="string">
            <text:p>Recipe</text:p>
          </table:table-cell>
          <table:table-cell table:style-name="ce29" office:value-type="string">
            <text:p>Duration</text:p>
          </table:table-cell>
          <table:table-cell table:style-name="ce30" office:value-type="string">
            <text:p>EductItem</text:p>
          </table:table-cell>
          <table:table-cell table:style-name="ce34" office:value-type="string">
            <text:p>EductAmount</text:p>
          </table:table-cell>
          <table:table-cell table:style-name="ce30" office:value-type="string">
            <text:p>EductItem</text:p>
          </table:table-cell>
          <table:table-cell table:style-name="ce34" office:value-type="string">
            <text:p>EductAmount</text:p>
          </table:table-cell>
          <table:table-cell table:style-name="ce30" office:value-type="string">
            <text:p>EductItem</text:p>
          </table:table-cell>
          <table:table-cell table:style-name="ce34" office:value-type="string">
            <text:p>EductAmount</text:p>
          </table:table-cell>
          <table:table-cell table:style-name="ce30" office:value-type="string">
            <text:p>ProductItem</text:p>
          </table:table-cell>
          <table:table-cell table:style-name="ce34" office:value-type="string">
            <text:p>ProductAmount</text:p>
          </table:table-cell>
          <table:table-cell table:style-name="ce30" office:value-type="string">
            <text:p>ProductItem</text:p>
          </table:table-cell>
          <table:table-cell table:style-name="ce34" office:value-type="string">
            <text:p>ProductAmount</text:p>
          </table:table-cell>
          <table:table-cell table:style-name="ce30" office:value-type="string">
            <text:p>ProductItem</text:p>
          </table:table-cell>
          <table:table-cell table:style-name="ce34" office:value-type="string">
            <text:p>ProductAmount</text:p>
          </table:table-cell>
          <table:table-cell/>
          <table:table-cell table:style-name="Default"/>
          <table:table-cell table:number-columns-repeated="4"/>
        </table:table-row>
        <table:table-row table:style-name="ro12">
          <table:table-cell office:value-type="string">
            <text:p>Lumber</text:p>
          </table:table-cell>
          <table:table-cell table:style-name="ce27" table:formula="of:=IF(AND(NOT(ISBLANK([.C2]));NOT(ISBLANK([.D2]));NOT(ISBLANK([.E2]));NOT(ISBLANK([.J2]));NOT(ISBLANK([.K2])));  &quot;(educts=((itemType=&quot;&amp;[.D2]&amp;&quot;,amount=&quot;&amp;[.E2]&amp;&quot;)&quot;  &amp;IF(AND(NOT(ISBLANK([.F2]));NOT(ISBLANK([.G2])));   &quot;,(itemType=&quot;&amp;[.F2]&amp;&quot;,amount=&quot;&amp;[.G2]&amp;&quot;)&quot;   &amp;IF(AND(NOT(ISBLANK([.H2]));NOT(ISBLANK([.I2])));    &quot;,(itemType=&quot;&amp;[.H2]&amp;&quot;,amount=&quot;&amp;[.I2]&amp;&quot;))&quot;;    &quot;)&quot;)   ;&quot;)&quot;)  &amp;&quot;,products=((itemType=&quot;&amp;[.J2]&amp;&quot;,amount=&quot;&amp;[.K2]&amp;&quot;)&quot;  &amp;IF(AND(NOT(ISBLANK([.L2]));NOT(ISBLANK([.M2])));   &quot;,(itemType=&quot;&amp;[.L2]&amp;&quot;,amount=&quot;&amp;[.M2]&amp;&quot;)&quot;   &amp;IF(AND(NOT(ISBLANK([.N2]));NOT(ISBLANK([.O2])));    &quot;,(itemType=&quot;&amp;[.N2]&amp;&quot;,amount=&quot;&amp;[.O2]&amp;&quot;))&quot;;    &quot;)&quot;)   ;&quot;)&quot;)  &amp;&quot;,craftDuration=&quot;&amp;[.C2]&amp;&quot;)&quot;  ;&quot;&quot;)" office:value-type="string" office:string-value="(educts=((itemType=Log,amount=1)),products=((itemType=Lumber,amount=2)),craftDuration=3)">
            <text:p>(educts=((itemType=Log,amount=1)),products=((itemType=Lumber,amount=2)),craftDuration=3)</text:p>
          </table:table-cell>
          <table:table-cell office:value-type="float" office:value="3">
            <text:p>3</text:p>
          </table:table-cell>
          <table:table-cell office:value-type="string">
            <text:p>Log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string">
            <text:p>Lumber</text:p>
          </table:table-cell>
          <table:table-cell office:value-type="float" office:value="2">
            <text:p>2</text:p>
          </table:table-cell>
          <table:table-cell table:number-columns-repeated="4"/>
          <table:table-cell/>
          <table:table-cell table:style-name="Default"/>
          <table:table-cell table:number-columns-repeated="4"/>
        </table:table-row>
        <table:table-row table:style-name="ro14">
          <table:table-cell office:value-type="string">
            <text:p>Bread</text:p>
          </table:table-cell>
          <table:table-cell table:style-name="ce27" table:formula="of:=IF(AND(NOT(ISBLANK([.C3]));NOT(ISBLANK([.D3]));NOT(ISBLANK([.E3]));NOT(ISBLANK([.J3]));NOT(ISBLANK([.K3])));  &quot;(educts=((itemType=&quot;&amp;[.D3]&amp;&quot;,amount=&quot;&amp;[.E3]&amp;&quot;)&quot;  &amp;IF(AND(NOT(ISBLANK([.F3]));NOT(ISBLANK([.G3])));   &quot;,(itemType=&quot;&amp;[.F3]&amp;&quot;,amount=&quot;&amp;[.G3]&amp;&quot;)&quot;   &amp;IF(AND(NOT(ISBLANK([.H3]));NOT(ISBLANK([.I3])));    &quot;,(itemType=&quot;&amp;[.H3]&amp;&quot;,amount=&quot;&amp;[.I3]&amp;&quot;))&quot;;    &quot;)&quot;)   ;&quot;)&quot;)  &amp;&quot;,products=((itemType=&quot;&amp;[.J3]&amp;&quot;,amount=&quot;&amp;[.K3]&amp;&quot;)&quot;  &amp;IF(AND(NOT(ISBLANK([.L3]));NOT(ISBLANK([.M3])));   &quot;,(itemType=&quot;&amp;[.L3]&amp;&quot;,amount=&quot;&amp;[.M3]&amp;&quot;)&quot;   &amp;IF(AND(NOT(ISBLANK([.N3]));NOT(ISBLANK([.O3])));    &quot;,(itemType=&quot;&amp;[.N3]&amp;&quot;,amount=&quot;&amp;[.O3]&amp;&quot;))&quot;;    &quot;)&quot;)   ;&quot;)&quot;)  &amp;&quot;,craftDuration=&quot;&amp;[.C3]&amp;&quot;)&quot;  ;&quot;&quot;)" office:value-type="string" office:string-value="(educts=((itemType=Flour,amount=1)),products=((itemType=Bread,amount=1)),craftDuration=5)">
            <text:p>(educts=((itemType=Flour,amount=1)),products=((itemType=Bread,amount=1)),craftDuration=5)</text:p>
          </table:table-cell>
          <table:table-cell office:value-type="float" office:value="5">
            <text:p>5</text:p>
          </table:table-cell>
          <table:table-cell office:value-type="string">
            <text:p>Flour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string">
            <text:p>Bread</text:p>
          </table:table-cell>
          <table:table-cell office:value-type="float" office:value="1">
            <text:p>1</text:p>
          </table:table-cell>
          <table:table-cell table:number-columns-repeated="4"/>
          <table:table-cell/>
          <table:table-cell table:style-name="Default"/>
          <table:table-cell table:number-columns-repeated="4"/>
        </table:table-row>
        <table:table-row table:style-name="ro15">
          <table:table-cell table:style-name="ce25" office:value-type="string">
            <text:p>Iron</text:p>
          </table:table-cell>
          <table:table-cell table:style-name="ce27" table:formula="of:=IF(AND(NOT(ISBLANK([.C4]));NOT(ISBLANK([.D4]));NOT(ISBLANK([.E4]));NOT(ISBLANK([.J4]));NOT(ISBLANK([.K4])));  &quot;(educts=((itemType=&quot;&amp;[.D4]&amp;&quot;,amount=&quot;&amp;[.E4]&amp;&quot;)&quot;  &amp;IF(AND(NOT(ISBLANK([.F4]));NOT(ISBLANK([.G4])));   &quot;,(itemType=&quot;&amp;[.F4]&amp;&quot;,amount=&quot;&amp;[.G4]&amp;&quot;)&quot;   &amp;IF(AND(NOT(ISBLANK([.H4]));NOT(ISBLANK([.I4])));    &quot;,(itemType=&quot;&amp;[.H4]&amp;&quot;,amount=&quot;&amp;[.I4]&amp;&quot;))&quot;;    &quot;)&quot;)   ;&quot;)&quot;)  &amp;&quot;,products=((itemType=&quot;&amp;[.J4]&amp;&quot;,amount=&quot;&amp;[.K4]&amp;&quot;)&quot;  &amp;IF(AND(NOT(ISBLANK([.L4]));NOT(ISBLANK([.M4])));   &quot;,(itemType=&quot;&amp;[.L4]&amp;&quot;,amount=&quot;&amp;[.M4]&amp;&quot;)&quot;   &amp;IF(AND(NOT(ISBLANK([.N4]));NOT(ISBLANK([.O4])));    &quot;,(itemType=&quot;&amp;[.N4]&amp;&quot;,amount=&quot;&amp;[.O4]&amp;&quot;))&quot;;    &quot;)&quot;)   ;&quot;)&quot;)  &amp;&quot;,craftDuration=&quot;&amp;[.C4]&amp;&quot;)&quot;  ;&quot;&quot;)" office:value-type="string" office:string-value="(educts=((itemType=IronOre,amount=1),(itemType=Coal,amount=1)),products=((itemType=Iron,amount=1)),craftDuration=8)">
            <text:p>(educts=((itemType=IronOre,amount=1),(itemType=Coal,amount=1)),products=((itemType=Iron,amount=1)),craftDuration=8)</text:p>
          </table:table-cell>
          <table:table-cell office:value-type="float" office:value="8">
            <text:p>8</text:p>
          </table:table-cell>
          <table:table-cell office:value-type="string">
            <text:p>IronOre</text:p>
          </table:table-cell>
          <table:table-cell office:value-type="float" office:value="1">
            <text:p>1</text:p>
          </table:table-cell>
          <table:table-cell office:value-type="string">
            <text:p>Coa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Iron</text:p>
          </table:table-cell>
          <table:table-cell office:value-type="float" office:value="1">
            <text:p>1</text:p>
          </table:table-cell>
          <table:table-cell table:number-columns-repeated="4"/>
          <table:table-cell/>
          <table:table-cell table:style-name="Default"/>
          <table:table-cell table:number-columns-repeated="4"/>
        </table:table-row>
        <table:table-row table:style-name="ro16">
          <table:table-cell table:style-name="ce25" office:value-type="string">
            <text:p>Flour</text:p>
          </table:table-cell>
          <table:table-cell table:style-name="ce27" table:formula="of:=IF(AND(NOT(ISBLANK([.C5]));NOT(ISBLANK([.D5]));NOT(ISBLANK([.E5]));NOT(ISBLANK([.J5]));NOT(ISBLANK([.K5])));  &quot;(educts=((itemType=&quot;&amp;[.D5]&amp;&quot;,amount=&quot;&amp;[.E5]&amp;&quot;)&quot;  &amp;IF(AND(NOT(ISBLANK([.F5]));NOT(ISBLANK([.G5])));   &quot;,(itemType=&quot;&amp;[.F5]&amp;&quot;,amount=&quot;&amp;[.G5]&amp;&quot;)&quot;   &amp;IF(AND(NOT(ISBLANK([.H5]));NOT(ISBLANK([.I5])));    &quot;,(itemType=&quot;&amp;[.H5]&amp;&quot;,amount=&quot;&amp;[.I5]&amp;&quot;))&quot;;    &quot;)&quot;)   ;&quot;)&quot;)  &amp;&quot;,products=((itemType=&quot;&amp;[.J5]&amp;&quot;,amount=&quot;&amp;[.K5]&amp;&quot;)&quot;  &amp;IF(AND(NOT(ISBLANK([.L5]));NOT(ISBLANK([.M5])));   &quot;,(itemType=&quot;&amp;[.L5]&amp;&quot;,amount=&quot;&amp;[.M5]&amp;&quot;)&quot;   &amp;IF(AND(NOT(ISBLANK([.N5]));NOT(ISBLANK([.O5])));    &quot;,(itemType=&quot;&amp;[.N5]&amp;&quot;,amount=&quot;&amp;[.O5]&amp;&quot;))&quot;;    &quot;)&quot;)   ;&quot;)&quot;)  &amp;&quot;,craftDuration=&quot;&amp;[.C5]&amp;&quot;)&quot;  ;&quot;&quot;)" office:value-type="string" office:string-value="(educts=((itemType=Wheat,amount=1)),products=((itemType=Flour,amount=1)),craftDuration=6)">
            <text:p>(educts=((itemType=Wheat,amount=1)),products=((itemType=Flour,amount=1)),craftDuration=6)</text:p>
          </table:table-cell>
          <table:table-cell office:value-type="float" office:value="6">
            <text:p>6</text:p>
          </table:table-cell>
          <table:table-cell office:value-type="string">
            <text:p>Wheat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string">
            <text:p>Flour</text:p>
          </table:table-cell>
          <table:table-cell office:value-type="float" office:value="1">
            <text:p>1</text:p>
          </table:table-cell>
          <table:table-cell table:number-columns-repeated="4"/>
          <table:table-cell/>
          <table:table-cell table:style-name="Default"/>
          <table:table-cell table:number-columns-repeated="4"/>
        </table:table-row>
        <table:table-row table:style-name="ro1">
          <table:table-cell table:style-name="ce25" office:value-type="string">
            <text:p>GoldCoins</text:p>
          </table:table-cell>
          <table:table-cell table:style-name="ce27" table:formula="of:=IF(AND(NOT(ISBLANK([.C6]));NOT(ISBLANK([.D6]));NOT(ISBLANK([.E6]));NOT(ISBLANK([.J6]));NOT(ISBLANK([.K6])));  &quot;(educts=((itemType=&quot;&amp;[.D6]&amp;&quot;,amount=&quot;&amp;[.E6]&amp;&quot;)&quot;  &amp;IF(AND(NOT(ISBLANK([.F6]));NOT(ISBLANK([.G6])));   &quot;,(itemType=&quot;&amp;[.F6]&amp;&quot;,amount=&quot;&amp;[.G6]&amp;&quot;)&quot;   &amp;IF(AND(NOT(ISBLANK([.H6]));NOT(ISBLANK([.I6])));    &quot;,(itemType=&quot;&amp;[.H6]&amp;&quot;,amount=&quot;&amp;[.I6]&amp;&quot;))&quot;;    &quot;)&quot;)   ;&quot;)&quot;)  &amp;&quot;,products=((itemType=&quot;&amp;[.J6]&amp;&quot;,amount=&quot;&amp;[.K6]&amp;&quot;)&quot;  &amp;IF(AND(NOT(ISBLANK([.L6]));NOT(ISBLANK([.M6])));   &quot;,(itemType=&quot;&amp;[.L6]&amp;&quot;,amount=&quot;&amp;[.M6]&amp;&quot;)&quot;   &amp;IF(AND(NOT(ISBLANK([.N6]));NOT(ISBLANK([.O6])));    &quot;,(itemType=&quot;&amp;[.N6]&amp;&quot;,amount=&quot;&amp;[.O6]&amp;&quot;))&quot;;    &quot;)&quot;)   ;&quot;)&quot;)  &amp;&quot;,craftDuration=&quot;&amp;[.C6]&amp;&quot;)&quot;  ;&quot;&quot;)" office:value-type="string" office:string-value="(educts=((itemType=GoldOre,amount=1),(itemType=Coal,amount=1)),products=((itemType=GoldCoins,amount=1)),craftDuration=8)">
            <text:p>(educts=((itemType=GoldOre,amount=1),(itemType=Coal,amount=1)),products=((itemType=GoldCoins,amount=1)),craftDuration=8)</text:p>
          </table:table-cell>
          <table:table-cell office:value-type="float" office:value="8">
            <text:p>8</text:p>
          </table:table-cell>
          <table:table-cell office:value-type="string">
            <text:p>GoldOre</text:p>
          </table:table-cell>
          <table:table-cell office:value-type="float" office:value="1">
            <text:p>1</text:p>
          </table:table-cell>
          <table:table-cell office:value-type="string">
            <text:p>Coal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GoldCoins</text:p>
          </table:table-cell>
          <table:table-cell office:value-type="float" office:value="1">
            <text:p>1</text:p>
          </table:table-cell>
          <table:table-cell table:number-columns-repeated="4"/>
          <table:table-cell/>
          <table:table-cell table:style-name="Default"/>
          <table:table-cell table:number-columns-repeated="4"/>
        </table:table-row>
        <table:table-row table:style-name="ro1">
          <table:table-cell table:style-name="ce25" office:value-type="string">
            <text:p>HandAxe</text:p>
          </table:table-cell>
          <table:table-cell table:style-name="ce27" table:formula="of:=IF(AND(NOT(ISBLANK([.C7]));NOT(ISBLANK([.D7]));NOT(ISBLANK([.E7]));NOT(ISBLANK([.J7]));NOT(ISBLANK([.K7])));  &quot;(educts=((itemType=&quot;&amp;[.D7]&amp;&quot;,amount=&quot;&amp;[.E7]&amp;&quot;)&quot;  &amp;IF(AND(NOT(ISBLANK([.F7]));NOT(ISBLANK([.G7])));   &quot;,(itemType=&quot;&amp;[.F7]&amp;&quot;,amount=&quot;&amp;[.G7]&amp;&quot;)&quot;   &amp;IF(AND(NOT(ISBLANK([.H7]));NOT(ISBLANK([.I7])));    &quot;,(itemType=&quot;&amp;[.H7]&amp;&quot;,amount=&quot;&amp;[.I7]&amp;&quot;))&quot;;    &quot;)&quot;)   ;&quot;)&quot;)  &amp;&quot;,products=((itemType=&quot;&amp;[.J7]&amp;&quot;,amount=&quot;&amp;[.K7]&amp;&quot;)&quot;  &amp;IF(AND(NOT(ISBLANK([.L7]));NOT(ISBLANK([.M7])));   &quot;,(itemType=&quot;&amp;[.L7]&amp;&quot;,amount=&quot;&amp;[.M7]&amp;&quot;)&quot;   &amp;IF(AND(NOT(ISBLANK([.N7]));NOT(ISBLANK([.O7])));    &quot;,(itemType=&quot;&amp;[.N7]&amp;&quot;,amount=&quot;&amp;[.O7]&amp;&quot;))&quot;;    &quot;)&quot;)   ;&quot;)&quot;)  &amp;&quot;,craftDuration=&quot;&amp;[.C7]&amp;&quot;)&quot;  ;&quot;&quot;)" office:value-type="string" office:string-value="(educts=((itemType=Lumber,amount=2)),products=((itemType=HandAxe,amount=1)),craftDuration=7)">
            <text:p>(educts=((itemType=Lumber,amount=2)),products=((itemType=HandAxe,amount=1)),craftDuration=7)</text:p>
          </table:table-cell>
          <table:table-cell office:value-type="float" office:value="7">
            <text:p>7</text:p>
          </table:table-cell>
          <table:table-cell office:value-type="string">
            <text:p>Lumber</text:p>
          </table:table-cell>
          <table:table-cell office:value-type="float" office:value="2">
            <text:p>2</text:p>
          </table:table-cell>
          <table:table-cell table:number-columns-repeated="4"/>
          <table:table-cell office:value-type="string">
            <text:p>HandAxe</text:p>
          </table:table-cell>
          <table:table-cell office:value-type="float" office:value="1">
            <text:p>1</text:p>
          </table:table-cell>
          <table:table-cell table:number-columns-repeated="4"/>
          <table:table-cell/>
          <table:table-cell table:style-name="Default"/>
          <table:table-cell table:number-columns-repeated="4"/>
        </table:table-row>
        <table:table-row table:style-name="ro1" table:number-rows-repeated="7">
          <table:table-cell/>
          <table:table-cell table:style-name="ce28"/>
          <table:table-cell table:number-columns-repeated="14"/>
          <table:table-cell table:style-name="Default"/>
          <table:table-cell table:number-columns-repeated="4"/>
        </table:table-row>
        <table:table-row table:style-name="ro1" table:number-rows-repeated="16">
          <table:table-cell/>
          <table:table-cell table:style-name="ce28"/>
          <table:table-cell table:number-columns-repeated="19"/>
        </table:table-row>
        <table:table-row table:style-name="ro1" table:number-rows-repeated="103">
          <table:table-cell/>
          <table:table-cell table:style-name="ce21"/>
          <table:table-cell table:number-columns-repeated="19"/>
        </table:table-row>
        <table:table-row table:style-name="ro1" table:number-rows-repeated="1048442">
          <table:table-cell table:number-columns-repeated="21"/>
        </table:table-row>
        <table:table-row table:style-name="ro1">
          <table:table-cell table:number-columns-repeated="3"/>
          <table:table-cell table:style-name="ce51"/>
          <table:table-cell table:style-name="ce53"/>
          <table:table-cell table:style-name="ce51"/>
          <table:table-cell table:style-name="ce53"/>
          <table:table-cell table:style-name="ce51"/>
          <table:table-cell table:style-name="ce53"/>
          <table:table-cell table:number-columns-repeated="12"/>
        </table:table-row>
      </table:table>
      <table:table table:name="HarvestRecipeList" table:style-name="ta1" table:print="false">
        <table:table-column table:style-name="co18" table:default-cell-style-name="Default"/>
        <table:table-column table:style-name="co8" table:default-cell-style-name="ce22"/>
        <table:table-column table:style-name="co19" table:default-cell-style-name="ce29"/>
        <table:table-column table:style-name="co10" table:default-cell-style-name="ce29"/>
        <table:table-column table:style-name="co11" table:default-cell-style-name="ce29"/>
        <table:table-column table:style-name="co21" table:default-cell-style-name="ce29"/>
        <table:table-column table:style-name="co10" table:default-cell-style-name="ce29"/>
        <table:table-column table:style-name="co11" table:default-cell-style-name="ce25"/>
        <table:table-column table:style-name="co21" table:default-cell-style-name="ce25"/>
        <table:table-column table:style-name="co10" table:default-cell-style-name="Default"/>
        <table:table-column table:style-name="co11" table:default-cell-style-name="ce25"/>
        <table:table-column table:style-name="co21" table:default-cell-style-name="ce25"/>
        <table:table-column table:style-name="co10" table:default-cell-style-name="Default"/>
        <table:table-column table:style-name="co11" table:default-cell-style-name="ce25"/>
        <table:table-column table:style-name="co21" table:default-cell-style-name="ce25"/>
        <table:table-column table:style-name="co10" table:default-cell-style-name="Default"/>
        <table:table-column table:style-name="co11" table:default-cell-style-name="ce25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1">
          <table:table-cell office:value-type="string">
            <text:p>Name</text:p>
          </table:table-cell>
          <table:table-cell table:style-name="ce1" office:value-type="string">
            <text:p>RecipeList</text:p>
          </table:table-cell>
          <table:table-cell table:number-columns-repeated="5" office:value-type="string">
            <text:p>Recipe</text:p>
          </table:table-cell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12">
          <table:table-cell office:value-type="string">
            <text:p>Coalmine</text:p>
          </table:table-cell>
          <table:table-cell table:style-name="ce27" table:formula="of:=IF(NOT(ISBLANK([.$C2]));  &quot;(&quot;  &amp;INDIRECT(ADDRESS(   MATCH([.$C2];[HarvestRecipes.$A$1:.$A$500];0);   MATCH(&quot;Recipe&quot;;[HarvestRecipes.$A$1:.$I$1];0);   1;1;&quot;HarvestRecipes&quot;  ))  &amp;IF(NOT(ISBLANK([.$D2]));   &quot;,&quot;   &amp;INDIRECT(ADDRESS(    MATCH([.$D2];[HarvestRecipes.$A$1:.$A$500];0);    MATCH(&quot;Recipe&quot;;[HarvestRecipes.$A$1:.$I$1];0);    1;1;&quot;HarvestRecipes&quot;   ))   &amp;IF(NOT(ISBLANK([.$E2]));    &quot;,&quot;    &amp;INDIRECT(ADDRESS(     MATCH([.$E2];[HarvestRecipes.$A$1:.$A$500];0);     MATCH(&quot;Recipe&quot;;[HarvestRecipes.$A$1:.$I$1];0);     1;1;&quot;HarvestRecipes&quot;    ))    &amp;IF(NOT(ISBLANK([.$F2]));     &quot;,&quot;     &amp;INDIRECT(ADDRESS(      MATCH([.$F2];[HarvestRecipes.$A$1:.$A$500];0);      MATCH(&quot;Recipe&quot;;[HarvestRecipes.$A$1:.$I$1];0);      1;1;&quot;HarvestRecipes&quot;     ))     &amp;IF(NOT(ISBLANK([.$G2]));      &quot;,&quot;      &amp;INDIRECT(ADDRESS(       MATCH([.$G2];[HarvestRecipes.$A$1:.$A$500];0);       MATCH(&quot;Recipe&quot;;[HarvestRecipes.$A$1:.$I$1];0);       1;1;&quot;HarvestRecipes&quot;      ));     &quot;)&quot;)    ;&quot;)&quot;)   ;&quot;)&quot;)  ;&quot;)&quot;) ;&quot;&quot;)" office:value-type="string" office:string-value="((products=((itemType=Coal,amount=1)),polishDuration=3,interactEnvType=Coalmine))">
            <text:p>((products=((itemType=Coal,amount=1)),polishDuration=3,interactEnvType=Coalmine))</text:p>
          </table:table-cell>
          <table:table-cell table:style-name="Default" office:value-type="string">
            <text:p>MineCoal</text:p>
          </table:table-cell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26">
          <table:table-cell office:value-type="string">
            <text:p>Farm</text:p>
          </table:table-cell>
          <table:table-cell table:style-name="ce27" table:formula="of:=IF(NOT(ISBLANK([.$C3]));  &quot;(&quot;  &amp;INDIRECT(ADDRESS(   MATCH([.$C3];[HarvestRecipes.$A$1:.$A$500];0);   MATCH(&quot;Recipe&quot;;[HarvestRecipes.$A$1:.$I$1];0);   1;1;&quot;HarvestRecipes&quot;  ))  &amp;IF(NOT(ISBLANK([.$D3]));   &quot;,&quot;   &amp;INDIRECT(ADDRESS(    MATCH([.$D3];[HarvestRecipes.$A$1:.$A$500];0);    MATCH(&quot;Recipe&quot;;[HarvestRecipes.$A$1:.$I$1];0);    1;1;&quot;HarvestRecipes&quot;   ))   &amp;IF(NOT(ISBLANK([.$E3]));    &quot;,&quot;    &amp;INDIRECT(ADDRESS(     MATCH([.$E3];[HarvestRecipes.$A$1:.$A$500];0);     MATCH(&quot;Recipe&quot;;[HarvestRecipes.$A$1:.$I$1];0);     1;1;&quot;HarvestRecipes&quot;    ))    &amp;IF(NOT(ISBLANK([.$F3]));     &quot;,&quot;     &amp;INDIRECT(ADDRESS(      MATCH([.$F3];[HarvestRecipes.$A$1:.$A$500];0);      MATCH(&quot;Recipe&quot;;[HarvestRecipes.$A$1:.$I$1];0);      1;1;&quot;HarvestRecipes&quot;     ))     &amp;IF(NOT(ISBLANK([.$G3]));      &quot;,&quot;      &amp;INDIRECT(ADDRESS(       MATCH([.$G3];[HarvestRecipes.$A$1:.$A$500];0);       MATCH(&quot;Recipe&quot;;[HarvestRecipes.$A$1:.$I$1];0);       1;1;&quot;HarvestRecipes&quot;      ));     &quot;)&quot;)    ;&quot;)&quot;)   ;&quot;)&quot;)  ;&quot;)&quot;) ;&quot;&quot;)" office:value-type="string" office:string-value="((products=((itemType=Wheat,amount=1)),polishDuration=3,interactEnvType=Wheat))">
            <text:p>((products=((itemType=Wheat,amount=1)),polishDuration=3,interactEnvType=Wheat))</text:p>
          </table:table-cell>
          <table:table-cell table:style-name="Default" office:value-type="string">
            <text:p>FarmWheat</text:p>
          </table:table-cell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22">
          <table:table-cell office:value-type="string">
            <text:p>Goldmine</text:p>
          </table:table-cell>
          <table:table-cell table:style-name="ce27" table:formula="of:=IF(NOT(ISBLANK([.$C4]));  &quot;(&quot;  &amp;INDIRECT(ADDRESS(   MATCH([.$C4];[HarvestRecipes.$A$1:.$A$500];0);   MATCH(&quot;Recipe&quot;;[HarvestRecipes.$A$1:.$I$1];0);   1;1;&quot;HarvestRecipes&quot;  ))  &amp;IF(NOT(ISBLANK([.$D4]));   &quot;,&quot;   &amp;INDIRECT(ADDRESS(    MATCH([.$D4];[HarvestRecipes.$A$1:.$A$500];0);    MATCH(&quot;Recipe&quot;;[HarvestRecipes.$A$1:.$I$1];0);    1;1;&quot;HarvestRecipes&quot;   ))   &amp;IF(NOT(ISBLANK([.$E4]));    &quot;,&quot;    &amp;INDIRECT(ADDRESS(     MATCH([.$E4];[HarvestRecipes.$A$1:.$A$500];0);     MATCH(&quot;Recipe&quot;;[HarvestRecipes.$A$1:.$I$1];0);     1;1;&quot;HarvestRecipes&quot;    ))    &amp;IF(NOT(ISBLANK([.$F4]));     &quot;,&quot;     &amp;INDIRECT(ADDRESS(      MATCH([.$F4];[HarvestRecipes.$A$1:.$A$500];0);      MATCH(&quot;Recipe&quot;;[HarvestRecipes.$A$1:.$I$1];0);      1;1;&quot;HarvestRecipes&quot;     ))     &amp;IF(NOT(ISBLANK([.$G4]));      &quot;,&quot;      &amp;INDIRECT(ADDRESS(       MATCH([.$G4];[HarvestRecipes.$A$1:.$A$500];0);       MATCH(&quot;Recipe&quot;;[HarvestRecipes.$A$1:.$I$1];0);       1;1;&quot;HarvestRecipes&quot;      ));     &quot;)&quot;)    ;&quot;)&quot;)   ;&quot;)&quot;)  ;&quot;)&quot;) ;&quot;&quot;)" office:value-type="string" office:string-value="((products=((itemType=GoldOre,amount=1)),polishDuration=2,interactEnvType=Goldmine))">
            <text:p>((products=((itemType=GoldOre,amount=1)),polishDuration=2,interactEnvType=Goldmine))</text:p>
          </table:table-cell>
          <table:table-cell office:value-type="string">
            <text:p>MineGoldOre</text:p>
          </table:table-cell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>
            <text:p>Ironmine</text:p>
          </table:table-cell>
          <table:table-cell table:style-name="ce27" table:formula="of:=IF(NOT(ISBLANK([.$C5]));  &quot;(&quot;  &amp;INDIRECT(ADDRESS(   MATCH([.$C5];[HarvestRecipes.$A$1:.$A$500];0);   MATCH(&quot;Recipe&quot;;[HarvestRecipes.$A$1:.$I$1];0);   1;1;&quot;HarvestRecipes&quot;  ))  &amp;IF(NOT(ISBLANK([.$D5]));   &quot;,&quot;   &amp;INDIRECT(ADDRESS(    MATCH([.$D5];[HarvestRecipes.$A$1:.$A$500];0);    MATCH(&quot;Recipe&quot;;[HarvestRecipes.$A$1:.$I$1];0);    1;1;&quot;HarvestRecipes&quot;   ))   &amp;IF(NOT(ISBLANK([.$E5]));    &quot;,&quot;    &amp;INDIRECT(ADDRESS(     MATCH([.$E5];[HarvestRecipes.$A$1:.$A$500];0);     MATCH(&quot;Recipe&quot;;[HarvestRecipes.$A$1:.$I$1];0);     1;1;&quot;HarvestRecipes&quot;    ))    &amp;IF(NOT(ISBLANK([.$F5]));     &quot;,&quot;     &amp;INDIRECT(ADDRESS(      MATCH([.$F5];[HarvestRecipes.$A$1:.$A$500];0);      MATCH(&quot;Recipe&quot;;[HarvestRecipes.$A$1:.$I$1];0);      1;1;&quot;HarvestRecipes&quot;     ))     &amp;IF(NOT(ISBLANK([.$G5]));      &quot;,&quot;      &amp;INDIRECT(ADDRESS(       MATCH([.$G5];[HarvestRecipes.$A$1:.$A$500];0);       MATCH(&quot;Recipe&quot;;[HarvestRecipes.$A$1:.$I$1];0);       1;1;&quot;HarvestRecipes&quot;      ));     &quot;)&quot;)    ;&quot;)&quot;)   ;&quot;)&quot;)  ;&quot;)&quot;) ;&quot;&quot;)" office:value-type="string" office:string-value="((products=((itemType=IronOre,amount=1)),polishDuration=2,interactEnvType=Ironmine))">
            <text:p>((products=((itemType=IronOre,amount=1)),polishDuration=2,interactEnvType=Ironmine))</text:p>
          </table:table-cell>
          <table:table-cell office:value-type="string">
            <text:p>MineIronOre</text:p>
          </table:table-cell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>
            <text:p>Quarry</text:p>
          </table:table-cell>
          <table:table-cell table:style-name="ce27" table:formula="of:=IF(NOT(ISBLANK([.$C6]));  &quot;(&quot;  &amp;INDIRECT(ADDRESS(   MATCH([.$C6];[HarvestRecipes.$A$1:.$A$500];0);   MATCH(&quot;Recipe&quot;;[HarvestRecipes.$A$1:.$I$1];0);   1;1;&quot;HarvestRecipes&quot;  ))  &amp;IF(NOT(ISBLANK([.$D6]));   &quot;,&quot;   &amp;INDIRECT(ADDRESS(    MATCH([.$D6];[HarvestRecipes.$A$1:.$A$500];0);    MATCH(&quot;Recipe&quot;;[HarvestRecipes.$A$1:.$I$1];0);    1;1;&quot;HarvestRecipes&quot;   ))   &amp;IF(NOT(ISBLANK([.$E6]));    &quot;,&quot;    &amp;INDIRECT(ADDRESS(     MATCH([.$E6];[HarvestRecipes.$A$1:.$A$500];0);     MATCH(&quot;Recipe&quot;;[HarvestRecipes.$A$1:.$I$1];0);     1;1;&quot;HarvestRecipes&quot;    ))    &amp;IF(NOT(ISBLANK([.$F6]));     &quot;,&quot;     &amp;INDIRECT(ADDRESS(      MATCH([.$F6];[HarvestRecipes.$A$1:.$A$500];0);      MATCH(&quot;Recipe&quot;;[HarvestRecipes.$A$1:.$I$1];0);      1;1;&quot;HarvestRecipes&quot;     ))     &amp;IF(NOT(ISBLANK([.$G6]));      &quot;,&quot;      &amp;INDIRECT(ADDRESS(       MATCH([.$G6];[HarvestRecipes.$A$1:.$A$500];0);       MATCH(&quot;Recipe&quot;;[HarvestRecipes.$A$1:.$I$1];0);       1;1;&quot;HarvestRecipes&quot;      ));     &quot;)&quot;)    ;&quot;)&quot;)   ;&quot;)&quot;)  ;&quot;)&quot;) ;&quot;&quot;)" office:value-type="string" office:string-value="((products=((itemType=Stone,amount=2)),polishDuration=6,interactEnvType=Stone))">
            <text:p>((products=((itemType=Stone,amount=2)),polishDuration=6,interactEnvType=Stone))</text:p>
          </table:table-cell>
          <table:table-cell office:value-type="string">
            <text:p>QuarryStone</text:p>
          </table:table-cell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>
            <text:p>Woodcutters</text:p>
          </table:table-cell>
          <table:table-cell table:style-name="ce27" table:formula="of:=IF(NOT(ISBLANK([.$C7]));  &quot;(&quot;  &amp;INDIRECT(ADDRESS(   MATCH([.$C7];[HarvestRecipes.$A$1:.$A$500];0);   MATCH(&quot;Recipe&quot;;[HarvestRecipes.$A$1:.$I$1];0);   1;1;&quot;HarvestRecipes&quot;  ))  &amp;IF(NOT(ISBLANK([.$D7]));   &quot;,&quot;   &amp;INDIRECT(ADDRESS(    MATCH([.$D7];[HarvestRecipes.$A$1:.$A$500];0);    MATCH(&quot;Recipe&quot;;[HarvestRecipes.$A$1:.$I$1];0);    1;1;&quot;HarvestRecipes&quot;   ))   &amp;IF(NOT(ISBLANK([.$E7]));    &quot;,&quot;    &amp;INDIRECT(ADDRESS(     MATCH([.$E7];[HarvestRecipes.$A$1:.$A$500];0);     MATCH(&quot;Recipe&quot;;[HarvestRecipes.$A$1:.$I$1];0);     1;1;&quot;HarvestRecipes&quot;    ))    &amp;IF(NOT(ISBLANK([.$F7]));     &quot;,&quot;     &amp;INDIRECT(ADDRESS(      MATCH([.$F7];[HarvestRecipes.$A$1:.$A$500];0);      MATCH(&quot;Recipe&quot;;[HarvestRecipes.$A$1:.$I$1];0);      1;1;&quot;HarvestRecipes&quot;     ))     &amp;IF(NOT(ISBLANK([.$G7]));      &quot;,&quot;      &amp;INDIRECT(ADDRESS(       MATCH([.$G7];[HarvestRecipes.$A$1:.$A$500];0);       MATCH(&quot;Recipe&quot;;[HarvestRecipes.$A$1:.$I$1];0);       1;1;&quot;HarvestRecipes&quot;      ));     &quot;)&quot;)    ;&quot;)&quot;)   ;&quot;)&quot;)  ;&quot;)&quot;) ;&quot;&quot;)" office:value-type="string" office:string-value="((products=((itemType=Log,amount=2)),polishDuration=4,interactEnvType=Tree))">
            <text:p>((products=((itemType=Log,amount=2)),polishDuration=4,interactEnvType=Tree))</text:p>
          </table:table-cell>
          <table:table-cell table:style-name="Default" office:value-type="string">
            <text:p>WoodcuttersLog</text:p>
          </table:table-cell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table:style-name="ce27" table:formula="of:=IF(NOT(ISBLANK([.$C8]));  &quot;(&quot;  &amp;INDIRECT(ADDRESS(   MATCH([.$C8];[HarvestRecipes.$A$1:.$A$500];0);   MATCH(&quot;Recipe&quot;;[HarvestRecipes.$A$1:.$I$1];0);   1;1;&quot;HarvestRecipes&quot;  ))  &amp;IF(NOT(ISBLANK([.$D8]));   &quot;,&quot;   &amp;INDIRECT(ADDRESS(    MATCH([.$D8];[HarvestRecipes.$A$1:.$A$500];0);    MATCH(&quot;Recipe&quot;;[HarvestRecipes.$A$1:.$I$1];0);    1;1;&quot;HarvestRecipes&quot;   ))   &amp;IF(NOT(ISBLANK([.$E8]));    &quot;,&quot;    &amp;INDIRECT(ADDRESS(     MATCH([.$E8];[HarvestRecipes.$A$1:.$A$500];0);     MATCH(&quot;Recipe&quot;;[HarvestRecipes.$A$1:.$I$1];0);     1;1;&quot;HarvestRecipes&quot;    ))    &amp;IF(NOT(ISBLANK([.$F8]));     &quot;,&quot;     &amp;INDIRECT(ADDRESS(      MATCH([.$F8];[HarvestRecipes.$A$1:.$A$500];0);      MATCH(&quot;Recipe&quot;;[HarvestRecipes.$A$1:.$I$1];0);      1;1;&quot;HarvestRecipes&quot;     ))     &amp;IF(NOT(ISBLANK([.$G8]));      &quot;,&quot;      &amp;INDIRECT(ADDRESS(       MATCH([.$G8];[HarvestRecipes.$A$1:.$A$500];0);       MATCH(&quot;Recipe&quot;;[HarvestRecipes.$A$1:.$I$1];0);       1;1;&quot;HarvestRecipes&quot;      ));     &quot;)&quot;)    ;&quot;)&quot;)   ;&quot;)&quot;)  ;&quot;)&quot;) ;&quot;&quot;)">
            <text:p/>
          </table:table-cell>
          <table:table-cell table:number-columns-repeated="5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table:style-name="ce27" table:formula="of:=IF(NOT(ISBLANK([.$C9]));  &quot;(&quot;  &amp;INDIRECT(ADDRESS(   MATCH([.$C9];[HarvestRecipes.$A$1:.$A$500];0);   MATCH(&quot;Recipe&quot;;[HarvestRecipes.$A$1:.$I$1];0);   1;1;&quot;HarvestRecipes&quot;  ))  &amp;IF(NOT(ISBLANK([.$D9]));   &quot;,&quot;   &amp;INDIRECT(ADDRESS(    MATCH([.$D9];[HarvestRecipes.$A$1:.$A$500];0);    MATCH(&quot;Recipe&quot;;[HarvestRecipes.$A$1:.$I$1];0);    1;1;&quot;HarvestRecipes&quot;   ))   &amp;IF(NOT(ISBLANK([.$E9]));    &quot;,&quot;    &amp;INDIRECT(ADDRESS(     MATCH([.$E9];[HarvestRecipes.$A$1:.$A$500];0);     MATCH(&quot;Recipe&quot;;[HarvestRecipes.$A$1:.$I$1];0);     1;1;&quot;HarvestRecipes&quot;    ))    &amp;IF(NOT(ISBLANK([.$F9]));     &quot;,&quot;     &amp;INDIRECT(ADDRESS(      MATCH([.$F9];[HarvestRecipes.$A$1:.$A$500];0);      MATCH(&quot;Recipe&quot;;[HarvestRecipes.$A$1:.$I$1];0);      1;1;&quot;HarvestRecipes&quot;     ))     &amp;IF(NOT(ISBLANK([.$G9]));      &quot;,&quot;      &amp;INDIRECT(ADDRESS(       MATCH([.$G9];[HarvestRecipes.$A$1:.$A$500];0);       MATCH(&quot;Recipe&quot;;[HarvestRecipes.$A$1:.$I$1];0);       1;1;&quot;HarvestRecipes&quot;      ));     &quot;)&quot;)    ;&quot;)&quot;)   ;&quot;)&quot;)  ;&quot;)&quot;) ;&quot;&quot;)">
            <text:p/>
          </table:table-cell>
          <table:table-cell table:number-columns-repeated="5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table:style-name="ce27" table:formula="of:=IF(NOT(ISBLANK([.$C10]));  &quot;(&quot;  &amp;INDIRECT(ADDRESS(   MATCH([.$C10];[HarvestRecipes.$A$1:.$A$500];0);   MATCH(&quot;Recipe&quot;;[HarvestRecipes.$A$1:.$I$1];0);   1;1;&quot;HarvestRecipes&quot;  ))  &amp;IF(NOT(ISBLANK([.$D10]));   &quot;,&quot;   &amp;INDIRECT(ADDRESS(    MATCH([.$D10];[HarvestRecipes.$A$1:.$A$500];0);    MATCH(&quot;Recipe&quot;;[HarvestRecipes.$A$1:.$I$1];0);    1;1;&quot;HarvestRecipes&quot;   ))   &amp;IF(NOT(ISBLANK([.$E10]));    &quot;,&quot;    &amp;INDIRECT(ADDRESS(     MATCH([.$E10];[HarvestRecipes.$A$1:.$A$500];0);     MATCH(&quot;Recipe&quot;;[HarvestRecipes.$A$1:.$I$1];0);     1;1;&quot;HarvestRecipes&quot;    ))    &amp;IF(NOT(ISBLANK([.$F10]));     &quot;,&quot;     &amp;INDIRECT(ADDRESS(      MATCH([.$F10];[HarvestRecipes.$A$1:.$A$500];0);      MATCH(&quot;Recipe&quot;;[HarvestRecipes.$A$1:.$I$1];0);      1;1;&quot;HarvestRecipes&quot;     ))     &amp;IF(NOT(ISBLANK([.$G10]));      &quot;,&quot;      &amp;INDIRECT(ADDRESS(       MATCH([.$G10];[HarvestRecipes.$A$1:.$A$500];0);       MATCH(&quot;Recipe&quot;;[HarvestRecipes.$A$1:.$I$1];0);       1;1;&quot;HarvestRecipes&quot;      ));     &quot;)&quot;)    ;&quot;)&quot;)   ;&quot;)&quot;)  ;&quot;)&quot;) ;&quot;&quot;)">
            <text:p/>
          </table:table-cell>
          <table:table-cell table:number-columns-repeated="5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table:style-name="ce27" table:formula="of:=IF(NOT(ISBLANK([.$C11]));  &quot;(&quot;  &amp;INDIRECT(ADDRESS(   MATCH([.$C11];[HarvestRecipes.$A$1:.$A$500];0);   MATCH(&quot;Recipe&quot;;[HarvestRecipes.$A$1:.$I$1];0);   1;1;&quot;HarvestRecipes&quot;  ))  &amp;IF(NOT(ISBLANK([.$D11]));   &quot;,&quot;   &amp;INDIRECT(ADDRESS(    MATCH([.$D11];[HarvestRecipes.$A$1:.$A$500];0);    MATCH(&quot;Recipe&quot;;[HarvestRecipes.$A$1:.$I$1];0);    1;1;&quot;HarvestRecipes&quot;   ))   &amp;IF(NOT(ISBLANK([.$E11]));    &quot;,&quot;    &amp;INDIRECT(ADDRESS(     MATCH([.$E11];[HarvestRecipes.$A$1:.$A$500];0);     MATCH(&quot;Recipe&quot;;[HarvestRecipes.$A$1:.$I$1];0);     1;1;&quot;HarvestRecipes&quot;    ))    &amp;IF(NOT(ISBLANK([.$F11]));     &quot;,&quot;     &amp;INDIRECT(ADDRESS(      MATCH([.$F11];[HarvestRecipes.$A$1:.$A$500];0);      MATCH(&quot;Recipe&quot;;[HarvestRecipes.$A$1:.$I$1];0);      1;1;&quot;HarvestRecipes&quot;     ))     &amp;IF(NOT(ISBLANK([.$G11]));      &quot;,&quot;      &amp;INDIRECT(ADDRESS(       MATCH([.$G11];[HarvestRecipes.$A$1:.$A$500];0);       MATCH(&quot;Recipe&quot;;[HarvestRecipes.$A$1:.$I$1];0);       1;1;&quot;HarvestRecipes&quot;      ));     &quot;)&quot;)    ;&quot;)&quot;)   ;&quot;)&quot;)  ;&quot;)&quot;) ;&quot;&quot;)">
            <text:p/>
          </table:table-cell>
          <table:table-cell table:number-columns-repeated="5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table:style-name="ce27" table:formula="of:=IF(NOT(ISBLANK([.$C12]));  &quot;(&quot;  &amp;INDIRECT(ADDRESS(   MATCH([.$C12];[HarvestRecipes.$A$1:.$A$500];0);   MATCH(&quot;Recipe&quot;;[HarvestRecipes.$A$1:.$I$1];0);   1;1;&quot;HarvestRecipes&quot;  ))  &amp;IF(NOT(ISBLANK([.$D12]));   &quot;,&quot;   &amp;INDIRECT(ADDRESS(    MATCH([.$D12];[HarvestRecipes.$A$1:.$A$500];0);    MATCH(&quot;Recipe&quot;;[HarvestRecipes.$A$1:.$I$1];0);    1;1;&quot;HarvestRecipes&quot;   ))   &amp;IF(NOT(ISBLANK([.$E12]));    &quot;,&quot;    &amp;INDIRECT(ADDRESS(     MATCH([.$E12];[HarvestRecipes.$A$1:.$A$500];0);     MATCH(&quot;Recipe&quot;;[HarvestRecipes.$A$1:.$I$1];0);     1;1;&quot;HarvestRecipes&quot;    ))    &amp;IF(NOT(ISBLANK([.$F12]));     &quot;,&quot;     &amp;INDIRECT(ADDRESS(      MATCH([.$F12];[HarvestRecipes.$A$1:.$A$500];0);      MATCH(&quot;Recipe&quot;;[HarvestRecipes.$A$1:.$I$1];0);      1;1;&quot;HarvestRecipes&quot;     ))     &amp;IF(NOT(ISBLANK([.$G12]));      &quot;,&quot;      &amp;INDIRECT(ADDRESS(       MATCH([.$G12];[HarvestRecipes.$A$1:.$A$500];0);       MATCH(&quot;Recipe&quot;;[HarvestRecipes.$A$1:.$I$1];0);       1;1;&quot;HarvestRecipes&quot;      ));     &quot;)&quot;)    ;&quot;)&quot;)   ;&quot;)&quot;)  ;&quot;)&quot;) ;&quot;&quot;)">
            <text:p/>
          </table:table-cell>
          <table:table-cell table:number-columns-repeated="5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table:style-name="ce27" table:formula="of:=IF(NOT(ISBLANK([.$C13]));  &quot;(&quot;  &amp;INDIRECT(ADDRESS(   MATCH([.$C13];[HarvestRecipes.$A$1:.$A$500];0);   MATCH(&quot;Recipe&quot;;[HarvestRecipes.$A$1:.$I$1];0);   1;1;&quot;HarvestRecipes&quot;  ))  &amp;IF(NOT(ISBLANK([.$D13]));   &quot;,&quot;   &amp;INDIRECT(ADDRESS(    MATCH([.$D13];[HarvestRecipes.$A$1:.$A$500];0);    MATCH(&quot;Recipe&quot;;[HarvestRecipes.$A$1:.$I$1];0);    1;1;&quot;HarvestRecipes&quot;   ))   &amp;IF(NOT(ISBLANK([.$E13]));    &quot;,&quot;    &amp;INDIRECT(ADDRESS(     MATCH([.$E13];[HarvestRecipes.$A$1:.$A$500];0);     MATCH(&quot;Recipe&quot;;[HarvestRecipes.$A$1:.$I$1];0);     1;1;&quot;HarvestRecipes&quot;    ))    &amp;IF(NOT(ISBLANK([.$F13]));     &quot;,&quot;     &amp;INDIRECT(ADDRESS(      MATCH([.$F13];[HarvestRecipes.$A$1:.$A$500];0);      MATCH(&quot;Recipe&quot;;[HarvestRecipes.$A$1:.$I$1];0);      1;1;&quot;HarvestRecipes&quot;     ))     &amp;IF(NOT(ISBLANK([.$G13]));      &quot;,&quot;      &amp;INDIRECT(ADDRESS(       MATCH([.$G13];[HarvestRecipes.$A$1:.$A$500];0);       MATCH(&quot;Recipe&quot;;[HarvestRecipes.$A$1:.$I$1];0);       1;1;&quot;HarvestRecipes&quot;      ));     &quot;)&quot;)    ;&quot;)&quot;)   ;&quot;)&quot;)  ;&quot;)&quot;) ;&quot;&quot;)">
            <text:p/>
          </table:table-cell>
          <table:table-cell table:number-columns-repeated="5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table:style-name="ce27" table:formula="of:=IF(NOT(ISBLANK([.$C14]));  &quot;(&quot;  &amp;INDIRECT(ADDRESS(   MATCH([.$C14];[HarvestRecipes.$A$1:.$A$500];0);   MATCH(&quot;Recipe&quot;;[HarvestRecipes.$A$1:.$I$1];0);   1;1;&quot;HarvestRecipes&quot;  ))  &amp;IF(NOT(ISBLANK([.$D14]));   &quot;,&quot;   &amp;INDIRECT(ADDRESS(    MATCH([.$D14];[HarvestRecipes.$A$1:.$A$500];0);    MATCH(&quot;Recipe&quot;;[HarvestRecipes.$A$1:.$I$1];0);    1;1;&quot;HarvestRecipes&quot;   ))   &amp;IF(NOT(ISBLANK([.$E14]));    &quot;,&quot;    &amp;INDIRECT(ADDRESS(     MATCH([.$E14];[HarvestRecipes.$A$1:.$A$500];0);     MATCH(&quot;Recipe&quot;;[HarvestRecipes.$A$1:.$I$1];0);     1;1;&quot;HarvestRecipes&quot;    ))    &amp;IF(NOT(ISBLANK([.$F14]));     &quot;,&quot;     &amp;INDIRECT(ADDRESS(      MATCH([.$F14];[HarvestRecipes.$A$1:.$A$500];0);      MATCH(&quot;Recipe&quot;;[HarvestRecipes.$A$1:.$I$1];0);      1;1;&quot;HarvestRecipes&quot;     ))     &amp;IF(NOT(ISBLANK([.$G14]));      &quot;,&quot;      &amp;INDIRECT(ADDRESS(       MATCH([.$G14];[HarvestRecipes.$A$1:.$A$500];0);       MATCH(&quot;Recipe&quot;;[HarvestRecipes.$A$1:.$I$1];0);       1;1;&quot;HarvestRecipes&quot;      ));     &quot;)&quot;)    ;&quot;)&quot;)   ;&quot;)&quot;)  ;&quot;)&quot;) ;&quot;&quot;)">
            <text:p/>
          </table:table-cell>
          <table:table-cell table:number-columns-repeated="5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table:style-name="ce27" table:formula="of:=IF(NOT(ISBLANK([.$C15]));  &quot;(&quot;  &amp;INDIRECT(ADDRESS(   MATCH([.$C15];[HarvestRecipes.$A$1:.$A$500];0);   MATCH(&quot;Recipe&quot;;[HarvestRecipes.$A$1:.$I$1];0);   1;1;&quot;HarvestRecipes&quot;  ))  &amp;IF(NOT(ISBLANK([.$D15]));   &quot;,&quot;   &amp;INDIRECT(ADDRESS(    MATCH([.$D15];[HarvestRecipes.$A$1:.$A$500];0);    MATCH(&quot;Recipe&quot;;[HarvestRecipes.$A$1:.$I$1];0);    1;1;&quot;HarvestRecipes&quot;   ))   &amp;IF(NOT(ISBLANK([.$E15]));    &quot;,&quot;    &amp;INDIRECT(ADDRESS(     MATCH([.$E15];[HarvestRecipes.$A$1:.$A$500];0);     MATCH(&quot;Recipe&quot;;[HarvestRecipes.$A$1:.$I$1];0);     1;1;&quot;HarvestRecipes&quot;    ))    &amp;IF(NOT(ISBLANK([.$F15]));     &quot;,&quot;     &amp;INDIRECT(ADDRESS(      MATCH([.$F15];[HarvestRecipes.$A$1:.$A$500];0);      MATCH(&quot;Recipe&quot;;[HarvestRecipes.$A$1:.$I$1];0);      1;1;&quot;HarvestRecipes&quot;     ))     &amp;IF(NOT(ISBLANK([.$G15]));      &quot;,&quot;      &amp;INDIRECT(ADDRESS(       MATCH([.$G15];[HarvestRecipes.$A$1:.$A$500];0);       MATCH(&quot;Recipe&quot;;[HarvestRecipes.$A$1:.$I$1];0);       1;1;&quot;HarvestRecipes&quot;      ));     &quot;)&quot;)    ;&quot;)&quot;)   ;&quot;)&quot;)  ;&quot;)&quot;) ;&quot;&quot;)">
            <text:p/>
          </table:table-cell>
          <table:table-cell table:number-columns-repeated="19"/>
        </table:table-row>
        <table:table-row table:style-name="ro1" table:number-rows-repeated="118">
          <table:table-cell/>
          <table:table-cell table:style-name="ce21"/>
          <table:table-cell table:number-columns-repeated="19"/>
        </table:table-row>
        <table:table-row table:style-name="ro1" table:number-rows-repeated="1048442">
          <table:table-cell table:number-columns-repeated="21"/>
        </table:table-row>
        <table:table-row table:style-name="ro1">
          <table:table-cell table:number-columns-repeated="21"/>
        </table:table-row>
      </table:table>
      <table:table table:name="HarvestRecipes" table:style-name="ta1" table:print="false">
        <table:table-column table:style-name="co19" table:default-cell-style-name="Default"/>
        <table:table-column table:style-name="co8" table:default-cell-style-name="ce22"/>
        <table:table-column table:style-name="co23" table:default-cell-style-name="ce22"/>
        <table:table-column table:style-name="co23" table:default-cell-style-name="ce32"/>
        <table:table-column table:style-name="co10" table:default-cell-style-name="ce24"/>
        <table:table-column table:style-name="co11" table:default-cell-style-name="ce26"/>
        <table:table-column table:style-name="co15" table:default-cell-style-name="ce24"/>
        <table:table-column table:style-name="co16" table:default-cell-style-name="ce26"/>
        <table:table-column table:style-name="co11" table:default-cell-style-name="ce24"/>
        <table:table-column table:style-name="co16" table:default-cell-style-name="ce26"/>
        <table:table-column table:style-name="co10" table:default-cell-style-name="Default"/>
        <table:table-column table:style-name="co11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1" table:default-cell-style-name="Default"/>
        <table:table-column table:style-name="co16" table:default-cell-style-name="Default"/>
        <table:table-column table:style-name="co10" table:default-cell-style-name="Default"/>
        <table:table-column table:style-name="co11" table:default-cell-style-name="ce25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1">
          <table:table-cell table:style-name="ce30" office:value-type="string">
            <text:p>Name</text:p>
          </table:table-cell>
          <table:table-cell table:style-name="ce31" office:value-type="string">
            <text:p>Recipe</text:p>
          </table:table-cell>
          <table:table-cell table:style-name="ce55" office:value-type="string">
            <text:p>InteractEnvType</text:p>
          </table:table-cell>
          <table:table-cell table:style-name="ce29" office:value-type="string">
            <text:p>PolishDuration</text:p>
          </table:table-cell>
          <table:table-cell table:style-name="ce30" office:value-type="string">
            <text:p>ProductItem</text:p>
          </table:table-cell>
          <table:table-cell table:style-name="ce34" office:value-type="string">
            <text:p>ProductAmount</text:p>
          </table:table-cell>
          <table:table-cell table:style-name="ce30" office:value-type="string">
            <text:p>ProductItem</text:p>
          </table:table-cell>
          <table:table-cell table:style-name="ce34" office:value-type="string">
            <text:p>ProductAmount</text:p>
          </table:table-cell>
          <table:table-cell table:style-name="ce30" office:value-type="string">
            <text:p>ProductItem</text:p>
          </table:table-cell>
          <table:table-cell table:style-name="ce34" office:value-type="string">
            <text:p>ProductAmount</text:p>
          </table:table-cell>
          <table:table-cell table:number-columns-repeated="7"/>
          <table:table-cell table:style-name="Default"/>
          <table:table-cell table:number-columns-repeated="4"/>
        </table:table-row>
        <table:table-row table:style-name="ro12">
          <table:table-cell office:value-type="string">
            <text:p>WoodcuttersLog</text:p>
          </table:table-cell>
          <table:table-cell table:style-name="ce27" table:formula="of:=IF(AND(NOT(ISBLANK([.C2]));NOT(ISBLANK([.D2]));NOT(ISBLANK([.E2]));NOT(ISBLANK([.F2])));  &quot;(products=((itemType=&quot;&amp;[.E2]&amp;&quot;,amount=&quot;&amp;[.F2]&amp;&quot;)&quot;  &amp;IF(AND(NOT(ISBLANK([.G2]));NOT(ISBLANK([.H2])));   &quot;,(itemType=&quot;&amp;[.G2]&amp;&quot;,amount=&quot;&amp;[.H2]&amp;&quot;)&quot;   &amp;IF(AND(NOT(ISBLANK([.I2]));NOT(ISBLANK([.J2])));    &quot;,(itemType=&quot;&amp;[.I2]&amp;&quot;,amount=&quot;&amp;[.J2]&amp;&quot;))&quot;;    &quot;)&quot;)   ;&quot;)&quot;)  &amp;&quot;,polishDuration=&quot;&amp;[.D2]&amp;&quot;,interactEnvType=&quot;&amp;[.C2]&amp;&quot;)&quot;  ;&quot;&quot;)" office:value-type="string" office:string-value="(products=((itemType=Log,amount=2)),polishDuration=4,interactEnvType=Tree)">
            <text:p>(products=((itemType=Log,amount=2)),polishDuration=4,interactEnvType=Tree)</text:p>
          </table:table-cell>
          <table:table-cell table:style-name="ce28" office:value-type="string">
            <text:p>Tree</text:p>
          </table:table-cell>
          <table:table-cell office:value-type="float" office:value="4">
            <text:p>4</text:p>
          </table:table-cell>
          <table:table-cell office:value-type="string">
            <text:p>Log</text:p>
          </table:table-cell>
          <table:table-cell office:value-type="float" office:value="2">
            <text:p>2</text:p>
          </table:table-cell>
          <table:table-cell table:number-columns-repeated="4"/>
          <table:table-cell table:number-columns-repeated="7"/>
          <table:table-cell table:style-name="Default"/>
          <table:table-cell table:number-columns-repeated="4"/>
        </table:table-row>
        <table:table-row table:style-name="ro14">
          <table:table-cell office:value-type="string">
            <text:p>FarmWheat</text:p>
          </table:table-cell>
          <table:table-cell table:style-name="ce27" table:formula="of:=IF(AND(NOT(ISBLANK([.C3]));NOT(ISBLANK([.D3]));NOT(ISBLANK([.E3]));NOT(ISBLANK([.F3])));  &quot;(products=((itemType=&quot;&amp;[.E3]&amp;&quot;,amount=&quot;&amp;[.F3]&amp;&quot;)&quot;  &amp;IF(AND(NOT(ISBLANK([.G3]));NOT(ISBLANK([.H3])));   &quot;,(itemType=&quot;&amp;[.G3]&amp;&quot;,amount=&quot;&amp;[.H3]&amp;&quot;)&quot;   &amp;IF(AND(NOT(ISBLANK([.I3]));NOT(ISBLANK([.J3])));    &quot;,(itemType=&quot;&amp;[.I3]&amp;&quot;,amount=&quot;&amp;[.J3]&amp;&quot;))&quot;;    &quot;)&quot;)   ;&quot;)&quot;)  &amp;&quot;,polishDuration=&quot;&amp;[.D3]&amp;&quot;,interactEnvType=&quot;&amp;[.C3]&amp;&quot;)&quot;  ;&quot;&quot;)" office:value-type="string" office:string-value="(products=((itemType=Wheat,amount=1)),polishDuration=3,interactEnvType=Wheat)">
            <text:p>(products=((itemType=Wheat,amount=1)),polishDuration=3,interactEnvType=Wheat)</text:p>
          </table:table-cell>
          <table:table-cell table:style-name="ce28" office:value-type="string">
            <text:p>Wheat</text:p>
          </table:table-cell>
          <table:table-cell office:value-type="float" office:value="3">
            <text:p>3</text:p>
          </table:table-cell>
          <table:table-cell office:value-type="string">
            <text:p>Wheat</text:p>
          </table:table-cell>
          <table:table-cell office:value-type="float" office:value="1">
            <text:p>1</text:p>
          </table:table-cell>
          <table:table-cell table:number-columns-repeated="4"/>
          <table:table-cell table:number-columns-repeated="7"/>
          <table:table-cell table:style-name="Default"/>
          <table:table-cell table:number-columns-repeated="4"/>
        </table:table-row>
        <table:table-row table:style-name="ro15">
          <table:table-cell office:value-type="string">
            <text:p>QuarryStone</text:p>
          </table:table-cell>
          <table:table-cell table:style-name="ce27" table:formula="of:=IF(AND(NOT(ISBLANK([.C4]));NOT(ISBLANK([.D4]));NOT(ISBLANK([.E4]));NOT(ISBLANK([.F4])));  &quot;(products=((itemType=&quot;&amp;[.E4]&amp;&quot;,amount=&quot;&amp;[.F4]&amp;&quot;)&quot;  &amp;IF(AND(NOT(ISBLANK([.G4]));NOT(ISBLANK([.H4])));   &quot;,(itemType=&quot;&amp;[.G4]&amp;&quot;,amount=&quot;&amp;[.H4]&amp;&quot;)&quot;   &amp;IF(AND(NOT(ISBLANK([.I4]));NOT(ISBLANK([.J4])));    &quot;,(itemType=&quot;&amp;[.I4]&amp;&quot;,amount=&quot;&amp;[.J4]&amp;&quot;))&quot;;    &quot;)&quot;)   ;&quot;)&quot;)  &amp;&quot;,polishDuration=&quot;&amp;[.D4]&amp;&quot;,interactEnvType=&quot;&amp;[.C4]&amp;&quot;)&quot;  ;&quot;&quot;)" office:value-type="string" office:string-value="(products=((itemType=Stone,amount=2)),polishDuration=6,interactEnvType=Stone)">
            <text:p>(products=((itemType=Stone,amount=2)),polishDuration=6,interactEnvType=Stone)</text:p>
          </table:table-cell>
          <table:table-cell table:style-name="ce28" office:value-type="string">
            <text:p>Stone</text:p>
          </table:table-cell>
          <table:table-cell office:value-type="float" office:value="6">
            <text:p>6</text:p>
          </table:table-cell>
          <table:table-cell office:value-type="string">
            <text:p>Stone</text:p>
          </table:table-cell>
          <table:table-cell office:value-type="float" office:value="2">
            <text:p>2</text:p>
          </table:table-cell>
          <table:table-cell table:number-columns-repeated="4"/>
          <table:table-cell table:number-columns-repeated="7"/>
          <table:table-cell table:style-name="Default"/>
          <table:table-cell table:number-columns-repeated="4"/>
        </table:table-row>
        <table:table-row table:style-name="ro16">
          <table:table-cell office:value-type="string">
            <text:p>MineGoldOre</text:p>
          </table:table-cell>
          <table:table-cell table:style-name="ce27" table:formula="of:=IF(AND(NOT(ISBLANK([.C5]));NOT(ISBLANK([.D5]));NOT(ISBLANK([.E5]));NOT(ISBLANK([.F5])));  &quot;(products=((itemType=&quot;&amp;[.E5]&amp;&quot;,amount=&quot;&amp;[.F5]&amp;&quot;)&quot;  &amp;IF(AND(NOT(ISBLANK([.G5]));NOT(ISBLANK([.H5])));   &quot;,(itemType=&quot;&amp;[.G5]&amp;&quot;,amount=&quot;&amp;[.H5]&amp;&quot;)&quot;   &amp;IF(AND(NOT(ISBLANK([.I5]));NOT(ISBLANK([.J5])));    &quot;,(itemType=&quot;&amp;[.I5]&amp;&quot;,amount=&quot;&amp;[.J5]&amp;&quot;))&quot;;    &quot;)&quot;)   ;&quot;)&quot;)  &amp;&quot;,polishDuration=&quot;&amp;[.D5]&amp;&quot;,interactEnvType=&quot;&amp;[.C5]&amp;&quot;)&quot;  ;&quot;&quot;)" office:value-type="string" office:string-value="(products=((itemType=GoldOre,amount=1)),polishDuration=2,interactEnvType=Goldmine)">
            <text:p>(products=((itemType=GoldOre,amount=1)),polishDuration=2,interactEnvType=Goldmine)</text:p>
          </table:table-cell>
          <table:table-cell table:style-name="ce28" office:value-type="string">
            <text:p>Goldmine</text:p>
          </table:table-cell>
          <table:table-cell office:value-type="float" office:value="2">
            <text:p>2</text:p>
          </table:table-cell>
          <table:table-cell office:value-type="string">
            <text:p>GoldOre</text:p>
          </table:table-cell>
          <table:table-cell office:value-type="float" office:value="1">
            <text:p>1</text:p>
          </table:table-cell>
          <table:table-cell table:number-columns-repeated="4"/>
          <table:table-cell table:number-columns-repeated="7"/>
          <table:table-cell table:style-name="Default"/>
          <table:table-cell table:number-columns-repeated="4"/>
        </table:table-row>
        <table:table-row table:style-name="ro1">
          <table:table-cell office:value-type="string">
            <text:p>MineCoal</text:p>
          </table:table-cell>
          <table:table-cell table:style-name="ce27" table:formula="of:=IF(AND(NOT(ISBLANK([.C6]));NOT(ISBLANK([.D6]));NOT(ISBLANK([.E6]));NOT(ISBLANK([.F6])));  &quot;(products=((itemType=&quot;&amp;[.E6]&amp;&quot;,amount=&quot;&amp;[.F6]&amp;&quot;)&quot;  &amp;IF(AND(NOT(ISBLANK([.G6]));NOT(ISBLANK([.H6])));   &quot;,(itemType=&quot;&amp;[.G6]&amp;&quot;,amount=&quot;&amp;[.H6]&amp;&quot;)&quot;   &amp;IF(AND(NOT(ISBLANK([.I6]));NOT(ISBLANK([.J6])));    &quot;,(itemType=&quot;&amp;[.I6]&amp;&quot;,amount=&quot;&amp;[.J6]&amp;&quot;))&quot;;    &quot;)&quot;)   ;&quot;)&quot;)  &amp;&quot;,polishDuration=&quot;&amp;[.D6]&amp;&quot;,interactEnvType=&quot;&amp;[.C6]&amp;&quot;)&quot;  ;&quot;&quot;)" office:value-type="string" office:string-value="(products=((itemType=Coal,amount=1)),polishDuration=3,interactEnvType=Coalmine)">
            <text:p>(products=((itemType=Coal,amount=1)),polishDuration=3,interactEnvType=Coalmine)</text:p>
          </table:table-cell>
          <table:table-cell table:style-name="ce28" office:value-type="string">
            <text:p>Coalmine</text:p>
          </table:table-cell>
          <table:table-cell office:value-type="float" office:value="3">
            <text:p>3</text:p>
          </table:table-cell>
          <table:table-cell office:value-type="string">
            <text:p>Coal</text:p>
          </table:table-cell>
          <table:table-cell office:value-type="float" office:value="1">
            <text:p>1</text:p>
          </table:table-cell>
          <table:table-cell table:number-columns-repeated="4"/>
          <table:table-cell table:number-columns-repeated="7"/>
          <table:table-cell table:style-name="Default"/>
          <table:table-cell table:number-columns-repeated="4"/>
        </table:table-row>
        <table:table-row table:style-name="ro1">
          <table:table-cell office:value-type="string">
            <text:p>MineIronOre</text:p>
          </table:table-cell>
          <table:table-cell table:style-name="ce27" table:formula="of:=IF(AND(NOT(ISBLANK([.C7]));NOT(ISBLANK([.D7]));NOT(ISBLANK([.E7]));NOT(ISBLANK([.F7])));  &quot;(products=((itemType=&quot;&amp;[.E7]&amp;&quot;,amount=&quot;&amp;[.F7]&amp;&quot;)&quot;  &amp;IF(AND(NOT(ISBLANK([.G7]));NOT(ISBLANK([.H7])));   &quot;,(itemType=&quot;&amp;[.G7]&amp;&quot;,amount=&quot;&amp;[.H7]&amp;&quot;)&quot;   &amp;IF(AND(NOT(ISBLANK([.I7]));NOT(ISBLANK([.J7])));    &quot;,(itemType=&quot;&amp;[.I7]&amp;&quot;,amount=&quot;&amp;[.J7]&amp;&quot;))&quot;;    &quot;)&quot;)   ;&quot;)&quot;)  &amp;&quot;,polishDuration=&quot;&amp;[.D7]&amp;&quot;,interactEnvType=&quot;&amp;[.C7]&amp;&quot;)&quot;  ;&quot;&quot;)" office:value-type="string" office:string-value="(products=((itemType=IronOre,amount=1)),polishDuration=2,interactEnvType=Ironmine)">
            <text:p>(products=((itemType=IronOre,amount=1)),polishDuration=2,interactEnvType=Ironmine)</text:p>
          </table:table-cell>
          <table:table-cell table:style-name="ce28" office:value-type="string">
            <text:p>Ironmine</text:p>
          </table:table-cell>
          <table:table-cell office:value-type="float" office:value="2">
            <text:p>2</text:p>
          </table:table-cell>
          <table:table-cell office:value-type="string">
            <text:p>IronOre</text:p>
          </table:table-cell>
          <table:table-cell office:value-type="float" office:value="1">
            <text:p>1</text:p>
          </table:table-cell>
          <table:table-cell table:number-columns-repeated="4"/>
          <table:table-cell table:number-columns-repeated="7"/>
          <table:table-cell table:style-name="Default"/>
          <table:table-cell table:number-columns-repeated="4"/>
        </table:table-row>
        <table:table-row table:style-name="ro1" table:number-rows-repeated="7">
          <table:table-cell/>
          <table:table-cell table:style-name="ce28" table:number-columns-repeated="2"/>
          <table:table-cell table:number-columns-repeated="14"/>
          <table:table-cell table:style-name="Default"/>
          <table:table-cell table:number-columns-repeated="4"/>
        </table:table-row>
        <table:table-row table:style-name="ro1" table:number-rows-repeated="147">
          <table:table-cell/>
          <table:table-cell table:style-name="ce28" table:number-columns-repeated="2"/>
          <table:table-cell table:number-columns-repeated="19"/>
        </table:table-row>
        <table:table-row table:style-name="ro1" table:number-rows-repeated="1048414">
          <table:table-cell table:number-columns-repeated="22"/>
        </table:table-row>
        <table:table-row table:style-name="ro1">
          <table:table-cell table:number-columns-repeated="2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26">26.10.2018</text:date>, <text:time>13:27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1H11M46S</meta:editing-duration>
    <meta:editing-cycles>69</meta:editing-cycles>
    <meta:generator>OpenOffice/4.1.3$Win32 OpenOffice.org_project/413m1$Build-9783</meta:generator>
    <dc:date>2018-10-26T13:27:49.22</dc:date>
    <dc:creator>Felix </dc:creator>
    <meta:document-statistic meta:table-count="9" meta:cell-count="1434" meta:object-count="0"/>
    <meta:user-defined meta:name="Info 1"/>
    <meta:user-defined meta:name="Info 2"/>
    <meta:user-defined meta:name="Info 3"/>
    <meta:user-defined meta:name="Info 4"/>
  </office:meta>
</office:document-meta>
</file>